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7cm" fo:min-width="11.644cm" fo:padding-top="0cm" fo:padding-bottom="0cm" fo:padding-left="0cm" fo:padding-right="0cm"/>
    </style:style>
    <style:style style:name="gr2" style:family="graphic" style:parent-style-name="standard">
      <style:graphic-properties draw:stroke="none" draw:fill="none" draw:textarea-horizontal-align="left" draw:textarea-vertical-align="top" draw:auto-grow-height="true" draw:auto-grow-width="true" fo:min-height="0.408cm" fo:min-width="10.16cm" fo:padding-top="0cm" fo:padding-bottom="0cm" fo:padding-left="0cm" fo:padding-right="0cm"/>
    </style:style>
    <style:style style:name="gr3" style:family="graphic" style:parent-style-name="standard">
      <style:graphic-properties draw:stroke="none" draw:fill="none" draw:textarea-horizontal-align="left" draw:textarea-vertical-align="top" draw:auto-grow-height="true" draw:auto-grow-width="true" fo:min-height="0.404cm" fo:min-width="2.8cm" fo:padding-top="0cm" fo:padding-bottom="0cm" fo:padding-left="0cm" fo:padding-right="0cm"/>
    </style:style>
    <style:style style:name="gr4" style:family="graphic" style:parent-style-name="standard">
      <style:graphic-properties draw:stroke="none" draw:fill="none" draw:textarea-horizontal-align="left" draw:textarea-vertical-align="top" draw:auto-grow-height="true" draw:auto-grow-width="true" fo:min-height="0.404cm" fo:min-width="2.394cm" fo:padding-top="0cm" fo:padding-bottom="0cm" fo:padding-left="0cm" fo:padding-right="0cm"/>
    </style:style>
    <style:style style:name="gr5" style:family="graphic" style:parent-style-name="standard">
      <style:graphic-properties draw:stroke="none" draw:fill="none" draw:textarea-horizontal-align="left" draw:textarea-vertical-align="top" draw:auto-grow-height="true" draw:auto-grow-width="true" fo:min-height="0.404cm" fo:min-width="0.18cm" fo:padding-top="0cm" fo:padding-bottom="0cm" fo:padding-left="0cm" fo:padding-right="0cm"/>
    </style:style>
    <style:style style:name="gr6" style:family="graphic" style:parent-style-name="standard">
      <style:graphic-properties draw:stroke="none" draw:fill="none" draw:fill-color="#ffffff" fo:min-height="4.195cm"/>
    </style:style>
    <style:style style:name="gr7" style:family="graphic" style:parent-style-name="List_20_Paragraph">
      <style:graphic-properties draw:stroke="none" draw:fill="none" draw:fill-color="#ffffff" fo:min-height="0.488cm"/>
    </style:style>
    <style:style style:name="gr8" style:family="graphic" style:parent-style-name="standard">
      <style:graphic-properties draw:stroke="none" draw:fill="none" draw:fill-color="#ffffff" fo:min-height="4.806cm"/>
    </style:style>
    <style:style style:name="gr9" style:family="graphic" style:parent-style-name="List_20_Paragraph">
      <style:graphic-properties draw:stroke="none" draw:fill="none" draw:fill-color="#ffffff" fo:min-height="4.916cm"/>
    </style:style>
    <style:style style:name="gr10" style:family="graphic" style:parent-style-name="standard">
      <style:graphic-properties draw:stroke="none" draw:fill="none" draw:fill-color="#ffffff" fo:min-height="1.023cm"/>
    </style:style>
    <style:style style:name="gr11" style:family="graphic" style:parent-style-name="standard">
      <style:graphic-properties draw:stroke="none" draw:fill="none" draw:fill-color="#ffffff" fo:min-height="0.001cm"/>
    </style:style>
    <style:style style:name="gr12" style:family="graphic" style:parent-style-name="standard">
      <style:graphic-properties draw:stroke="none" draw:fill="solid" draw:fill-color="#000000"/>
    </style:style>
    <style:style style:name="gr13" style:family="graphic" style:parent-style-name="standard">
      <style:graphic-properties draw:stroke="solid" svg:stroke-width="0.003cm" svg:stroke-color="#000000" draw:fill="none" fo:padding-top="0.001cm" fo:padding-bottom="0.001cm" fo:padding-left="0.001cm" fo:padding-right="0.001cm"/>
    </style:style>
    <style:style style:name="gr14" style:family="graphic" style:parent-style-name="standard">
      <style:graphic-properties draw:stroke="solid" svg:stroke-color="#000000" draw:fill="solid" draw:fill-color="#ffffff"/>
    </style:style>
    <style:style style:name="gr15" style:family="graphic" style:parent-style-name="standard">
      <style:graphic-properties draw:stroke="none" draw:fill="none" draw:textarea-horizontal-align="left" draw:textarea-vertical-align="top" draw:auto-grow-height="true" draw:auto-grow-width="true" fo:min-height="0.779cm" fo:min-width="0.698cm" fo:padding-top="0cm" fo:padding-bottom="0cm" fo:padding-left="0cm" fo:padding-right="0cm"/>
    </style:style>
    <style:style style:name="gr16" style:family="graphic" style:parent-style-name="standard">
      <style:graphic-properties draw:stroke="none" draw:fill="none" draw:textarea-horizontal-align="left" draw:textarea-vertical-align="top" draw:auto-grow-height="true" draw:auto-grow-width="true" fo:min-height="0.353cm" fo:min-width="0.724cm" fo:padding-top="0cm" fo:padding-bottom="0cm" fo:padding-left="0cm" fo:padding-right="0cm"/>
    </style:style>
    <style:style style:name="gr17" style:family="graphic" style:parent-style-name="standard">
      <style:graphic-properties draw:stroke="none" draw:fill="none" draw:textarea-horizontal-align="left" draw:textarea-vertical-align="top" draw:auto-grow-height="true" draw:auto-grow-width="true" fo:min-height="0.285cm" fo:min-width="0.229cm" fo:padding-top="0cm" fo:padding-bottom="0cm" fo:padding-left="0cm" fo:padding-right="0cm"/>
    </style:style>
    <style:style style:name="gr18" style:family="graphic" style:parent-style-name="standard">
      <style:graphic-properties draw:stroke="none" draw:fill="none" draw:textarea-horizontal-align="left" draw:textarea-vertical-align="top" draw:auto-grow-height="true" draw:auto-grow-width="true" fo:min-height="0.39cm" fo:min-width="0.826cm" fo:padding-top="0cm" fo:padding-bottom="0cm" fo:padding-left="0cm" fo:padding-right="0cm"/>
    </style:style>
    <style:style style:name="gr19" style:family="graphic" style:parent-style-name="standard">
      <style:graphic-properties draw:stroke="none" draw:fill="none" draw:textarea-horizontal-align="left" draw:textarea-vertical-align="top" draw:auto-grow-height="true" draw:auto-grow-width="true" fo:min-height="0.39cm" fo:min-width="0.569cm" fo:padding-top="0cm" fo:padding-bottom="0cm" fo:padding-left="0cm" fo:padding-right="0cm"/>
    </style:style>
    <style:style style:name="gr20" style:family="graphic" style:parent-style-name="standard">
      <style:graphic-properties draw:stroke="none" draw:fill="none" draw:textarea-horizontal-align="left" draw:textarea-vertical-align="top" draw:auto-grow-height="true" draw:auto-grow-width="true" fo:min-height="0.353cm" fo:min-width="0.725cm" fo:padding-top="0cm" fo:padding-bottom="0cm" fo:padding-left="0cm" fo:padding-right="0cm"/>
    </style:style>
    <style:style style:name="gr21" style:family="graphic" style:parent-style-name="standard">
      <style:graphic-properties draw:stroke="solid" svg:stroke-color="#000000" draw:fill="none"/>
    </style:style>
    <style:style style:name="gr22" style:family="graphic" style:parent-style-name="standard">
      <style:graphic-properties draw:stroke="none" draw:fill="none" draw:textarea-horizontal-align="left" draw:textarea-vertical-align="top" draw:auto-grow-height="true" draw:auto-grow-width="true" fo:min-height="0.285cm" fo:min-width="0.228cm" fo:padding-top="0cm" fo:padding-bottom="0cm" fo:padding-left="0cm" fo:padding-right="0cm"/>
    </style:style>
    <style:style style:name="gr23" style:family="graphic" style:parent-style-name="standard">
      <style:graphic-properties draw:stroke="none" draw:fill="none" draw:textarea-horizontal-align="left" draw:textarea-vertical-align="top" draw:auto-grow-height="true" draw:auto-grow-width="true" fo:min-height="0.293cm" fo:min-width="1.192cm" fo:padding-top="0cm" fo:padding-bottom="0cm" fo:padding-left="0cm" fo:padding-right="0cm"/>
    </style:style>
    <style:style style:name="gr24" style:family="graphic" style:parent-style-name="standard">
      <style:graphic-properties draw:stroke="none" draw:fill="none" draw:textarea-horizontal-align="left" draw:textarea-vertical-align="top" draw:auto-grow-height="true" draw:auto-grow-width="true" fo:min-height="0.583cm" fo:min-width="1.415cm" fo:padding-top="0cm" fo:padding-bottom="0cm" fo:padding-left="0cm" fo:padding-right="0cm"/>
    </style:style>
    <style:style style:name="gr25" style:family="graphic" style:parent-style-name="standard">
      <style:graphic-properties draw:stroke="none" draw:fill="none" draw:textarea-horizontal-align="left" draw:textarea-vertical-align="top" draw:auto-grow-height="true" draw:auto-grow-width="true" fo:min-height="0.584cm" fo:min-width="1.058cm" fo:padding-top="0cm" fo:padding-bottom="0cm" fo:padding-left="0cm" fo:padding-right="0cm"/>
    </style:style>
    <style:style style:name="gr26" style:family="graphic" style:parent-style-name="standard">
      <style:graphic-properties draw:stroke="dash" svg:stroke-color="#000000" draw:fill="none"/>
    </style:style>
    <style:style style:name="gr27" style:family="graphic" style:parent-style-name="standard">
      <style:graphic-properties draw:stroke="none" draw:fill="none" draw:textarea-horizontal-align="left" draw:textarea-vertical-align="top" draw:auto-grow-height="true" draw:auto-grow-width="true" fo:min-height="0.292cm" fo:min-width="0.572cm" fo:padding-top="0cm" fo:padding-bottom="0cm" fo:padding-left="0cm" fo:padding-right="0cm"/>
    </style:style>
    <style:style style:name="gr28" style:family="graphic" style:parent-style-name="standard">
      <style:graphic-properties draw:stroke="none" draw:fill="none" draw:textarea-horizontal-align="left" draw:textarea-vertical-align="top" draw:auto-grow-height="true" draw:auto-grow-width="true" fo:min-height="0.292cm" fo:min-width="0.073cm" fo:padding-top="0cm" fo:padding-bottom="0cm" fo:padding-left="0cm" fo:padding-right="0cm"/>
    </style:style>
    <style:style style:name="gr29" style:family="graphic" style:parent-style-name="standard">
      <style:graphic-properties draw:stroke="none" draw:fill="solid" draw:fill-color="#ffffff"/>
    </style:style>
    <style:style style:name="gr30" style:family="graphic" style:parent-style-name="standard">
      <style:graphic-properties draw:stroke="none" draw:fill="none" draw:textarea-horizontal-align="left" draw:textarea-vertical-align="top" draw:auto-grow-height="true" draw:auto-grow-width="true" fo:min-height="0.293cm" fo:min-width="1.191cm" fo:padding-top="0cm" fo:padding-bottom="0cm" fo:padding-left="0cm" fo:padding-right="0cm"/>
    </style:style>
    <style:style style:name="gr31" style:family="graphic" style:parent-style-name="standard">
      <style:graphic-properties draw:stroke="none" draw:fill="none" draw:textarea-horizontal-align="left" draw:textarea-vertical-align="top" draw:auto-grow-height="true" draw:auto-grow-width="true" fo:min-height="0.584cm" fo:min-width="1.261cm" fo:padding-top="0cm" fo:padding-bottom="0cm" fo:padding-left="0cm" fo:padding-right="0cm"/>
    </style:style>
    <style:style style:name="gr32" style:family="graphic" style:parent-style-name="standard">
      <style:graphic-properties draw:stroke="none" draw:fill="none" draw:textarea-horizontal-align="left" draw:textarea-vertical-align="top" draw:auto-grow-height="true" draw:auto-grow-width="true" fo:min-height="0.293cm" fo:min-width="0.073cm" fo:padding-top="0cm" fo:padding-bottom="0cm" fo:padding-left="0cm" fo:padding-right="0cm"/>
    </style:style>
    <style:style style:name="gr33" style:family="graphic" style:parent-style-name="standard">
      <style:graphic-properties draw:stroke="none" draw:fill="none" draw:textarea-horizontal-align="left" draw:textarea-vertical-align="top" draw:auto-grow-height="true" draw:auto-grow-width="true" fo:min-height="0.292cm" fo:min-width="0.074cm" fo:padding-top="0cm" fo:padding-bottom="0cm" fo:padding-left="0cm" fo:padding-right="0cm"/>
    </style:style>
    <style:style style:name="gr34" style:family="graphic" style:parent-style-name="standard">
      <style:graphic-properties draw:stroke="none" draw:fill="none" draw:fill-color="#ffffff" fo:min-height="1.712cm"/>
    </style:style>
    <style:style style:name="gr35" style:family="graphic" style:parent-style-name="standard">
      <style:graphic-properties draw:stroke="none" draw:fill="none" draw:fill-color="#ffffff" fo:min-height="0.289cm"/>
    </style:style>
    <style:style style:name="gr36" style:family="graphic" style:parent-style-name="standard">
      <style:graphic-properties draw:stroke="none" draw:fill="none" draw:textarea-horizontal-align="left" draw:textarea-vertical-align="top" draw:auto-grow-height="true" draw:auto-grow-width="true" fo:min-height="0.583cm" fo:min-width="1.059cm" fo:padding-top="0cm" fo:padding-bottom="0cm" fo:padding-left="0cm" fo:padding-right="0cm"/>
    </style:style>
    <style:style style:name="gr37" style:family="graphic" style:parent-style-name="standard">
      <style:graphic-properties draw:stroke="none" draw:fill="none" draw:textarea-horizontal-align="left" draw:textarea-vertical-align="top" draw:auto-grow-height="true" draw:auto-grow-width="true" fo:min-height="0.583cm" fo:min-width="1.058cm" fo:padding-top="0cm" fo:padding-bottom="0cm" fo:padding-left="0cm" fo:padding-right="0cm"/>
    </style:style>
    <style:style style:name="gr38" style:family="graphic" style:parent-style-name="standard">
      <style:graphic-properties draw:stroke="none" draw:fill="none" draw:fill-color="#ffffff" fo:min-height="0.288cm"/>
    </style:style>
    <style:style style:name="gr39" style:family="graphic" style:parent-style-name="standard">
      <style:graphic-properties draw:stroke="none" draw:fill="none" draw:textarea-horizontal-align="left" draw:textarea-vertical-align="top" draw:auto-grow-height="true" draw:auto-grow-width="true" fo:min-height="0.584cm" fo:min-width="1.26cm" fo:padding-top="0cm" fo:padding-bottom="0cm" fo:padding-left="0cm" fo:padding-right="0cm"/>
    </style:style>
    <style:style style:name="gr40" style:family="graphic" style:parent-style-name="List_20_Paragraph">
      <style:graphic-properties draw:stroke="none" draw:fill="none" draw:fill-color="#ffffff" fo:min-height="2.596cm"/>
    </style:style>
    <style:style style:name="gr41" style:family="graphic" style:parent-style-name="List_20_Paragraph">
      <style:graphic-properties draw:stroke="none" draw:fill="none" draw:fill-color="#ffffff" fo:min-height="3.038cm"/>
    </style:style>
    <style:style style:name="gr42" style:family="graphic" style:parent-style-name="List_20_Paragraph">
      <style:graphic-properties draw:stroke="none" draw:fill="none" draw:fill-color="#ffffff" fo:min-height="2.154cm"/>
    </style:style>
    <style:style style:name="gr43" style:family="graphic" style:parent-style-name="standard">
      <style:graphic-properties draw:stroke="none" draw:fill="none" draw:textarea-horizontal-align="left" draw:textarea-vertical-align="top" draw:auto-grow-height="true" draw:auto-grow-width="true" fo:min-height="0.353cm" fo:min-width="0.502cm" fo:padding-top="0cm" fo:padding-bottom="0cm" fo:padding-left="0cm" fo:padding-right="0cm"/>
    </style:style>
    <style:style style:name="gr44" style:family="graphic" style:parent-style-name="standard">
      <style:graphic-properties draw:stroke="none" draw:fill="none" draw:textarea-horizontal-align="left" draw:textarea-vertical-align="top" draw:auto-grow-height="true" draw:auto-grow-width="true" fo:min-height="0.353cm" fo:min-width="1.42cm" fo:padding-top="0cm" fo:padding-bottom="0cm" fo:padding-left="0cm" fo:padding-right="0cm"/>
    </style:style>
    <style:style style:name="gr45" style:family="graphic" style:parent-style-name="standard">
      <style:graphic-properties draw:stroke="none" draw:fill="none" draw:textarea-horizontal-align="left" draw:textarea-vertical-align="top" draw:auto-grow-height="true" draw:auto-grow-width="true" fo:min-height="0.353cm" fo:min-width="0.73cm" fo:padding-top="0cm" fo:padding-bottom="0cm" fo:padding-left="0cm" fo:padding-right="0cm"/>
    </style:style>
    <style:style style:name="gr46" style:family="graphic" style:parent-style-name="standard">
      <style:graphic-properties draw:stroke="none" draw:fill="none" draw:textarea-horizontal-align="left" draw:textarea-vertical-align="top" draw:auto-grow-height="true" draw:auto-grow-width="true" fo:min-height="0.353cm" fo:min-width="0.404cm" fo:padding-top="0cm" fo:padding-bottom="0cm" fo:padding-left="0cm" fo:padding-right="0cm"/>
    </style:style>
    <style:style style:name="gr47" style:family="graphic" style:parent-style-name="standard">
      <style:graphic-properties draw:stroke="none" draw:fill="none" draw:textarea-horizontal-align="left" draw:textarea-vertical-align="top" draw:auto-grow-height="true" draw:auto-grow-width="true" fo:min-height="0.353cm" fo:min-width="0.417cm" fo:padding-top="0cm" fo:padding-bottom="0cm" fo:padding-left="0cm" fo:padding-right="0cm"/>
    </style:style>
    <style:style style:name="gr48" style:family="graphic" style:parent-style-name="standard">
      <style:graphic-properties draw:stroke="none" draw:fill="none" draw:textarea-horizontal-align="left" draw:textarea-vertical-align="top" draw:auto-grow-height="true" draw:auto-grow-width="true" fo:min-height="0.285cm" fo:min-width="0.218cm" fo:padding-top="0cm" fo:padding-bottom="0cm" fo:padding-left="0cm" fo:padding-right="0cm"/>
    </style:style>
    <style:style style:name="gr49" style:family="graphic" style:parent-style-name="standard">
      <style:graphic-properties draw:stroke="none" draw:fill="none" draw:textarea-horizontal-align="left" draw:textarea-vertical-align="top" draw:auto-grow-height="true" draw:auto-grow-width="true" fo:min-height="0.353cm" fo:min-width="0.519cm" fo:padding-top="0cm" fo:padding-bottom="0cm" fo:padding-left="0cm" fo:padding-right="0cm"/>
    </style:style>
    <style:style style:name="gr50" style:family="graphic" style:parent-style-name="standard">
      <style:graphic-properties draw:stroke="none" draw:fill="none" draw:textarea-horizontal-align="left" draw:textarea-vertical-align="top" draw:auto-grow-height="true" draw:auto-grow-width="true" fo:min-height="0.319cm" fo:min-width="0.37cm" fo:padding-top="0cm" fo:padding-bottom="0cm" fo:padding-left="0cm" fo:padding-right="0cm"/>
    </style:style>
    <style:style style:name="gr51" style:family="graphic" style:parent-style-name="List_20_Paragraph">
      <style:graphic-properties draw:stroke="none" draw:fill="none" draw:fill-color="#ffffff" fo:min-height="3.48cm"/>
    </style:style>
    <style:style style:name="gr52" style:family="graphic" style:parent-style-name="List_20_Paragraph">
      <style:graphic-properties draw:stroke="none" draw:fill="none" draw:fill-color="#ffffff" fo:min-height="1.27cm"/>
    </style:style>
    <style:style style:name="gr53" style:family="graphic" style:parent-style-name="List_20_Paragraph">
      <style:graphic-properties draw:stroke="none" draw:fill="none" draw:fill-color="#ffffff" fo:min-height="0.386cm"/>
    </style:style>
    <style:style style:name="gr54" style:family="graphic" style:parent-style-name="List_20_Paragraph">
      <style:graphic-properties draw:stroke="none" draw:fill="none" draw:fill-color="#ffffff" fo:min-height="0.828cm"/>
    </style:style>
    <style:style style:name="gr55" style:family="graphic" style:parent-style-name="standard">
      <style:graphic-properties draw:stroke="none" svg:stroke-color="#000000" draw:fill="none" draw:fill-color="#ffffff" draw:textarea-horizontal-align="left" draw:auto-grow-height="true" draw:auto-grow-width="true" fo:min-height="0.386cm" fo:min-width="0.273cm"/>
    </style:style>
    <style:style style:name="gr56" style:family="graphic" style:parent-style-name="standard">
      <style:graphic-properties draw:stroke="none" draw:fill="none" draw:textarea-horizontal-align="left" draw:textarea-vertical-align="top" draw:auto-grow-height="true" draw:auto-grow-width="true" fo:min-height="0.762cm" fo:min-width="0.73cm" fo:padding-top="0cm" fo:padding-bottom="0cm" fo:padding-left="0cm" fo:padding-right="0cm"/>
    </style:style>
    <style:style style:name="gr57" style:family="graphic" style:parent-style-name="standard">
      <style:graphic-properties draw:stroke="none" draw:fill="none" draw:textarea-horizontal-align="left" draw:textarea-vertical-align="top" draw:auto-grow-height="true" draw:auto-grow-width="true" fo:min-height="0.353cm" fo:min-width="5.08cm" fo:padding-top="0cm" fo:padding-bottom="0cm" fo:padding-left="0cm" fo:padding-right="0cm"/>
    </style:style>
    <style:style style:name="gr58" style:family="graphic" style:parent-style-name="standard">
      <style:graphic-properties draw:stroke="dash" svg:stroke-color="#4c4c4c" draw:fill="solid" draw:fill-color="#ffffff"/>
    </style:style>
    <style:style style:name="gr59" style:family="graphic" style:parent-style-name="standard">
      <style:graphic-properties draw:stroke="none" draw:fill="none" draw:textarea-horizontal-align="left" draw:textarea-vertical-align="top" draw:auto-grow-height="true" draw:auto-grow-width="true" fo:min-height="0.276cm" fo:min-width="0.743cm" fo:padding-top="0cm" fo:padding-bottom="0cm" fo:padding-left="0cm" fo:padding-right="0cm"/>
    </style:style>
    <style:style style:name="gr60" style:family="graphic" style:parent-style-name="standard">
      <style:graphic-properties draw:stroke="none" draw:fill="none" draw:textarea-horizontal-align="left" draw:textarea-vertical-align="top" draw:auto-grow-height="true" draw:auto-grow-width="true" fo:min-height="0.276cm" fo:min-width="0.607cm" fo:padding-top="0cm" fo:padding-bottom="0cm" fo:padding-left="0cm" fo:padding-right="0cm"/>
    </style:style>
    <style:style style:name="gr61" style:family="graphic" style:parent-style-name="standard">
      <style:graphic-properties draw:stroke="none" draw:fill="none" draw:textarea-horizontal-align="left" draw:textarea-vertical-align="top" draw:auto-grow-height="true" draw:auto-grow-width="true" fo:min-height="0.319cm" fo:min-width="1.509cm" fo:padding-top="0cm" fo:padding-bottom="0cm" fo:padding-left="0cm" fo:padding-right="0cm"/>
    </style:style>
    <style:style style:name="gr62" style:family="graphic" style:parent-style-name="standard">
      <style:graphic-properties draw:stroke="none" draw:fill="none" draw:textarea-horizontal-align="left" draw:textarea-vertical-align="top" draw:auto-grow-height="true" draw:auto-grow-width="true" fo:min-height="0.39cm" fo:min-width="5.715cm" fo:padding-top="0cm" fo:padding-bottom="0cm" fo:padding-left="0cm" fo:padding-right="0cm"/>
    </style:style>
    <style:style style:name="gr63" style:family="graphic" style:parent-style-name="standard">
      <style:graphic-properties draw:stroke="none" draw:fill="none" draw:textarea-horizontal-align="left" draw:textarea-vertical-align="top" draw:auto-grow-height="true" draw:auto-grow-width="true" fo:min-height="0.39cm" fo:min-width="3.736cm" fo:padding-top="0cm" fo:padding-bottom="0cm" fo:padding-left="0cm" fo:padding-right="0cm"/>
    </style:style>
    <style:style style:name="gr64" style:family="graphic" style:parent-style-name="standard">
      <style:graphic-properties draw:stroke="none" draw:fill="none" draw:textarea-horizontal-align="left" draw:textarea-vertical-align="top" draw:auto-grow-height="true" draw:auto-grow-width="true" fo:min-height="0.276cm" fo:min-width="0.442cm" fo:padding-top="0cm" fo:padding-bottom="0cm" fo:padding-left="0cm" fo:padding-right="0cm"/>
    </style:style>
    <style:style style:name="gr65" style:family="graphic" style:parent-style-name="List_20_Paragraph">
      <style:graphic-properties draw:stroke="none" draw:fill="none" draw:fill-color="#ffffff" fo:min-height="1.712cm"/>
    </style:style>
    <style:style style:name="gr66" style:family="graphic" style:parent-style-name="List_20_Paragraph">
      <style:graphic-properties draw:stroke="none" draw:fill="none" draw:fill-color="#ffffff" fo:min-height="2.097cm"/>
    </style:style>
    <style:style style:name="gr67" style:family="graphic" style:parent-style-name="standard">
      <style:graphic-properties draw:stroke="solid" svg:stroke-color="#4c4c4c" draw:fill="solid" draw:fill-color="#ffffff"/>
    </style:style>
    <style:style style:name="gr68" style:family="graphic" style:parent-style-name="standard">
      <style:graphic-properties draw:stroke="none" draw:fill="none" draw:textarea-horizontal-align="left" draw:textarea-vertical-align="top" draw:auto-grow-height="true" draw:auto-grow-width="true" fo:min-height="0.314cm" fo:min-width="1.089cm" fo:padding-top="0cm" fo:padding-bottom="0cm" fo:padding-left="0cm" fo:padding-right="0cm"/>
    </style:style>
    <style:style style:name="gr69" style:family="graphic" style:parent-style-name="standard">
      <style:graphic-properties draw:stroke="none" draw:fill="none" draw:textarea-horizontal-align="left" draw:textarea-vertical-align="top" draw:auto-grow-height="true" draw:auto-grow-width="true" fo:min-height="0.276cm" fo:min-width="0.455cm" fo:padding-top="0cm" fo:padding-bottom="0cm" fo:padding-left="0cm" fo:padding-right="0cm"/>
    </style:style>
    <style:style style:name="gr70" style:family="graphic" style:parent-style-name="standard">
      <style:graphic-properties draw:stroke="none" draw:fill="none" draw:textarea-horizontal-align="left" draw:textarea-vertical-align="top" draw:auto-grow-height="true" draw:auto-grow-width="true" fo:min-height="0.276cm" fo:min-width="0.205cm" fo:padding-top="0cm" fo:padding-bottom="0cm" fo:padding-left="0cm" fo:padding-right="0cm"/>
    </style:style>
    <style:style style:name="gr71" style:family="graphic" style:parent-style-name="standard">
      <style:graphic-properties draw:stroke="none" draw:fill="none" draw:textarea-horizontal-align="left" draw:textarea-vertical-align="top" draw:auto-grow-height="true" draw:auto-grow-width="true" fo:min-height="0.276cm" fo:min-width="0.387cm" fo:padding-top="0cm" fo:padding-bottom="0cm" fo:padding-left="0cm" fo:padding-right="0cm"/>
    </style:style>
    <style:style style:name="gr72" style:family="graphic" style:parent-style-name="standard">
      <style:graphic-properties draw:stroke="none" draw:fill="none" draw:textarea-horizontal-align="left" draw:textarea-vertical-align="top" draw:auto-grow-height="true" draw:auto-grow-width="true" fo:min-height="0.319cm" fo:min-width="0.878cm" fo:padding-top="0cm" fo:padding-bottom="0cm" fo:padding-left="0cm" fo:padding-right="0cm"/>
    </style:style>
    <style:style style:name="gr73" style:family="graphic" style:parent-style-name="standard">
      <style:graphic-properties draw:stroke="none" draw:fill="none" draw:textarea-horizontal-align="left" draw:textarea-vertical-align="top" draw:auto-grow-height="true" draw:auto-grow-width="true" fo:min-height="0.319cm" fo:min-width="0.722cm" fo:padding-top="0cm" fo:padding-bottom="0cm" fo:padding-left="0cm" fo:padding-right="0cm"/>
    </style:style>
    <style:style style:name="gr74" style:family="graphic" style:parent-style-name="standard">
      <style:graphic-properties draw:stroke="none" draw:fill="none" draw:textarea-horizontal-align="left" draw:textarea-vertical-align="top" draw:auto-grow-height="true" draw:auto-grow-width="true" fo:min-height="0.353cm" fo:min-width="1.403cm" fo:padding-top="0cm" fo:padding-bottom="0cm" fo:padding-left="0cm" fo:padding-right="0cm"/>
    </style:style>
    <style:style style:name="gr75" style:family="graphic" style:parent-style-name="standard">
      <style:graphic-properties draw:stroke="none" draw:fill="none" draw:textarea-horizontal-align="left" draw:textarea-vertical-align="top" draw:auto-grow-height="true" draw:auto-grow-width="true" fo:min-height="0.353cm" fo:min-width="1.535cm" fo:padding-top="0cm" fo:padding-bottom="0cm" fo:padding-left="0cm" fo:padding-right="0cm"/>
    </style:style>
    <style:style style:name="gr76" style:family="graphic" style:parent-style-name="standard">
      <style:graphic-properties draw:stroke="none" draw:fill="none" draw:textarea-horizontal-align="left" draw:textarea-vertical-align="top" draw:auto-grow-height="true" draw:auto-grow-width="true" fo:min-height="0.319cm" fo:min-width="1.211cm" fo:padding-top="0cm" fo:padding-bottom="0cm" fo:padding-left="0cm" fo:padding-right="0cm"/>
    </style:style>
    <style:style style:name="gr77" style:family="graphic" style:parent-style-name="standard">
      <style:graphic-properties draw:stroke="none" draw:fill="none" draw:textarea-horizontal-align="left" draw:textarea-vertical-align="top" draw:auto-grow-height="true" draw:auto-grow-width="true" fo:min-height="0.365cm" fo:min-width="2.635cm" fo:padding-top="0cm" fo:padding-bottom="0cm" fo:padding-left="0cm" fo:padding-right="0cm"/>
    </style:style>
    <style:style style:name="gr78" style:family="graphic" style:parent-style-name="standard">
      <style:graphic-properties draw:stroke="none" draw:fill="none" draw:textarea-horizontal-align="left" draw:textarea-vertical-align="top" draw:auto-grow-height="true" draw:auto-grow-width="true" fo:min-height="0.353cm" fo:min-width="4.837cm" fo:padding-top="0cm" fo:padding-bottom="0cm" fo:padding-left="0cm" fo:padding-right="0cm"/>
    </style:style>
    <style:style style:name="gr79" style:family="graphic" style:parent-style-name="standard">
      <style:graphic-properties draw:stroke="none" draw:fill="none" draw:textarea-horizontal-align="left" draw:textarea-vertical-align="top" draw:auto-grow-height="true" draw:auto-grow-width="true" fo:min-height="0.353cm" fo:min-width="0.582cm" fo:padding-top="0cm" fo:padding-bottom="0cm" fo:padding-left="0cm" fo:padding-right="0cm"/>
    </style:style>
    <style:style style:name="gr80" style:family="graphic" style:parent-style-name="standard">
      <style:graphic-properties draw:stroke="none" draw:fill="none" draw:textarea-horizontal-align="left" draw:textarea-vertical-align="top" draw:auto-grow-height="true" draw:auto-grow-width="true" fo:min-height="0.441cm" fo:min-width="0.197cm" fo:padding-top="0cm" fo:padding-bottom="0cm" fo:padding-left="0cm" fo:padding-right="0cm"/>
    </style:style>
    <style:style style:name="gr81" style:family="graphic" style:parent-style-name="standard">
      <style:graphic-properties draw:stroke="none" draw:fill="none" draw:textarea-horizontal-align="left" draw:textarea-vertical-align="top" draw:auto-grow-height="true" draw:auto-grow-width="true" fo:min-height="0.263cm" fo:min-width="0.091cm" fo:padding-top="0cm" fo:padding-bottom="0cm" fo:padding-left="0cm" fo:padding-right="0cm"/>
    </style:style>
    <style:style style:name="gr82" style:family="graphic" style:parent-style-name="standard">
      <style:graphic-properties draw:stroke="none" draw:fill="none" draw:textarea-horizontal-align="left" draw:textarea-vertical-align="top" draw:auto-grow-height="true" draw:auto-grow-width="true" fo:min-height="0.39cm" fo:min-width="0.311cm" fo:padding-top="0cm" fo:padding-bottom="0cm" fo:padding-left="0cm" fo:padding-right="0cm"/>
    </style:style>
    <style:style style:name="gr83" style:family="graphic" style:parent-style-name="standard">
      <style:graphic-properties draw:stroke="none" draw:fill="none" draw:textarea-horizontal-align="left" draw:textarea-vertical-align="top" draw:auto-grow-height="true" draw:auto-grow-width="true" fo:min-height="1.055cm" fo:min-width="0.404cm" fo:padding-top="0cm" fo:padding-bottom="0cm" fo:padding-left="0cm" fo:padding-right="0cm"/>
    </style:style>
    <style:style style:name="gr84" style:family="graphic" style:parent-style-name="standard">
      <style:graphic-properties draw:stroke="none" draw:fill="none" draw:textarea-horizontal-align="left" draw:textarea-vertical-align="top" draw:auto-grow-height="true" draw:auto-grow-width="true" fo:min-height="0.441cm" fo:min-width="0.222cm" fo:padding-top="0cm" fo:padding-bottom="0cm" fo:padding-left="0cm" fo:padding-right="0cm"/>
    </style:style>
    <style:style style:name="gr85" style:family="graphic" style:parent-style-name="standard">
      <style:graphic-properties draw:stroke="none" draw:fill="none" draw:textarea-horizontal-align="left" draw:textarea-vertical-align="top" draw:auto-grow-height="true" draw:auto-grow-width="true" fo:min-height="0.39cm" fo:min-width="0.125cm" fo:padding-top="0cm" fo:padding-bottom="0cm" fo:padding-left="0cm" fo:padding-right="0cm"/>
    </style:style>
    <style:style style:name="gr86" style:family="graphic" style:parent-style-name="standard">
      <style:graphic-properties draw:stroke="none" draw:fill="none" draw:textarea-horizontal-align="left" draw:textarea-vertical-align="top" draw:auto-grow-height="true" draw:auto-grow-width="true" fo:min-height="0.39cm" fo:min-width="0.112cm" fo:padding-top="0cm" fo:padding-bottom="0cm" fo:padding-left="0cm" fo:padding-right="0cm"/>
    </style:style>
    <style:style style:name="gr87" style:family="graphic" style:parent-style-name="standard">
      <style:graphic-properties draw:stroke="none" draw:fill="none" draw:textarea-horizontal-align="left" draw:textarea-vertical-align="top" draw:auto-grow-height="true" draw:auto-grow-width="true" fo:min-height="0.314cm" fo:min-width="0.768cm" fo:padding-top="0cm" fo:padding-bottom="0cm" fo:padding-left="0cm" fo:padding-right="0cm"/>
    </style:style>
    <style:style style:name="gr88" style:family="graphic" style:parent-style-name="standard">
      <style:graphic-properties draw:stroke="none" draw:fill="none" draw:textarea-horizontal-align="left" draw:textarea-vertical-align="top" draw:auto-grow-height="true" draw:auto-grow-width="true" fo:min-height="0.314cm" fo:min-width="1.119cm" fo:padding-top="0cm" fo:padding-bottom="0cm" fo:padding-left="0cm" fo:padding-right="0cm"/>
    </style:style>
    <style:style style:name="gr89" style:family="graphic" style:parent-style-name="standard">
      <style:graphic-properties draw:stroke="none" draw:fill="none" draw:textarea-horizontal-align="left" draw:textarea-vertical-align="top" draw:auto-grow-height="true" draw:auto-grow-width="true" fo:min-height="0.353cm" fo:min-width="1.14cm" fo:padding-top="0cm" fo:padding-bottom="0cm" fo:padding-left="0cm" fo:padding-right="0cm"/>
    </style:style>
    <style:style style:name="gr90" style:family="graphic" style:parent-style-name="standard">
      <style:graphic-properties draw:stroke="none" draw:fill="none" draw:textarea-horizontal-align="left" draw:textarea-vertical-align="top" draw:auto-grow-height="true" draw:auto-grow-width="true" fo:min-height="0.314cm" fo:min-width="0.65cm" fo:padding-top="0cm" fo:padding-bottom="0cm" fo:padding-left="0cm" fo:padding-right="0cm"/>
    </style:style>
    <style:style style:name="gr91" style:family="graphic" style:parent-style-name="standard">
      <style:graphic-properties draw:stroke="none" draw:fill="none" draw:textarea-horizontal-align="left" draw:textarea-vertical-align="top" draw:auto-grow-height="true" draw:auto-grow-width="true" fo:min-height="0.353cm" fo:min-width="2.686cm" fo:padding-top="0cm" fo:padding-bottom="0cm" fo:padding-left="0cm" fo:padding-right="0cm"/>
    </style:style>
    <style:style style:name="gr92" style:family="graphic" style:parent-style-name="standard">
      <style:graphic-properties draw:stroke="none" draw:fill="none" draw:textarea-horizontal-align="left" draw:textarea-vertical-align="top" draw:auto-grow-height="true" draw:auto-grow-width="true" fo:min-height="0.353cm" fo:min-width="3.012cm" fo:padding-top="0cm" fo:padding-bottom="0cm" fo:padding-left="0cm" fo:padding-right="0cm"/>
    </style:style>
    <style:style style:name="gr93" style:family="graphic" style:parent-style-name="standard">
      <style:graphic-properties draw:stroke="none" draw:fill="none" draw:fill-color="#ffffff" fo:min-height="0.627cm"/>
    </style:style>
    <style:style style:name="gr94" style:family="graphic" style:parent-style-name="List_20_Paragraph">
      <style:graphic-properties draw:stroke="none" draw:fill="none" draw:fill-color="#ffffff" fo:min-height="0.603cm"/>
    </style:style>
    <style:style style:name="gr95" style:family="graphic" style:parent-style-name="List_20_Paragraph">
      <style:graphic-properties draw:stroke="none" draw:fill="none" draw:fill-color="#ffffff" fo:min-height="0.655cm"/>
    </style:style>
    <style:style style:name="gr96" style:family="graphic" style:parent-style-name="List_20_Paragraph">
      <style:graphic-properties draw:stroke="none" draw:fill="none" draw:fill-color="#ffffff" fo:min-height="0.387cm"/>
    </style:style>
    <style:style style:name="gr97" style:family="graphic" style:parent-style-name="standard">
      <style:graphic-properties draw:stroke="none" draw:fill="none" draw:textarea-horizontal-align="left" draw:textarea-vertical-align="top" draw:auto-grow-height="true" draw:auto-grow-width="true" fo:min-height="0.39cm" fo:min-width="0.518cm" fo:padding-top="0cm" fo:padding-bottom="0cm" fo:padding-left="0cm" fo:padding-right="0cm"/>
    </style:style>
    <style:style style:name="gr98" style:family="graphic" style:parent-style-name="standard">
      <style:graphic-properties draw:stroke="none" draw:fill="none" draw:textarea-horizontal-align="left" draw:textarea-vertical-align="top" draw:auto-grow-height="true" draw:auto-grow-width="true" fo:min-height="0.441cm" fo:min-width="0.154cm" fo:padding-top="0cm" fo:padding-bottom="0cm" fo:padding-left="0cm" fo:padding-right="0cm"/>
    </style:style>
    <style:style style:name="gr99" style:family="graphic" style:parent-style-name="standard">
      <style:graphic-properties draw:stroke="none" draw:fill="none" draw:textarea-horizontal-align="left" draw:textarea-vertical-align="top" draw:auto-grow-height="true" draw:auto-grow-width="true" fo:min-height="0.564cm" fo:min-width="0.447cm" fo:padding-top="0cm" fo:padding-bottom="0cm" fo:padding-left="0cm" fo:padding-right="0cm"/>
    </style:style>
    <style:style style:name="gr100" style:family="graphic" style:parent-style-name="standard">
      <style:graphic-properties draw:stroke="none" draw:fill="none" draw:textarea-horizontal-align="left" draw:textarea-vertical-align="top" draw:auto-grow-height="true" draw:auto-grow-width="true" fo:min-height="0.263cm" fo:min-width="0.104cm" fo:padding-top="0cm" fo:padding-bottom="0cm" fo:padding-left="0cm" fo:padding-right="0cm"/>
    </style:style>
    <style:style style:name="gr101" style:family="graphic" style:parent-style-name="standard">
      <style:graphic-properties draw:stroke="none" draw:fill="none" draw:textarea-horizontal-align="left" draw:textarea-vertical-align="top" draw:auto-grow-height="true" draw:auto-grow-width="true" fo:min-height="0.234cm" fo:min-width="0.188cm" fo:padding-top="0cm" fo:padding-bottom="0cm" fo:padding-left="0cm" fo:padding-right="0cm"/>
    </style:style>
    <style:style style:name="gr102" style:family="graphic" style:parent-style-name="standard">
      <style:graphic-properties draw:stroke="none" draw:fill="none" draw:textarea-horizontal-align="left" draw:textarea-vertical-align="top" draw:auto-grow-height="true" draw:auto-grow-width="true" fo:min-height="0.263cm" fo:min-width="0.121cm" fo:padding-top="0cm" fo:padding-bottom="0cm" fo:padding-left="0cm" fo:padding-right="0cm"/>
    </style:style>
    <style:style style:name="gr103" style:family="graphic" style:parent-style-name="standard">
      <style:graphic-properties draw:stroke="none" draw:fill="none" draw:textarea-horizontal-align="left" draw:textarea-vertical-align="top" draw:auto-grow-height="true" draw:auto-grow-width="true" fo:min-height="0.234cm" fo:min-width="0.176cm" fo:padding-top="0cm" fo:padding-bottom="0cm" fo:padding-left="0cm" fo:padding-right="0cm"/>
    </style:style>
    <style:style style:name="gr104" style:family="graphic" style:parent-style-name="standard">
      <style:graphic-properties draw:stroke="none" draw:fill="none" draw:textarea-horizontal-align="left" draw:textarea-vertical-align="top" draw:auto-grow-height="true" draw:auto-grow-width="true" fo:min-height="0.39cm" fo:min-width="0.209cm" fo:padding-top="0cm" fo:padding-bottom="0cm" fo:padding-left="0cm" fo:padding-right="0cm"/>
    </style:style>
    <style:style style:name="gr105" style:family="graphic" style:parent-style-name="standard">
      <style:graphic-properties draw:stroke="none" draw:fill="none" draw:textarea-horizontal-align="left" draw:textarea-vertical-align="top" draw:auto-grow-height="true" draw:auto-grow-width="true" fo:min-height="0.441cm" fo:min-width="0.176cm" fo:padding-top="0cm" fo:padding-bottom="0cm" fo:padding-left="0cm" fo:padding-right="0cm"/>
    </style:style>
    <style:style style:name="gr106" style:family="graphic" style:parent-style-name="standard">
      <style:graphic-properties draw:stroke="none" draw:fill="none" draw:textarea-horizontal-align="left" draw:textarea-vertical-align="top" draw:auto-grow-height="true" draw:auto-grow-width="true" fo:min-height="0.234cm" fo:min-width="0.315cm" fo:padding-top="0cm" fo:padding-bottom="0cm" fo:padding-left="0cm" fo:padding-right="0cm"/>
    </style:style>
    <style:style style:name="gr107" style:family="graphic" style:parent-style-name="standard">
      <style:graphic-properties draw:stroke="none" draw:fill="none" draw:textarea-horizontal-align="left" draw:textarea-vertical-align="top" draw:auto-grow-height="true" draw:auto-grow-width="true" fo:min-height="0.39cm" fo:min-width="0.116cm" fo:padding-top="0cm" fo:padding-bottom="0cm" fo:padding-left="0cm" fo:padding-right="0cm"/>
    </style:style>
    <style:style style:name="gr108" style:family="graphic" style:parent-style-name="standard">
      <style:graphic-properties draw:stroke="none" draw:fill="none" draw:textarea-horizontal-align="left" draw:textarea-vertical-align="top" draw:auto-grow-height="true" draw:auto-grow-width="true" fo:min-height="0.39cm" fo:min-width="0.226cm" fo:padding-top="0cm" fo:padding-bottom="0cm" fo:padding-left="0cm" fo:padding-right="0cm"/>
    </style:style>
    <style:style style:name="gr109" style:family="graphic" style:parent-style-name="standard">
      <style:graphic-properties draw:stroke="none" draw:fill="none" draw:textarea-horizontal-align="left" draw:textarea-vertical-align="top" draw:auto-grow-height="true" draw:auto-grow-width="true" fo:min-height="0.234cm" fo:min-width="0.074cm" fo:padding-top="0cm" fo:padding-bottom="0cm" fo:padding-left="0cm" fo:padding-right="0cm"/>
    </style:style>
    <style:style style:name="gr110" style:family="graphic" style:parent-style-name="standard">
      <style:graphic-properties draw:stroke="none" draw:fill="none" draw:textarea-horizontal-align="left" draw:textarea-vertical-align="top" draw:auto-grow-height="true" draw:auto-grow-width="true" fo:min-height="0.441cm" fo:min-width="0.396cm" fo:padding-top="0cm" fo:padding-bottom="0cm" fo:padding-left="0cm" fo:padding-right="0cm"/>
    </style:style>
    <style:style style:name="gr111" style:family="graphic" style:parent-style-name="standard">
      <style:graphic-properties draw:stroke="none" draw:fill="none" draw:textarea-horizontal-align="left" draw:textarea-vertical-align="top" draw:auto-grow-height="true" draw:auto-grow-width="true" fo:min-height="0.386cm" fo:min-width="10.196cm" fo:padding-top="0cm" fo:padding-bottom="0cm" fo:padding-left="0cm" fo:padding-right="0cm"/>
    </style:style>
    <style:style style:name="gr112" style:family="graphic" style:parent-style-name="standard">
      <style:graphic-properties draw:stroke="none" draw:fill="none" draw:textarea-horizontal-align="left" draw:textarea-vertical-align="top" draw:auto-grow-height="true" draw:auto-grow-width="true" fo:min-height="0.518cm" fo:min-width="0.163cm" fo:padding-top="0cm" fo:padding-bottom="0cm" fo:padding-left="0cm" fo:padding-right="0cm"/>
    </style:style>
    <style:style style:name="gr113" style:family="graphic" style:parent-style-name="standard">
      <style:graphic-properties draw:stroke="none" draw:fill="none" draw:textarea-horizontal-align="left" draw:textarea-vertical-align="top" draw:auto-grow-height="true" draw:auto-grow-width="true" fo:min-height="0.39cm" fo:min-width="0.434cm" fo:padding-top="0cm" fo:padding-bottom="0cm" fo:padding-left="0cm" fo:padding-right="0cm"/>
    </style:style>
    <style:style style:name="gr114" style:family="graphic" style:parent-style-name="standard">
      <style:graphic-properties draw:stroke="none" draw:fill="none" draw:textarea-horizontal-align="left" draw:textarea-vertical-align="top" draw:auto-grow-height="true" draw:auto-grow-width="true" fo:min-height="0.386cm" fo:min-width="3.235cm" fo:padding-top="0cm" fo:padding-bottom="0cm" fo:padding-left="0cm" fo:padding-right="0cm"/>
    </style:style>
    <style:style style:name="gr115" style:family="graphic" style:parent-style-name="standard">
      <style:graphic-properties draw:stroke="none" draw:fill="none" draw:textarea-horizontal-align="left" draw:textarea-vertical-align="top" draw:auto-grow-height="true" draw:auto-grow-width="true" fo:min-height="0.302cm" fo:min-width="2.881cm" fo:padding-top="0cm" fo:padding-bottom="0cm" fo:padding-left="0cm" fo:padding-right="0cm"/>
    </style:style>
    <style:style style:name="gr116" style:family="graphic" style:parent-style-name="standard">
      <style:graphic-properties draw:stroke="none" draw:fill="none" draw:textarea-horizontal-align="left" draw:textarea-vertical-align="top" draw:auto-grow-height="true" draw:auto-grow-width="true" fo:min-height="0.302cm" fo:min-width="8.469cm" fo:padding-top="0cm" fo:padding-bottom="0cm" fo:padding-left="0cm" fo:padding-right="0cm"/>
    </style:style>
    <style:style style:name="gr117" style:family="graphic" style:parent-style-name="standard">
      <style:graphic-properties draw:stroke="none" draw:fill="none" draw:textarea-horizontal-align="left" draw:textarea-vertical-align="top" draw:auto-grow-height="true" draw:auto-grow-width="true" fo:min-height="0.302cm" fo:min-width="0.171cm" fo:padding-top="0cm" fo:padding-bottom="0cm" fo:padding-left="0cm" fo:padding-right="0cm"/>
    </style:style>
    <style:style style:name="gr118" style:family="graphic" style:parent-style-name="standard">
      <style:graphic-properties draw:stroke="none" draw:fill="none" draw:textarea-horizontal-align="left" draw:textarea-vertical-align="top" draw:auto-grow-height="true" draw:auto-grow-width="true" fo:min-height="0.302cm" fo:min-width="3.896cm" fo:padding-top="0cm" fo:padding-bottom="0cm" fo:padding-left="0cm" fo:padding-right="0cm"/>
    </style:style>
    <style:style style:name="gr119" style:family="graphic" style:parent-style-name="standard">
      <style:graphic-properties draw:stroke="none" draw:fill="none" draw:textarea-horizontal-align="left" draw:textarea-vertical-align="top" draw:auto-grow-height="true" draw:auto-grow-width="true" fo:min-height="0.302cm" fo:min-width="5.42cm" fo:padding-top="0cm" fo:padding-bottom="0cm" fo:padding-left="0cm" fo:padding-right="0cm"/>
    </style:style>
    <style:style style:name="gr120" style:family="graphic" style:parent-style-name="standard">
      <style:graphic-properties draw:stroke="none" draw:fill="none" draw:textarea-horizontal-align="left" draw:textarea-vertical-align="top" draw:auto-grow-height="true" draw:auto-grow-width="true" fo:min-height="0.302cm" fo:min-width="3.558cm" fo:padding-top="0cm" fo:padding-bottom="0cm" fo:padding-left="0cm" fo:padding-right="0cm"/>
    </style:style>
    <style:style style:name="gr121" style:family="graphic" style:parent-style-name="standard">
      <style:graphic-properties draw:stroke="none" draw:fill="none" draw:textarea-horizontal-align="left" draw:textarea-vertical-align="top" draw:auto-grow-height="true" draw:auto-grow-width="true" fo:min-height="0.302cm" fo:min-width="2.203cm" fo:padding-top="0cm" fo:padding-bottom="0cm" fo:padding-left="0cm" fo:padding-right="0cm"/>
    </style:style>
    <style:style style:name="gr122" style:family="graphic" style:parent-style-name="standard">
      <style:graphic-properties draw:stroke="none" draw:fill="none" draw:textarea-horizontal-align="left" draw:textarea-vertical-align="top" draw:auto-grow-height="true" draw:auto-grow-width="true" fo:min-height="0.302cm" fo:min-width="4.743cm" fo:padding-top="0cm" fo:padding-bottom="0cm" fo:padding-left="0cm" fo:padding-right="0cm"/>
    </style:style>
    <style:style style:name="gr123" style:family="graphic" style:parent-style-name="standard">
      <style:graphic-properties draw:stroke="none" draw:fill="none" draw:textarea-horizontal-align="left" draw:textarea-vertical-align="top" draw:auto-grow-height="true" draw:auto-grow-width="true" fo:min-height="0.302cm" fo:min-width="0.848cm" fo:padding-top="0cm" fo:padding-bottom="0cm" fo:padding-left="0cm" fo:padding-right="0cm"/>
    </style:style>
    <style:style style:name="gr124" style:family="graphic" style:parent-style-name="standard">
      <style:graphic-properties draw:stroke="none" draw:fill="none" draw:textarea-horizontal-align="left" draw:textarea-vertical-align="top" draw:auto-grow-height="true" draw:auto-grow-width="true" fo:min-height="0.302cm" fo:min-width="6.437cm" fo:padding-top="0cm" fo:padding-bottom="0cm" fo:padding-left="0cm" fo:padding-right="0cm"/>
    </style:style>
    <style:style style:name="gr125" style:family="graphic" style:parent-style-name="standard">
      <style:graphic-properties draw:stroke="none" draw:fill="none" draw:textarea-horizontal-align="left" draw:textarea-vertical-align="top" draw:auto-grow-height="true" draw:auto-grow-width="true" fo:min-height="0.302cm" fo:min-width="5.421cm" fo:padding-top="0cm" fo:padding-bottom="0cm" fo:padding-left="0cm" fo:padding-right="0cm"/>
    </style:style>
    <style:style style:name="gr126" style:family="graphic" style:parent-style-name="standard">
      <style:graphic-properties draw:stroke="none" draw:fill="none" draw:textarea-horizontal-align="left" draw:textarea-vertical-align="top" draw:auto-grow-height="true" draw:auto-grow-width="true" fo:min-height="0.302cm" fo:min-width="5.759cm" fo:padding-top="0cm" fo:padding-bottom="0cm" fo:padding-left="0cm" fo:padding-right="0cm"/>
    </style:style>
    <style:style style:name="gr127" style:family="graphic" style:parent-style-name="standard">
      <style:graphic-properties draw:stroke="none" draw:fill="none" draw:textarea-horizontal-align="left" draw:textarea-vertical-align="top" draw:auto-grow-height="true" draw:auto-grow-width="true" fo:min-height="0.302cm" fo:min-width="8.3cm" fo:padding-top="0cm" fo:padding-bottom="0cm" fo:padding-left="0cm" fo:padding-right="0cm"/>
    </style:style>
    <style:style style:name="gr128" style:family="graphic" style:parent-style-name="standard">
      <style:graphic-properties draw:stroke="none" draw:fill="none" draw:textarea-horizontal-align="left" draw:textarea-vertical-align="top" draw:auto-grow-height="true" draw:auto-grow-width="true" fo:min-height="0.302cm" fo:min-width="2.542cm" fo:padding-top="0cm" fo:padding-bottom="0cm" fo:padding-left="0cm" fo:padding-right="0cm"/>
    </style:style>
    <style:style style:name="gr129" style:family="graphic" style:parent-style-name="standard">
      <style:graphic-properties draw:stroke="none" draw:fill="none" draw:textarea-horizontal-align="left" draw:textarea-vertical-align="top" draw:auto-grow-height="true" draw:auto-grow-width="true" fo:min-height="0.386cm" fo:min-width="11.419cm" fo:padding-top="0cm" fo:padding-bottom="0cm" fo:padding-left="0cm" fo:padding-right="0cm"/>
    </style:style>
    <style:style style:name="gr130" style:family="graphic" style:parent-style-name="standard">
      <style:graphic-properties draw:stroke="none" draw:fill="none" draw:textarea-horizontal-align="left" draw:textarea-vertical-align="top" draw:auto-grow-height="true" draw:auto-grow-width="true" fo:min-height="0.302cm" fo:min-width="0.849cm" fo:padding-top="0cm" fo:padding-bottom="0cm" fo:padding-left="0cm" fo:padding-right="0cm"/>
    </style:style>
    <style:style style:name="gr131" style:family="graphic" style:parent-style-name="standard">
      <style:graphic-properties draw:stroke="none" draw:fill="none" draw:textarea-horizontal-align="left" draw:textarea-vertical-align="top" draw:auto-grow-height="true" draw:auto-grow-width="true" fo:min-height="0.302cm" fo:min-width="3.05cm" fo:padding-top="0cm" fo:padding-bottom="0cm" fo:padding-left="0cm" fo:padding-right="0cm"/>
    </style:style>
    <style:style style:name="gr132" style:family="graphic" style:parent-style-name="standard">
      <style:graphic-properties draw:stroke="none" draw:fill="none" draw:textarea-horizontal-align="left" draw:textarea-vertical-align="top" draw:auto-grow-height="true" draw:auto-grow-width="true" fo:min-height="0.302cm" fo:min-width="1.526cm" fo:padding-top="0cm" fo:padding-bottom="0cm" fo:padding-left="0cm" fo:padding-right="0cm"/>
    </style:style>
    <style:style style:name="gr133" style:family="graphic" style:parent-style-name="standard">
      <style:graphic-properties draw:stroke="none" draw:fill="none" draw:textarea-horizontal-align="left" draw:textarea-vertical-align="top" draw:auto-grow-height="true" draw:auto-grow-width="true" fo:min-height="0.302cm" fo:min-width="2.034cm" fo:padding-top="0cm" fo:padding-bottom="0cm" fo:padding-left="0cm" fo:padding-right="0cm"/>
    </style:style>
    <style:style style:name="gr134" style:family="graphic" style:parent-style-name="standard">
      <style:graphic-properties draw:stroke="none" draw:fill="none" draw:textarea-horizontal-align="left" draw:textarea-vertical-align="top" draw:auto-grow-height="true" draw:auto-grow-width="true" fo:min-height="0.302cm" fo:min-width="2.373cm" fo:padding-top="0cm" fo:padding-bottom="0cm" fo:padding-left="0cm" fo:padding-right="0cm"/>
    </style:style>
    <style:style style:name="gr135" style:family="graphic" style:parent-style-name="List_20_Paragraph">
      <style:graphic-properties draw:stroke="none" draw:fill="none" draw:fill-color="#ffffff" fo:min-height="4.806cm"/>
    </style:style>
    <style:style style:name="gr136" style:family="graphic" style:parent-style-name="standard">
      <style:graphic-properties draw:stroke="none" draw:fill="none" draw:textarea-horizontal-align="left" draw:textarea-vertical-align="top" draw:auto-grow-height="true" draw:auto-grow-width="true" fo:min-height="0.386cm" fo:min-width="7.609cm" fo:padding-top="0cm" fo:padding-bottom="0cm" fo:padding-left="0cm" fo:padding-right="0cm"/>
    </style:style>
    <style:style style:name="gr137" style:family="graphic" style:parent-style-name="standard">
      <style:graphic-properties draw:stroke="none" draw:fill="none" draw:textarea-horizontal-align="left" draw:textarea-vertical-align="top" draw:auto-grow-height="true" draw:auto-grow-width="true" fo:min-height="0.361cm" fo:min-width="0.383cm" fo:padding-top="0cm" fo:padding-bottom="0cm" fo:padding-left="0cm" fo:padding-right="0cm"/>
    </style:style>
    <style:style style:name="gr138" style:family="graphic" style:parent-style-name="standard">
      <style:graphic-properties draw:stroke="none" draw:fill="none" draw:textarea-horizontal-align="left" draw:textarea-vertical-align="top" draw:auto-grow-height="true" draw:auto-grow-width="true" fo:min-height="0.361cm" fo:min-width="8.003cm" fo:padding-top="0cm" fo:padding-bottom="0cm" fo:padding-left="0cm" fo:padding-right="0cm"/>
    </style:style>
    <style:style style:name="gr139" style:family="graphic" style:parent-style-name="standard">
      <style:graphic-properties draw:stroke="none" draw:fill="none" draw:textarea-horizontal-align="left" draw:textarea-vertical-align="top" draw:auto-grow-height="true" draw:auto-grow-width="true" fo:min-height="0.361cm" fo:min-width="12.88cm" fo:padding-top="0cm" fo:padding-bottom="0cm" fo:padding-left="0cm" fo:padding-right="0cm"/>
    </style:style>
    <style:style style:name="gr140" style:family="graphic" style:parent-style-name="standard">
      <style:graphic-properties draw:stroke="none" draw:fill="none" draw:textarea-horizontal-align="left" draw:textarea-vertical-align="top" draw:auto-grow-height="true" draw:auto-grow-width="true" fo:min-height="0.361cm" fo:min-width="11.483cm" fo:padding-top="0cm" fo:padding-bottom="0cm" fo:padding-left="0cm" fo:padding-right="0cm"/>
    </style:style>
    <style:style style:name="gr141" style:family="graphic" style:parent-style-name="standard">
      <style:graphic-properties draw:stroke="none" draw:fill="none" draw:textarea-horizontal-align="left" draw:textarea-vertical-align="top" draw:auto-grow-height="true" draw:auto-grow-width="true" fo:min-height="0.361cm" fo:min-width="13.169cm" fo:padding-top="0cm" fo:padding-bottom="0cm" fo:padding-left="0cm" fo:padding-right="0cm"/>
    </style:style>
    <style:style style:name="gr142" style:family="graphic" style:parent-style-name="standard">
      <style:graphic-properties draw:stroke="none" draw:fill="none" draw:textarea-horizontal-align="left" draw:textarea-vertical-align="top" draw:auto-grow-height="true" draw:auto-grow-width="true" fo:min-height="0.361cm" fo:min-width="2.919cm" fo:padding-top="0cm" fo:padding-bottom="0cm" fo:padding-left="0cm" fo:padding-right="0cm"/>
    </style:style>
    <style:style style:name="gr143" style:family="graphic" style:parent-style-name="standard">
      <style:graphic-properties draw:stroke="none" draw:fill="none" draw:textarea-horizontal-align="left" draw:textarea-vertical-align="top" draw:auto-grow-height="true" draw:auto-grow-width="true" fo:min-height="0.361cm" fo:min-width="13.155cm" fo:padding-top="0cm" fo:padding-bottom="0cm" fo:padding-left="0cm" fo:padding-right="0cm"/>
    </style:style>
    <style:style style:name="gr144" style:family="graphic" style:parent-style-name="standard">
      <style:graphic-properties draw:stroke="none" draw:fill="none" draw:textarea-horizontal-align="left" draw:textarea-vertical-align="top" draw:auto-grow-height="true" draw:auto-grow-width="true" fo:min-height="0.361cm" fo:min-width="12.787cm" fo:padding-top="0cm" fo:padding-bottom="0cm" fo:padding-left="0cm" fo:padding-right="0cm"/>
    </style:style>
    <style:style style:name="gr145" style:family="graphic" style:parent-style-name="standard">
      <style:graphic-properties draw:stroke="none" draw:fill="none" draw:textarea-horizontal-align="left" draw:textarea-vertical-align="top" draw:auto-grow-height="true" draw:auto-grow-width="true" fo:min-height="0.361cm" fo:min-width="12.893cm" fo:padding-top="0cm" fo:padding-bottom="0cm" fo:padding-left="0cm" fo:padding-right="0cm"/>
    </style:style>
    <style:style style:name="gr146" style:family="graphic" style:parent-style-name="standard">
      <style:graphic-properties draw:stroke="none" draw:fill="none" draw:textarea-horizontal-align="left" draw:textarea-vertical-align="top" draw:auto-grow-height="true" draw:auto-grow-width="true" fo:min-height="0.361cm" fo:min-width="8.951cm" fo:padding-top="0cm" fo:padding-bottom="0cm" fo:padding-left="0cm" fo:padding-right="0cm"/>
    </style:style>
    <style:style style:name="gr147" style:family="graphic" style:parent-style-name="standard">
      <style:graphic-properties draw:stroke="none" draw:fill="none" draw:textarea-horizontal-align="left" draw:textarea-vertical-align="top" draw:auto-grow-height="true" draw:auto-grow-width="true" fo:min-height="0.361cm" fo:min-width="7.601cm" fo:padding-top="0cm" fo:padding-bottom="0cm" fo:padding-left="0cm" fo:padding-right="0cm"/>
    </style:style>
    <style:style style:name="gr148" style:family="graphic" style:parent-style-name="standard">
      <style:graphic-properties draw:stroke="none" draw:fill="none" draw:textarea-horizontal-align="left" draw:textarea-vertical-align="top" draw:auto-grow-height="true" draw:auto-grow-width="true" fo:min-height="0.361cm" fo:min-width="6.716cm" fo:padding-top="0cm" fo:padding-bottom="0cm" fo:padding-left="0cm" fo:padding-right="0cm"/>
    </style:style>
    <style:style style:name="gr149" style:family="graphic" style:parent-style-name="standard">
      <style:graphic-properties draw:stroke="none" draw:fill="none" draw:textarea-horizontal-align="left" draw:textarea-vertical-align="top" draw:auto-grow-height="true" draw:auto-grow-width="true" fo:min-height="0.361cm" fo:min-width="12.575cm" fo:padding-top="0cm" fo:padding-bottom="0cm" fo:padding-left="0cm" fo:padding-right="0cm"/>
    </style:style>
    <style:style style:name="gr150" style:family="graphic" style:parent-style-name="standard">
      <style:graphic-properties draw:stroke="none" draw:fill="none" draw:textarea-horizontal-align="left" draw:textarea-vertical-align="top" draw:auto-grow-height="true" draw:auto-grow-width="true" fo:min-height="0.361cm" fo:min-width="7.884cm" fo:padding-top="0cm" fo:padding-bottom="0cm" fo:padding-left="0cm" fo:padding-right="0cm"/>
    </style:style>
    <style:style style:name="gr151" style:family="graphic" style:parent-style-name="standard">
      <style:graphic-properties draw:stroke="none" draw:fill="none" draw:textarea-horizontal-align="left" draw:textarea-vertical-align="top" draw:auto-grow-height="true" draw:auto-grow-width="true" fo:min-height="0.361cm" fo:min-width="9.773cm" fo:padding-top="0cm" fo:padding-bottom="0cm" fo:padding-left="0cm" fo:padding-right="0cm"/>
    </style:style>
    <style:style style:name="gr152" style:family="graphic" style:parent-style-name="standard">
      <style:graphic-properties draw:stroke="none" draw:fill="none" draw:fill-color="#ffffff" fo:min-height="0.955cm"/>
    </style:style>
    <style:style style:name="P1" style:family="paragraph">
      <style:paragraph-properties fo:text-align="start" style:text-autospace="none"/>
    </style:style>
    <style:style style:name="P2" style:family="paragraph">
      <style:paragraph-properties fo:text-align="start"/>
      <style:text-properties fo:font-family="David" style:font-family-generic="swiss" style:font-pitch="variable" fo:font-size="20pt" style:font-size-asian="20pt" style:font-family-complex="David" style:font-family-generic-complex="swiss" style:font-pitch-complex="variable" style:font-size-complex="20pt"/>
    </style:style>
    <style:style style:name="P3" style:family="paragraph">
      <style:paragraph-properties fo:text-align="end" style:writing-mode="rl-tb"/>
    </style:style>
    <style:style style:name="P4" style:family="paragraph">
      <style:paragraph-properties fo:text-align="start" style:writing-mode="lr-tb"/>
    </style:style>
    <style:style style:name="P5" style:family="paragraph">
      <style:paragraph-properties fo:margin-top="0cm" fo:margin-bottom="0cm" fo:text-align="justify" style:text-autospace="none" style:writing-mode="rl-tb"/>
    </style:style>
    <style:style style:name="P6" style:family="paragraph">
      <style:paragraph-properties fo:margin-top="0cm" fo:margin-bottom="0cm" fo:text-align="justify" style:text-autospace="none" style:writing-mode="rl-tb"/>
      <style:text-properties fo:font-size="9pt" fo:language="he" fo:country="IL" style:font-size-asian="9pt" style:font-family-complex="David" style:font-family-generic-complex="swiss" style:font-pitch-complex="variable" style:font-size-complex="9pt"/>
    </style:style>
    <style:style style:name="P7" style:family="paragraph">
      <style:paragraph-properties fo:margin-left="1.27cm" fo:margin-right="0cm" fo:margin-top="0cm" fo:margin-bottom="0cm" fo:text-align="justify" fo:text-indent="-0.635cm" style:text-autospace="none" style:writing-mode="rl-tb"/>
    </style:style>
    <style:style style:name="P8" style:family="paragraph">
      <style:paragraph-properties fo:margin-left="1.27cm" fo:margin-right="0cm" fo:margin-top="0cm" fo:margin-bottom="0cm" fo:text-align="justify" fo:text-indent="-0.635cm" style:text-autospace="none" style:writing-mode="rl-tb"/>
      <style:text-properties fo:font-size="14pt" fo:language="he" fo:country="IL" fo:font-weight="bold" style:font-size-asian="14pt" style:font-weight-asian="bold" style:font-family-complex="David" style:font-family-generic-complex="swiss" style:font-pitch-complex="variable" style:font-size-complex="14pt" style:font-weight-complex="bold"/>
    </style:style>
    <style:style style:name="P9" style:family="paragraph">
      <style:paragraph-properties fo:margin-top="0.5cm" fo:margin-bottom="0.5cm" fo:line-height="115%" fo:text-align="justify" style:text-autospace="none" style:writing-mode="rl-tb"/>
    </style:style>
    <style:style style:name="P10" style:family="paragraph">
      <style:paragraph-properties fo:margin-top="0cm" fo:margin-bottom="0cm" fo:line-height="150%" fo:text-align="justify" style:text-autospace="none" style:writing-mode="rl-tb"/>
      <style:text-properties fo:font-size="11pt" fo:language="he" fo:country="IL" style:font-size-asian="11pt" style:font-family-complex="David" style:font-family-generic-complex="swiss" style:font-pitch-complex="variable" style:font-size-complex="11pt"/>
    </style:style>
    <style:style style:name="P11" style:family="paragraph">
      <style:paragraph-properties fo:margin-left="2.24cm" fo:margin-right="0cm" fo:margin-top="0.8cm" fo:margin-bottom="0.8cm" fo:line-height="115%" fo:text-align="justify" fo:text-indent="0cm" style:text-autospace="none" style:writing-mode="rl-tb"/>
    </style:style>
    <style:style style:name="P12" style:family="paragraph">
      <style:paragraph-properties fo:margin-top="0cm" fo:margin-bottom="0cm" fo:text-align="justify" style:text-autospace="none" style:writing-mode="rl-tb"/>
      <style:text-properties fo:font-size="11pt" fo:language="he" fo:country="IL" style:font-size-asian="11pt" style:font-family-complex="David" style:font-family-generic-complex="swiss" style:font-pitch-complex="variable" style:font-size-complex="11pt"/>
    </style:style>
    <style:style style:name="P13" style:family="paragraph">
      <style:paragraph-properties fo:text-align="center"/>
    </style:style>
    <style:style style:name="P14" style:family="paragraph">
      <style:paragraph-properties fo:text-align="center"/>
      <style:text-properties fo:font-family="David" style:font-family-generic="swiss" style:font-pitch="variable" fo:font-size="10pt" style:font-size-asian="10pt" style:font-family-complex="David" style:font-family-generic-complex="swiss" style:font-pitch-complex="variable" style:font-size-complex="10pt"/>
    </style:style>
    <style:style style:name="P15" style:family="paragraph">
      <style:paragraph-properties fo:text-align="center"/>
      <style:text-properties fo:font-size="8pt" style:font-size-asian="8pt" style:font-size-complex="8pt"/>
    </style:style>
    <style:style style:name="P16" style:family="paragraph">
      <style:paragraph-properties fo:text-align="center"/>
      <style:text-properties fo:font-family="David" style:font-family-generic="swiss" style:font-pitch="variable" fo:font-size="8pt" style:font-size-asian="8pt" style:font-family-complex="David" style:font-family-generic-complex="swiss" style:font-pitch-complex="variable" style:font-size-complex="8pt"/>
    </style:style>
    <style:style style:name="P17" style:family="paragraph">
      <style:paragraph-properties style:text-autospace="none"/>
    </style:style>
    <style:style style:name="P18" style:family="paragraph">
      <style:paragraph-properties style:text-autospace="none"/>
      <style:text-properties fo:font-size="10pt" fo:language="he" fo:country="IL" style:font-size-asian="10pt" style:font-family-complex="David" style:font-family-generic-complex="swiss" style:font-pitch-complex="variable" style:font-size-complex="10pt"/>
    </style:style>
    <style:style style:name="P19" style:family="paragraph">
      <style:paragraph-properties style:text-autospace="none"/>
      <style:text-properties fo:font-size="9pt" fo:language="he" fo:country="IL" style:font-size-asian="9pt" style:font-family-complex="David" style:font-family-generic-complex="swiss" style:font-pitch-complex="variable" style:font-size-complex="9pt"/>
    </style:style>
    <style:style style:name="P20" style:family="paragraph">
      <style:paragraph-properties style:text-autospace="none"/>
      <style:text-properties fo:font-size="14pt" fo:language="he" fo:country="IL" style:font-size-asian="14pt" style:font-family-complex="David" style:font-family-generic-complex="swiss" style:font-pitch-complex="variable" style:font-size-complex="8pt"/>
    </style:style>
    <style:style style:name="P21" style:family="paragraph">
      <style:paragraph-properties fo:margin-top="0cm" fo:margin-bottom="0cm" fo:line-height="115%" fo:text-align="justify" style:text-autospace="none" style:writing-mode="rl-tb"/>
    </style:style>
    <style:style style:name="P22" style:family="paragraph">
      <style:paragraph-properties style:text-autospace="none"/>
      <style:text-properties fo:font-family="David" style:font-family-generic="swiss" style:font-pitch="variable" fo:font-size="11pt" style:font-size-asian="11pt" style:font-family-complex="David" style:font-family-generic-complex="swiss" style:font-pitch-complex="variable" style:font-size-complex="11pt"/>
    </style:style>
    <style:style style:name="P23" style:family="paragraph">
      <style:paragraph-properties fo:margin-top="0cm" fo:margin-bottom="0cm" fo:text-align="justify" style:text-autospace="none" style:writing-mode="rl-tb"/>
      <style:text-properties fo:font-family="David" style:font-family-generic="swiss" style:font-pitch="variable" fo:font-size="11pt" style:font-size-asian="11pt" style:font-family-complex="David" style:font-family-generic-complex="swiss" style:font-pitch-complex="variable" style:font-size-complex="11pt"/>
    </style:style>
    <style:style style:name="P24" style:family="paragraph">
      <style:paragraph-properties fo:margin-top="0cm" fo:margin-bottom="0cm" fo:text-align="justify" style:text-autospace="none" style:writing-mode="rl-tb"/>
      <style:text-properties fo:font-family="David" style:font-family-generic="swiss" style:font-pitch="variable" fo:font-size="11pt" fo:language="he" fo:country="IL" style:font-size-asian="11pt" style:font-family-complex="David" style:font-family-generic-complex="swiss" style:font-pitch-complex="variable" style:font-size-complex="11pt"/>
    </style:style>
    <style:style style:name="P25" style:family="paragraph">
      <style:paragraph-properties fo:text-align="end" style:text-autospace="none" style:writing-mode="rl-tb"/>
    </style:style>
    <style:style style:name="P26" style:family="paragraph">
      <style:paragraph-properties style:text-autospace="none"/>
      <style:text-properties fo:font-size="8pt" fo:language="he" fo:country="IL" style:font-size-asian="8pt" style:font-family-complex="David" style:font-family-generic-complex="swiss" style:font-pitch-complex="variable" style:font-size-complex="8pt"/>
    </style:style>
    <style:style style:name="P27" style:family="paragraph">
      <style:paragraph-properties fo:margin-left="1.905cm" fo:margin-right="0cm" fo:margin-top="0cm" fo:margin-bottom="0cm" fo:text-align="justify" fo:text-indent="-0.635cm" style:text-autospace="none" style:writing-mode="rl-tb"/>
    </style:style>
    <style:style style:name="P28" style:family="paragraph">
      <style:paragraph-properties fo:margin-left="1.905cm" fo:margin-right="0cm" fo:margin-top="0cm" fo:margin-bottom="0cm" fo:text-align="justify" fo:text-indent="-0.635cm" style:text-autospace="none" style:writing-mode="rl-tb"/>
      <style:text-properties fo:font-size="11pt" fo:language="he" fo:country="IL" style:font-size-asian="11pt" style:font-family-complex="David" style:font-family-generic-complex="swiss" style:font-pitch-complex="variable" style:font-size-complex="11pt"/>
    </style:style>
    <style:style style:name="P29" style:family="paragraph">
      <style:text-properties fo:font-family="David" style:font-family-generic="swiss" style:font-pitch="variable" fo:font-size="11pt" style:font-size-asian="11pt" style:font-size-complex="11pt"/>
    </style:style>
    <style:style style:name="P30" style:family="paragraph">
      <style:paragraph-properties fo:margin-left="1.905cm" fo:margin-right="0cm" fo:margin-top="0cm" fo:margin-bottom="0cm" fo:text-align="justify" fo:text-indent="0cm" style:text-autospace="none" style:writing-mode="rl-tb"/>
    </style:style>
    <style:style style:name="P31" style:family="paragraph">
      <style:paragraph-properties fo:margin-left="1.905cm" fo:margin-right="0cm" fo:margin-top="0cm" fo:margin-bottom="0cm" fo:text-align="justify" fo:text-indent="0cm" style:text-autospace="none" style:writing-mode="rl-tb"/>
      <style:text-properties fo:font-size="11pt" fo:language="he" fo:country="IL" style:font-size-asian="11pt" style:font-family-complex="David" style:font-family-generic-complex="swiss" style:font-pitch-complex="variable" style:font-size-complex="11pt"/>
    </style:style>
    <style:style style:name="P32" style:family="paragraph">
      <style:paragraph-properties style:text-autospace="none"/>
      <style:text-properties fo:font-family="David" style:font-family-generic="swiss" style:font-pitch="variable" fo:font-size="9pt" fo:language="he" fo:country="IL" style:font-size-asian="9pt" style:font-family-complex="David" style:font-family-generic-complex="swiss" style:font-pitch-complex="variable" style:font-size-complex="9pt"/>
    </style:style>
    <style:style style:name="P33" style:family="paragraph">
      <style:paragraph-properties style:text-autospace="none"/>
      <style:text-properties fo:font-family="David" style:font-family-generic="swiss" style:font-pitch="variable" fo:font-size="8pt" fo:language="he" fo:country="IL" style:font-size-asian="8pt" style:font-family-complex="David" style:font-family-generic-complex="swiss" style:font-pitch-complex="variable" style:font-size-complex="8pt"/>
    </style:style>
    <style:style style:name="P34" style:family="paragraph">
      <style:paragraph-properties fo:text-align="center" style:text-autospace="none"/>
    </style:style>
    <style:style style:name="P35" style:family="paragraph">
      <style:paragraph-properties fo:text-align="end" style:text-autospace="none"/>
      <style:text-properties fo:font-family="David" style:font-family-generic="swiss" style:font-pitch="variable" fo:font-size="10pt" fo:language="he" fo:country="IL" style:font-size-asian="10pt" style:font-family-complex="David" style:font-family-generic-complex="swiss" style:font-pitch-complex="variable" style:font-size-complex="10pt"/>
    </style:style>
    <style:style style:name="P36" style:family="paragraph">
      <style:paragraph-properties style:text-autospace="none"/>
      <style:text-properties fo:font-family="David" style:font-family-generic="swiss" style:font-pitch="variable" fo:font-size="10pt" fo:language="he" fo:country="IL" style:font-size-asian="10pt" style:font-family-complex="David" style:font-family-generic-complex="swiss" style:font-pitch-complex="variable" style:font-size-complex="10pt"/>
    </style:style>
    <style:style style:name="P37" style:family="paragraph">
      <style:paragraph-properties fo:text-align="start" style:text-autospace="none" style:writing-mode="lr-tb"/>
      <style:text-properties fo:font-size="14pt" fo:language="he" fo:country="IL" style:font-size-asian="14pt" style:font-family-complex="David" style:font-family-generic-complex="swiss" style:font-pitch-complex="variable" style:font-size-complex="8pt"/>
    </style:style>
    <style:style style:name="P38" style:family="paragraph">
      <style:paragraph-properties fo:margin-left="1.27cm" fo:margin-right="0cm" fo:margin-top="0cm" fo:margin-bottom="0cm" fo:text-align="justify" fo:text-indent="-0.635cm" style:text-autospace="none" style:writing-mode="rl-tb"/>
      <style:text-properties fo:font-family="David" style:font-family-generic="swiss" style:font-pitch="variable" fo:font-size="14pt" fo:language="he" fo:country="IL" fo:font-weight="bold" style:font-size-asian="14pt" style:font-weight-asian="bold" style:font-family-complex="David" style:font-family-generic-complex="swiss" style:font-pitch-complex="variable" style:font-size-complex="14pt" style:font-weight-complex="bold"/>
    </style:style>
    <style:style style:name="P39" style:family="paragraph">
      <style:paragraph-properties fo:text-align="center" style:text-autospace="none"/>
      <style:text-properties fo:font-family="David" style:font-family-generic="swiss" style:font-pitch="variable" fo:font-size="9pt" fo:language="he" fo:country="IL" style:font-size-asian="9pt" style:font-family-complex="David" style:font-family-generic-complex="swiss" style:font-pitch-complex="variable" style:font-size-complex="9pt"/>
    </style:style>
    <style:style style:name="P40" style:family="paragraph">
      <style:paragraph-properties fo:margin-top="0cm" fo:margin-bottom="0cm" style:writing-mode="rl-tb"/>
    </style:style>
    <style:style style:name="P41" style:family="paragraph">
      <style:paragraph-properties fo:margin-top="0cm" fo:margin-bottom="0cm" style:writing-mode="rl-tb"/>
      <style:text-properties fo:font-family="David" style:font-family-generic="swiss" style:font-pitch="variable" fo:font-style="normal" fo:font-weight="normal" style:font-family-asian="David" style:font-family-generic-asian="swiss" style:font-pitch-asian="variable" style:font-style-asian="normal" style:font-weight-asian="normal" style:font-family-complex="David" style:font-family-generic-complex="swiss" style:font-pitch-complex="variable" style:font-style-complex="normal" style:font-weight-complex="normal"/>
    </style:style>
    <style:style style:name="P42" style:family="paragraph">
      <style:text-properties fo:font-family="David" style:font-family-generic="swiss" style:font-pitch="variable" fo:font-size="11pt" style:font-size-asian="11pt" style:font-family-complex="David" style:font-family-generic-complex="swiss" style:font-pitch-complex="variable" style:font-size-complex="11pt"/>
    </style:style>
    <style:style style:name="P43" style:family="paragraph">
      <style:paragraph-properties fo:margin-top="0cm" fo:margin-bottom="0cm" fo:text-align="end" style:text-autospace="none" style:writing-mode="rl-tb"/>
    </style:style>
    <style:style style:name="P44" style:family="paragraph">
      <style:paragraph-properties fo:margin-top="0cm" fo:margin-bottom="0cm" fo:text-align="end" style:text-autospace="none" style:writing-mode="rl-tb"/>
      <style:text-properties fo:font-family="David" style:font-family-generic="swiss" style:font-pitch="variable" fo:font-size="11pt" style:font-size-asian="11pt" style:font-size-complex="11pt"/>
    </style:style>
    <style:style style:name="P45" style:family="paragraph">
      <style:paragraph-properties fo:text-align="start" style:writing-mode="lr-tb"/>
      <style:text-properties fo:font-size="24pt"/>
    </style:style>
    <style:style style:name="P46" style:family="paragraph">
      <style:paragraph-properties fo:margin-top="0cm" fo:margin-bottom="0cm" fo:text-align="justify" style:text-autospace="none" style:writing-mode="rl-tb"/>
      <style:text-properties style:font-size-complex="14pt"/>
    </style:style>
    <style:style style:name="P47" style:family="paragraph">
      <style:paragraph-properties fo:margin-top="0cm" fo:margin-bottom="0cm" fo:text-align="justify" style:text-autospace="none" style:writing-mode="rl-tb"/>
      <style:text-properties fo:font-size="14pt" fo:language="he" fo:country="IL" fo:font-weight="bold" style:font-size-asian="14pt" style:font-weight-asian="bold" style:font-family-complex="David" style:font-family-generic-complex="swiss" style:font-pitch-complex="variable" style:font-size-complex="14pt" style:font-weight-complex="bold"/>
    </style:style>
    <style:style style:name="P48" style:family="paragraph">
      <style:paragraph-properties fo:text-align="start"/>
      <style:text-properties fo:font-size="8pt" style:font-size-asian="8pt" style:font-size-complex="8pt"/>
    </style:style>
    <style:style style:name="P49" style:family="paragraph">
      <style:paragraph-properties fo:text-align="start"/>
      <style:text-properties fo:font-family="David" style:font-family-generic="swiss" style:font-pitch="variable" fo:font-size="8pt" style:font-size-asian="8pt" style:font-size-complex="8pt"/>
    </style:style>
    <style:style style:name="T1" style:family="text">
      <style:text-properties fo:color="#000000" fo:font-family="David" style:font-family-generic="swiss" style:font-pitch="variable" fo:font-size="20pt" fo:language="he" fo:country="IL" fo:font-weight="bold" style:font-size-asian="20pt" style:font-weight-asian="bold" style:font-family-complex="David" style:font-family-generic-complex="swiss" style:font-pitch-complex="variable" style:font-size-complex="20pt" style:font-weight-complex="bold"/>
    </style:style>
    <style:style style:name="T2" style:family="text">
      <style:text-properties fo:color="#000000" fo:font-family="David" style:font-family-generic="swiss" style:font-pitch="variable" fo:font-size="10.1000003814697pt" style:font-size-asian="10.1000003814697pt" style:font-family-complex="David" style:font-family-generic-complex="swiss" style:font-pitch-complex="variable" style:font-size-complex="10.1000003814697pt"/>
    </style:style>
    <style:style style:name="T3" style:family="text">
      <style:text-properties fo:color="#000000" fo:font-family="'Times New Roman'" fo:font-size="10.1000003814697pt" style:font-size-asian="10.1000003814697pt" style:font-family-complex="'Times New Roman'" style:font-size-complex="10.1000003814697pt"/>
    </style:style>
    <style:style style:name="T4" style:family="text">
      <style:text-properties fo:font-size="9pt" fo:language="he" fo:country="IL" fo:font-weight="bold" style:font-size-asian="9pt" style:font-weight-asian="bold" style:font-family-complex="David" style:font-family-generic-complex="swiss" style:font-pitch-complex="variable" style:font-size-complex="9pt" style:font-weight-complex="bold"/>
    </style:style>
    <style:style style:name="T5" style:family="text">
      <style:text-properties fo:font-size="9pt" fo:language="he" fo:country="IL" style:font-size-asian="9pt" style:font-family-complex="David" style:font-family-generic-complex="swiss" style:font-pitch-complex="variable" style:font-size-complex="9pt"/>
    </style:style>
    <style:style style:name="T6" style:family="text">
      <style:text-properties fo:font-family="Calibri" style:font-family-generic="swiss" style:font-pitch="variable" fo:font-size="14pt" fo:language="he" fo:country="IL" fo:font-weight="bold" style:font-family-asian="Calibri" style:font-family-generic-asian="swiss" style:font-pitch-asian="variable" style:font-size-asian="14pt" style:language-asian="en" style:country-asian="US" style:font-weight-asian="bold" style:font-family-complex="David" style:font-family-generic-complex="swiss" style:font-pitch-complex="variable" style:font-size-complex="14pt" style:language-complex="he" style:country-complex="IL" style:font-weight-complex="bold"/>
    </style:style>
    <style:style style:name="T7" style:family="text">
      <style:text-properties fo:font-size="11pt" fo:language="he" fo:country="IL" style:font-family-asian="Calibri" style:font-family-generic-asian="swiss" style:font-pitch-asian="variable" style:font-size-asian="11pt" style:language-asian="en" style:country-asian="US" style:font-family-complex="David" style:font-family-generic-complex="swiss" style:font-pitch-complex="variable" style:font-size-complex="11pt" style:language-complex="he" style:country-complex="IL"/>
    </style:style>
    <style:style style:name="T8" style:family="text">
      <style:text-properties fo:font-family="Calibri" style:font-family-generic="swiss" style:font-pitch="variable" fo:font-size="11pt" fo:language="he" fo:country="IL" style:font-family-asian="Calibri" style:font-family-generic-asian="swiss" style:font-pitch-asian="variable" style:font-size-asian="11pt" style:language-asian="en" style:country-asian="US" style:font-family-complex="David" style:font-family-generic-complex="swiss" style:font-pitch-complex="variable" style:font-size-complex="11pt" style:language-complex="he" style:country-complex="IL"/>
    </style:style>
    <style:style style:name="T9" style:family="text">
      <style:text-properties fo:font-family="David" style:font-family-generic="swiss" style:font-pitch="variable" fo:font-size="10pt" style:font-size-asian="10pt" style:font-family-complex="David" style:font-family-generic-complex="swiss" style:font-pitch-complex="variable" style:font-size-complex="10pt"/>
    </style:style>
    <style:style style:name="T10" style:family="text">
      <style:text-properties fo:font-family="David" style:font-family-generic="swiss" style:font-pitch="variable" fo:font-size="10.5pt" style:font-size-asian="10.5pt" style:font-family-complex="David" style:font-family-generic-complex="swiss" style:font-pitch-complex="variable" style:font-size-complex="10.5pt"/>
    </style:style>
    <style:style style:name="T11" style:family="text">
      <style:text-properties fo:font-family="David" style:font-family-generic="swiss" style:font-pitch="variable" fo:font-size="8pt" style:font-size-asian="8pt" style:font-family-complex="David" style:font-family-generic-complex="swiss" style:font-pitch-complex="variable" style:font-size-complex="8pt"/>
    </style:style>
    <style:style style:name="T12" style:family="text">
      <style:text-properties fo:color="#000000" fo:font-family="Arial" fo:font-size="10pt" fo:language="he" fo:country="IL" style:font-size-asian="10pt" style:font-family-complex="Arial" style:font-size-complex="10pt"/>
    </style:style>
    <style:style style:name="T13" style:family="text">
      <style:text-properties fo:color="#000000" fo:font-family="Arial" fo:font-size="9pt" fo:language="he" fo:country="IL" style:font-size-asian="9pt" style:font-family-complex="Arial" style:font-size-complex="9pt"/>
    </style:style>
    <style:style style:name="T14" style:family="text">
      <style:text-properties fo:color="#000000" fo:font-family="Arial" fo:font-size="7.19999980926514pt" style:font-size-asian="7.19999980926514pt" style:font-family-complex="Arial" style:font-size-complex="7.19999980926514pt"/>
    </style:style>
    <style:style style:name="T15" style:family="text">
      <style:text-properties fo:color="#000000" fo:font-family="Arial" fo:font-size="7.19999980926514pt" fo:language="he" fo:country="IL" style:font-size-asian="7.19999980926514pt" style:font-family-complex="Arial" style:font-size-complex="7.19999980926514pt"/>
    </style:style>
    <style:style style:name="T16" style:family="text">
      <style:text-properties fo:color="#000000" fo:font-family="Arial" fo:font-size="7pt" fo:language="he" fo:country="IL" style:font-size-asian="7pt" style:font-family-complex="Arial" style:font-size-complex="7pt"/>
    </style:style>
    <style:style style:name="T17" style:family="text">
      <style:text-properties fo:color="#000000" fo:font-family="Arial" fo:font-size="7pt" style:font-size-asian="7pt" style:font-family-complex="Arial" style:font-size-complex="7pt"/>
    </style:style>
    <style:style style:name="T18" style:family="text">
      <style:text-properties fo:font-family="David" style:font-family-generic="swiss" style:font-pitch="variable" fo:font-size="11pt" fo:language="he" fo:country="IL" style:font-family-asian="Calibri" style:font-family-generic-asian="swiss" style:font-pitch-asian="variable" style:font-size-asian="11pt" style:language-asian="en" style:country-asian="US" style:font-family-complex="David" style:font-family-generic-complex="swiss" style:font-pitch-complex="variable" style:font-size-complex="11pt" style:language-complex="he" style:country-complex="IL"/>
    </style:style>
    <style:style style:name="T19" style:family="text">
      <style:text-properties fo:font-family="David" style:font-family-generic="swiss" style:font-pitch="variable" fo:font-size="11pt" style:font-family-asian="Calibri" style:font-family-generic-asian="swiss" style:font-pitch-asian="variable" style:font-size-asian="11pt" style:language-asian="en" style:country-asian="US" style:font-family-complex="David" style:font-family-generic-complex="swiss" style:font-pitch-complex="variable" style:font-size-complex="11pt" style:language-complex="he" style:country-complex="IL"/>
    </style:style>
    <style:style style:name="T20" style:family="text">
      <style:text-properties fo:font-size="14pt" fo:language="he" fo:country="IL" style:font-size-asian="14pt" style:font-family-complex="David" style:font-family-generic-complex="swiss" style:font-pitch-complex="variable" style:font-size-complex="8pt"/>
    </style:style>
    <style:style style:name="T21" style:family="text">
      <style:text-properties fo:color="#000000" fo:font-family="Arial" fo:font-size="8pt" fo:language="he" fo:country="IL" style:font-size-asian="8pt" style:font-family-complex="Arial" style:font-size-complex="8pt"/>
    </style:style>
    <style:style style:name="T22" style:family="text">
      <style:text-properties fo:font-family="David" style:font-family-generic="swiss" style:font-pitch="variable" fo:font-size="11pt" style:font-size-asian="11pt" style:font-size-complex="11pt"/>
    </style:style>
    <style:style style:name="T23" style:family="text">
      <style:text-properties fo:color="#000000" fo:font-family="David" style:font-family-generic="swiss" style:font-pitch="variable" fo:font-size="9pt" fo:language="he" fo:country="IL" style:font-size-asian="9pt" style:font-family-complex="Arial" style:font-size-complex="9pt"/>
    </style:style>
    <style:style style:name="T24" style:family="text">
      <style:text-properties fo:color="#000000" fo:font-family="Arial" fo:font-size="6.90000009536743pt" fo:language="he" fo:country="IL" style:font-size-asian="6.90000009536743pt" style:font-family-complex="Arial" style:font-size-complex="6.90000009536743pt"/>
    </style:style>
    <style:style style:name="T25" style:family="text">
      <style:text-properties fo:color="#000000" fo:font-family="David" style:font-family-generic="swiss" style:font-pitch="variable" fo:font-size="8pt" fo:language="he" fo:country="IL" style:font-size-asian="8pt" style:font-family-complex="Arial" style:font-size-complex="8pt"/>
    </style:style>
    <style:style style:name="T26" style:family="text">
      <style:text-properties fo:color="#000000" fo:font-family="David" style:font-family-generic="swiss" style:font-pitch="variable" fo:font-size="10pt" fo:language="he" fo:country="IL" style:font-size-asian="10pt" style:font-family-complex="Arial" style:font-size-complex="10pt"/>
    </style:style>
    <style:style style:name="T27" style:family="text">
      <style:text-properties fo:color="#000000" fo:font-family="David" style:font-family-generic="swiss" style:font-pitch="variable" fo:font-size="9pt" fo:language="he" fo:country="IL" style:font-size-asian="9pt" style:font-family-complex="David" style:font-family-generic-complex="swiss" style:font-pitch-complex="variable" style:font-size-complex="9pt"/>
    </style:style>
    <style:style style:name="T28" style:family="text">
      <style:text-properties fo:color="#000000" fo:font-family="Arial" fo:font-size="6.90000009536743pt" style:font-size-asian="6.90000009536743pt" style:font-family-complex="Arial" style:font-size-complex="6.90000009536743pt"/>
    </style:style>
    <style:style style:name="T29" style:family="text">
      <style:text-properties fo:font-family="David" style:font-family-generic="swiss" style:font-pitch="variable" fo:font-size="14pt" fo:language="he" fo:country="IL" fo:font-weight="bold" style:font-family-asian="Calibri" style:font-family-generic-asian="swiss" style:font-pitch-asian="variable" style:font-size-asian="14pt" style:language-asian="en" style:country-asian="US" style:font-weight-asian="bold" style:font-family-complex="David" style:font-family-generic-complex="swiss" style:font-pitch-complex="variable" style:font-size-complex="14pt" style:language-complex="he" style:country-complex="IL" style:font-weight-complex="bold"/>
    </style:style>
    <style:style style:name="T30" style:family="text">
      <style:text-properties fo:color="#000000" fo:font-family="'Times New Roman'" fo:font-size="11pt" fo:font-style="italic" style:font-size-asian="11pt" style:font-family-complex="'Times New Roman'" style:font-size-complex="11pt" style:font-style-complex="italic"/>
    </style:style>
    <style:style style:name="T31" style:family="text">
      <style:text-properties fo:color="#000000" fo:font-family="'Times New Roman'" fo:font-size="6.59999990463257pt" fo:font-style="italic" style:font-size-asian="6.59999990463257pt" style:font-family-complex="'Times New Roman'" style:font-size-complex="6.59999990463257pt" style:font-style-complex="italic"/>
    </style:style>
    <style:style style:name="T32" style:family="text">
      <style:text-properties fo:color="#000000" fo:font-family="OpenSymbol" fo:font-size="11pt" style:font-size-asian="11pt" style:font-family-complex="OpenSymbol" style:font-size-complex="11pt"/>
    </style:style>
    <style:style style:name="T33" style:family="text">
      <style:text-properties fo:color="#000000" fo:font-family="OpenSymbol" fo:font-size="29.8999996185303pt" style:font-size-asian="29.8999996185303pt" style:font-family-complex="OpenSymbol" style:font-size-complex="29.8999996185303pt"/>
    </style:style>
    <style:style style:name="T34" style:family="text">
      <style:text-properties fo:color="#000000" fo:font-family="'Times New Roman'" fo:font-size="11pt" style:font-size-asian="11pt" style:font-family-complex="'Times New Roman'" style:font-size-complex="11pt"/>
    </style:style>
    <style:style style:name="T35" style:family="text">
      <style:text-properties fo:font-family="David" style:font-family-generic="swiss" style:font-pitch="variable" fo:font-size="9pt" fo:language="he" fo:country="IL" style:font-size-asian="9pt" style:font-family-complex="David" style:font-family-generic-complex="swiss" style:font-pitch-complex="variable" style:font-size-complex="9pt"/>
    </style:style>
    <style:style style:name="T36" style:family="text">
      <style:text-properties style:text-position="-22% 58%" fo:font-family="David" style:font-family-generic="swiss" style:font-pitch="variable" fo:font-size="11pt" style:font-family-asian="Calibri" style:font-family-generic-asian="swiss" style:font-pitch-asian="variable" style:font-size-asian="11pt" style:language-asian="en" style:country-asian="US" style:font-family-complex="David" style:font-family-generic-complex="swiss" style:font-pitch-complex="variable" style:font-size-complex="11pt" style:language-complex="he" style:country-complex="IL"/>
    </style:style>
    <style:style style:name="T37" style:family="text">
      <style:text-properties style:text-position="-39% 58%" fo:font-family="David" style:font-family-generic="swiss" style:font-pitch="variable" fo:font-size="11pt" fo:language="he" fo:country="IL" style:font-family-asian="Calibri" style:font-family-generic-asian="swiss" style:font-pitch-asian="variable" style:font-size-asian="11pt" style:language-asian="en" style:country-asian="US" style:font-family-complex="David" style:font-family-generic-complex="swiss" style:font-pitch-complex="variable" style:font-size-complex="11pt" style:language-complex="he" style:country-complex="IL"/>
    </style:style>
    <style:style style:name="T38" style:family="text">
      <style:text-properties fo:font-family="David" style:font-family-generic="swiss" style:font-pitch="variable" fo:font-size="11pt" fo:language="en" fo:country="US" fo:font-style="normal" fo:font-weight="normal" style:font-family-asian="David" style:font-family-generic-asian="swiss" style:font-pitch-asian="variable" style:font-size-asian="11pt" style:language-asian="en" style:country-asian="US" style:font-style-asian="normal" style:font-weight-asian="normal" style:font-family-complex="David" style:font-family-generic-complex="swiss" style:font-pitch-complex="variable" style:font-size-complex="11pt" style:language-complex="he" style:country-complex="IL" style:font-style-complex="normal" style:font-weight-complex="normal"/>
    </style:style>
    <style:style style:name="T39" style:family="text">
      <style:text-properties fo:color="#000000" fo:font-family="OpenSymbol" fo:font-size="16pt" style:font-size-asian="16pt" style:font-family-complex="OpenSymbol" style:font-size-complex="16pt"/>
    </style:style>
    <style:style style:name="T40" style:family="text">
      <style:text-properties fo:color="#000000" fo:font-family="OpenSymbol" fo:font-size="6.59999990463257pt" style:font-size-asian="6.59999990463257pt" style:font-family-complex="OpenSymbol" style:font-size-complex="6.59999990463257pt"/>
    </style:style>
    <style:style style:name="T41" style:family="text">
      <style:text-properties fo:color="#000000" fo:font-family="'Times New Roman'" fo:font-size="6.59999990463257pt" style:font-size-asian="6.59999990463257pt" style:font-family-complex="'Times New Roman'" style:font-size-complex="6.59999990463257pt"/>
    </style:style>
    <style:style style:name="T42" style:family="text">
      <style:text-properties fo:color="#000000" fo:font-family="David" style:font-family-generic="swiss" style:font-pitch="variable" fo:font-size="11pt" fo:language="he" fo:country="IL" style:font-family-asian="Calibri" style:font-family-generic-asian="swiss" style:font-pitch-asian="variable" style:font-size-asian="11pt" style:language-asian="en" style:country-asian="US" style:font-family-complex="David" style:font-family-generic-complex="swiss" style:font-pitch-complex="variable" style:font-size-complex="11pt" style:language-complex="he" style:country-complex="IL"/>
    </style:style>
    <style:style style:name="T43" style:family="text">
      <style:text-properties fo:color="#000000" fo:font-family="OpenSymbol" fo:font-size="14.6000003814697pt" style:font-size-asian="14.6000003814697pt" style:font-family-complex="OpenSymbol" style:font-size-complex="14.6000003814697pt"/>
    </style:style>
    <style:style style:name="T44" style:family="text">
      <style:text-properties fo:color="#000000" fo:font-family="David" style:font-family-generic="swiss" style:font-pitch="variable" fo:font-size="11pt" style:font-family-asian="Calibri" style:font-family-generic-asian="swiss" style:font-pitch-asian="variable" style:font-size-asian="11pt" style:language-asian="en" style:country-asian="US" style:font-family-complex="David" style:font-family-generic-complex="swiss" style:font-pitch-complex="variable" style:font-size-complex="11pt" style:language-complex="he" style:country-complex="IL"/>
    </style:style>
    <style:style style:name="T45" style:family="text">
      <style:text-properties fo:color="#000000" fo:font-family="'Courier New'" fo:font-size="8pt" style:font-size-asian="8pt" style:font-family-complex="'Courier New'" style:font-size-complex="8pt"/>
    </style:style>
    <style:style style:name="T46" style:family="text">
      <style:text-properties fo:color="#000000" fo:font-family="'Times New Roman'" fo:font-size="9pt" style:font-size-asian="9pt" style:font-family-complex="'Times New Roman'" style:font-size-complex="9pt"/>
    </style:style>
    <style:style style:name="T47" style:family="text">
      <style:text-properties fo:color="#000000" fo:font-family="'Times New Roman'" fo:font-size="9pt" fo:font-style="italic" style:font-size-asian="9pt" style:font-family-complex="'Times New Roman'" style:font-size-complex="9pt" style:font-style-complex="italic"/>
    </style:style>
    <style:style style:name="T48" style:family="text">
      <style:text-properties fo:font-family="David" style:font-family-generic="swiss" style:font-pitch="variable"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office:forms form:automatic-focus="false" form:apply-design-mode="false"/>
        <draw:frame draw:style-name="gr1" draw:text-style-name="P2" draw:layer="layout" svg:width="11.644cm" svg:height="0.7cm" svg:x="5.305cm" svg:y="3.535cm">
          <draw:text-box>
            <text:p text:style-name="P1"><text:span text:style-name="T1">ביטקוין: מערכת שיתופית לכסף אלקטרוני</text:span></text:p>
          </draw:text-box>
        </draw:frame>
        <draw:frame draw:style-name="gr2" draw:text-style-name="P3" draw:layer="layout" svg:width="10.16cm" svg:height="0.408cm" svg:x="8.145cm" svg:y="4.705cm">
          <draw:text-box>
            <text:p text:style-name="P3"><text:span text:style-name="T2">סאטושי נקאמוטו (</text:span><text:span text:style-name="T3">Satoshi Nakamoto</text:span><text:span text:style-name="T3">)</text:span></text:p>
          </draw:text-box>
        </draw:frame>
        <draw:frame draw:style-name="gr3" draw:layer="layout" svg:width="2.8cm" svg:height="0.404cm" svg:x="9.383cm" svg:y="5.15cm">
          <draw:text-box>
            <text:p text:style-name="P4"><text:span text:style-name="T3">satoshin@gmx.com</text:span></text:p>
          </draw:text-box>
        </draw:frame>
        <draw:frame draw:style-name="gr4" draw:layer="layout" svg:width="2.394cm" svg:height="0.404cm" svg:x="9.606cm" svg:y="5.563cm">
          <draw:text-box>
            <text:p text:style-name="P4"><text:span text:style-name="T3">www.bitcoin.org</text:span></text:p>
          </draw:text-box>
        </draw:frame>
        <draw:frame draw:style-name="gr5" draw:layer="layout" svg:width="0.18cm" svg:height="0.404cm" svg:x="10.964cm" svg:y="25.011cm">
          <draw:text-box>
            <text:p text:style-name="P4"><text:span text:style-name="T3">1</text:span></text:p>
          </draw:text-box>
        </draw:frame>
        <draw:frame draw:style-name="gr6" draw:text-style-name="P6" draw:layer="layout" svg:width="10.16cm" svg:height="4.195cm" svg:x="5.805cm" svg:y="7.36cm">
          <draw:text-box>
            <text:p text:style-name="P5"><text:span text:style-name="T4">תקציר.</text:span><text:span text:style-name="T5"> גרסה שיתופית לחלוטין של כסף אלקטרוני תאפשר לשלוח תשלומים מקוונים ישירות מצד אחד לשני מבלי לעבור דרך מוסד כספי. חתימות דיגיטליות מהוות חלק מהפיתרון, אולם עיקר התועלת תאבד אם צד שלישי נאמן עדיין דרוש כדי למנוע ניצול כפול. אנו מציעים פיתרון לבעיית הניצול הכפול המשתמש ברשת שיתופית. הרשת מייצרת חותמות זמן עבור פעולות על ידי גיבובן לשרשרת מתמשכת של הוכחת עבודה, ובכך מנהלת רישום שאינו נתון לשינוי ללא שחזור הוכחת העבודה. השרשרת הארוכה ביותר משמשת לא רק כהוכחה של סדר האירועים שנצפו, אלא גם הוכחה שהיא הגיעה מהריכוז הגדול ביותר של כוח חישובי. כל עוד מרבית כוח החישוב נשלט על ידי צמתים שאינם משתפים פעולה כדי לתקוף את הרשת, הם ייצרו את השרשרת הארוכה ביותר ויעלו בקצב על תוקפים. הרשת עצמה דורשת מבנה מזערי. הודעות מופצות על בסיס מיטב המאמצים, וצמתים יכולים לעזוב את הרשת ולהצטרף אליה כרצונם, ולקבל את שרשרת הוכחת העבודה הארוכה ביותר כהוכחה של מה שקרה בזמן היעדרותם.</text:span></text:p>
          </draw:text-box>
        </draw:frame>
        <draw:frame draw:style-name="gr7" draw:text-style-name="P8" draw:layer="layout" svg:width="3.81cm" svg:height="0.488cm" svg:x="14.645cm" svg:y="11.895cm">
          <draw:text-box>
            <text:p text:style-name="P7"><text:span text:style-name="T6"><text:s/></text:span><text:span text:style-name="T6">1</text:span><text:span text:style-name="T6">. <text:s text:c="3"/>מבוא</text:span></text:p>
          </draw:text-box>
        </draw:frame>
        <draw:frame draw:style-name="gr8" draw:text-style-name="P10" draw:layer="layout" svg:width="13.97cm" svg:height="4.806cm" svg:x="3.8cm" svg:y="12.63cm">
          <draw:text-box>
            <text:p text:style-name="P9"><text:span text:style-name="T7">מסחר באינטרנט כיום מסתמך באופן כמעט בלעדי על מוסדות כספיים המשמשים כצד שלישי נאמן לעיבוד תשלומים אלקטרוניים. המערכת עובדת באופן משביע רצון עבור רוב העסקאות, אך עם זאת, היא עדיין סובלת מהחולשות הטבועות במודל מבוסס האמון. פעולות שהן לחלוטין בלתי-ניתנות לביטול אינן באמת אפשריות, מכיוון שהמוסד הכספי אינו יכול להימנע מגישור מחלוקות. עלות הגישור מעלה את עלויות הפעולה, מה שמגביל את הגודל המעשי המזערי לעסקה ומונע את האפשרות לעסקאות אגביות קטנות, ויש עלות רחבה יותר באובדן היכולת לבצע תשלומים בלתי-ניתנים לביטול עבור שירותים בלתי-ניתנים לביטול. האפשרות לביטול מרחיבה את הצורך באמון. סוחרים חייבים להיזהר מלקוחותיהם, ולהטריח אותם לספק יותר מידע מאשר היה נחוץ אחרת. הם משלימים בלית ברירה עם אחוז מסוים של הונאה, הנתפש כבלתי-נמנע. ניתן להימנע מהעלויות האלו ומחוסר הוודאות בתשלומים על ידי שימוש במטבע גשמי, אך אין בנמצא מנגנון לבצע תשלומים על גבי ערוץ תקשורת ללא צד נאמן.</text:span></text:p>
          </draw:text-box>
        </draw:frame>
        <draw:frame draw:style-name="gr9" draw:text-style-name="P12" draw:layer="layout" svg:width="16.21cm" svg:height="4.916cm" svg:x="3.8cm" svg:y="17.64cm">
          <draw:text-box>
            <text:p text:style-name="P11"><text:span text:style-name="T8"><text:s text:c="5"/>נחוצה מערכת תשלומים אלקטרוניים המבוססת על הוכחה קריפטוגרפית במקום אמון, המאפשרת לכל שני צדדים החפצים בדבר לבצע פעולה זה עם זה באופן ישיר ללא צורך בצד שלישי נאמן. פעולות שמבחינה חישובית אין זה מעשי להפוך אותן יגנו על מוכרים מפני הונאה, וניתן בקלות לממש מנגנוני השלשה שגרתיים בכדי להגן על קונים. במאמר זה, אנו מציעים פיתרון לבעיית הניצול הכפול המשתמש בשרת חותמות-זמן שיתופי (</text:span><text:span text:style-name="T8">peer-to-peer</text:span><text:span text:style-name="T8">) מבוזר בשביל ליצור הוכחה חישובית של הסדר הכרונולוגי של פעולות. המערכת בטוחה כל עוד הצמתים הישרים שולטים יחד ביותר עוצמת חישוב מכל קבוצת צמתים תוקפים המשתפים פעולה.</text:span></text:p>
          </draw:text-box>
        </draw:frame>
        <draw:frame draw:style-name="gr10" draw:text-style-name="P14" draw:layer="layout" svg:width="9.964cm" svg:height="1.023cm" svg:x="5.801cm" svg:y="6.075cm">
          <draw:text-box>
            <text:p text:style-name="P13"><text:span text:style-name="T9">תורגם על ידי: מני רוזנפלד</text:span></text:p>
            <text:p text:style-name="P13"><text:span text:style-name="T10">נערך על ידי: ג'ים נגוין</text:span></text:p>
          </draw:text-box>
        </draw:frame>
        <draw:frame draw:style-name="gr11" draw:text-style-name="P16" draw:layer="layout" svg:width="4.884cm" svg:height="0.28cm" svg:x="17.966cm" svg:y="0.715cm">
          <draw:text-box>
            <text:p text:style-name="P15"><text:span text:style-name="T11">בס"ד</text:span></text:p>
          </draw:text-box>
        </draw:frame>
      </draw:page>
      <draw:page draw:name="page2" draw:style-name="dp1" draw:master-page-name="master-page22">
        <office:forms form:automatic-focus="false" form:apply-design-mode="false"/>
        <draw:polygon draw:style-name="gr12" draw:layer="layout" svg:width="0.251cm" svg:height="0.162cm" svg:x="14.017cm" svg:y="22.132cm" svg:viewBox="0 0 252 163" draw:points="0,82 252,163 252,0">
          <text:p/>
        </draw:polygon>
        <draw:line draw:style-name="gr13" draw:layer="layout" svg:x1="15.485cm" svg:y1="22.213cm" svg:x2="14.221cm" svg:y2="22.213cm">
          <text:p/>
        </draw:line>
        <draw:polygon draw:style-name="gr12" draw:layer="layout" svg:width="0.251cm" svg:height="0.162cm" svg:x="10.041cm" svg:y="22.333cm" svg:viewBox="0 0 252 163" draw:points="0,81 252,163 252,0">
          <text:p/>
        </draw:polygon>
        <draw:line draw:style-name="gr13" draw:layer="layout" svg:x1="10.669cm" svg:y1="22.414cm" svg:x2="10.24cm" svg:y2="22.414cm">
          <text:p/>
        </draw:line>
        <draw:polygon draw:style-name="gr12" draw:layer="layout" svg:width="0.251cm" svg:height="0.162cm" svg:x="6.898cm" svg:y="22.132cm" svg:viewBox="0 0 252 163" draw:points="0,82 252,163 252,0">
          <text:p/>
        </draw:polygon>
        <draw:line draw:style-name="gr13" draw:layer="layout" svg:x1="9.413cm" svg:y1="22.213cm" svg:x2="7.102cm" svg:y2="22.213cm">
          <text:p/>
        </draw:line>
        <draw:polygon draw:style-name="gr14" draw:layer="layout" svg:width="3.35cm" svg:height="1.221cm" svg:x="11.506cm" svg:y="22.82cm" svg:viewBox="0 0 3351 1222" draw:points="1674,1222 3351,1222 3351,0 0,0 0,1222">
          <text:p/>
        </draw:polygon>
        <draw:frame draw:style-name="gr5" draw:layer="layout" svg:width="0.18cm" svg:height="0.404cm" svg:x="10.964cm" svg:y="25.011cm">
          <draw:text-box>
            <text:p text:style-name="P4"><text:span text:style-name="T3">2</text:span></text:p>
          </draw:text-box>
        </draw:frame>
        <draw:polygon draw:style-name="gr14" draw:layer="layout" svg:width="0.839cm" svg:height="0.406cm" svg:x="13.807cm" svg:y="23.43cm" svg:viewBox="0 0 840 407" draw:points="422,407 840,407 840,0 0,0 0,407">
          <text:p/>
        </draw:polygon>
        <draw:frame draw:style-name="gr15" draw:text-style-name="P18" draw:layer="layout" svg:width="0.73cm" svg:height="0.779cm" svg:x="13.96cm" svg:y="22.957cm">
          <draw:text-box>
            <text:p text:style-name="P17"><text:span text:style-name="T12">בלוק</text:span><text:span text:style-name="T12"> </text:span></text:p>
          </draw:text-box>
        </draw:frame>
        <draw:polygon draw:style-name="gr14" draw:layer="layout" svg:width="0.839cm" svg:height="0.406cm" svg:x="12.762cm" svg:y="23.43cm" svg:viewBox="0 0 840 407" draw:points="417,407 840,407 840,0 0,0 0,407">
          <text:p/>
        </draw:polygon>
        <draw:frame draw:style-name="gr16" draw:text-style-name="P19" draw:layer="layout" svg:width="0.724cm" svg:height="0.353cm" svg:x="13.87cm" svg:y="23.459cm">
          <draw:text-box>
            <text:p text:style-name="P17"><text:span text:style-name="T13">פריט</text:span><text:span text:style-name="T13"> </text:span></text:p>
          </draw:text-box>
        </draw:frame>
        <draw:polygon draw:style-name="gr14" draw:layer="layout" svg:width="0.839cm" svg:height="0.406cm" svg:x="11.713cm" svg:y="23.43cm" svg:viewBox="0 0 840 407" draw:points="421,407 840,407 840,0 0,0 0,407">
          <text:p/>
        </draw:polygon>
        <draw:frame draw:style-name="gr16" draw:text-style-name="P19" draw:layer="layout" svg:width="0.724cm" svg:height="0.353cm" svg:x="12.842cm" svg:y="23.459cm">
          <draw:text-box>
            <text:p text:style-name="P17"><text:span text:style-name="T13">פריט</text:span><text:span text:style-name="T13"> </text:span></text:p>
          </draw:text-box>
        </draw:frame>
        <draw:polygon draw:style-name="gr14" draw:layer="layout" svg:width="0.839cm" svg:height="0.61cm" svg:x="9.202cm" svg:y="22.009cm" svg:viewBox="0 0 840 611" draw:points="418,611 840,611 840,0 0,0 0,611">
          <text:p/>
        </draw:polygon>
        <draw:frame draw:style-name="gr17" draw:text-style-name="P4" draw:layer="layout" svg:width="0.229cm" svg:height="0.285cm" svg:x="12.006cm" svg:y="23.507cm">
          <draw:text-box>
            <text:p text:style-name="P4"><text:span text:style-name="T14">...</text:span></text:p>
          </draw:text-box>
        </draw:frame>
        <draw:polygon draw:style-name="gr14" draw:layer="layout" svg:width="3.354cm" svg:height="1.221cm" svg:x="7.525cm" svg:y="22.82cm" svg:viewBox="0 0 3355 1222" draw:points="1678,1222 3355,1222 3355,0 0,0 0,1222">
          <text:p/>
        </draw:polygon>
        <draw:frame draw:style-name="gr18" draw:text-style-name="P18" draw:layer="layout" svg:width="0.826cm" svg:height="0.39cm" svg:x="9.292cm" svg:y="22.111cm">
          <draw:text-box>
            <text:p text:style-name="P17"><text:span text:style-name="T12">גיבוב</text:span><text:span text:style-name="T12"> </text:span></text:p>
          </draw:text-box>
        </draw:frame>
        <draw:polygon draw:style-name="gr14" draw:layer="layout" svg:width="0.839cm" svg:height="0.406cm" svg:x="9.83cm" svg:y="23.43cm" svg:viewBox="0 0 840 407" draw:points="418,407 840,407 840,0 0,0 0,407">
          <text:p/>
        </draw:polygon>
        <draw:frame draw:style-name="gr19" draw:text-style-name="P20" draw:layer="layout" svg:width="0.705cm" svg:height="0.39cm" svg:x="10.096cm" svg:y="22.957cm">
          <draw:text-box>
            <text:p text:style-name="P17"><text:span text:style-name="T12">בלוק</text:span><text:span text:style-name="T15"> </text:span></text:p>
          </draw:text-box>
        </draw:frame>
        <draw:polygon draw:style-name="gr14" draw:layer="layout" svg:width="0.839cm" svg:height="0.406cm" svg:x="8.781cm" svg:y="23.43cm" svg:viewBox="0 0 840 407" draw:points="422,407 840,407 840,0 0,0 0,407">
          <text:p/>
        </draw:polygon>
        <draw:frame draw:style-name="gr20" draw:text-style-name="P19" draw:layer="layout" svg:width="0.725cm" svg:height="0.353cm" svg:x="9.9cm" svg:y="23.459cm">
          <draw:text-box>
            <text:p text:style-name="P17"><text:span text:style-name="T13">פריט</text:span><text:span text:style-name="T13"> </text:span></text:p>
          </draw:text-box>
        </draw:frame>
        <draw:polygon draw:style-name="gr14" draw:layer="layout" svg:width="0.839cm" svg:height="0.406cm" svg:x="7.735cm" svg:y="23.43cm" svg:viewBox="0 0 840 407" draw:points="418,407 840,407 840,0 0,0 0,407">
          <text:p/>
        </draw:polygon>
        <draw:frame draw:style-name="gr16" draw:text-style-name="P19" draw:layer="layout" svg:width="0.724cm" svg:height="0.353cm" svg:x="8.838cm" svg:y="23.443cm">
          <draw:text-box>
            <text:p text:style-name="P17"><text:span text:style-name="T13">פריט</text:span><text:span text:style-name="T13"> </text:span></text:p>
          </draw:text-box>
        </draw:frame>
        <draw:line draw:style-name="gr21" draw:layer="layout" svg:x1="10.67cm" svg:y1="22.82cm" svg:x2="10.67cm" svg:y2="22.414cm">
          <text:p/>
        </draw:line>
        <draw:polygon draw:style-name="gr12" draw:layer="layout" svg:width="0.251cm" svg:height="0.162cm" svg:x="14.017cm" svg:y="22.333cm" svg:viewBox="0 0 252 163" draw:points="0,81 252,163 252,0">
          <text:p/>
        </draw:polygon>
        <draw:line draw:style-name="gr13" draw:layer="layout" svg:x1="14.646cm" svg:y1="22.414cm" svg:x2="14.221cm" svg:y2="22.414cm">
          <text:p/>
        </draw:line>
        <draw:polygon draw:style-name="gr12" draw:layer="layout" svg:width="0.251cm" svg:height="0.162cm" svg:x="10.041cm" svg:y="22.132cm" svg:viewBox="0 0 252 163" draw:points="0,82 252,163 252,0">
          <text:p/>
        </draw:polygon>
        <draw:line draw:style-name="gr13" draw:layer="layout" svg:x1="13.179cm" svg:y1="22.213cm" svg:x2="10.24cm" svg:y2="22.213cm">
          <text:p/>
        </draw:line>
        <draw:polygon draw:style-name="gr14" draw:layer="layout" svg:width="0.839cm" svg:height="0.61cm" svg:x="13.179cm" svg:y="22.009cm" svg:viewBox="0 0 840 611" draw:points="423,611 840,611 840,0 0,0 0,611">
          <text:p/>
        </draw:polygon>
        <draw:frame draw:style-name="gr22" draw:text-style-name="P4" draw:layer="layout" svg:width="0.228cm" svg:height="0.285cm" svg:x="8.037cm" svg:y="23.507cm">
          <draw:text-box>
            <text:p text:style-name="P4"><text:span text:style-name="T14">...</text:span></text:p>
          </draw:text-box>
        </draw:frame>
        <draw:line draw:style-name="gr21" draw:layer="layout" svg:x1="14.647cm" svg:y1="22.82cm" svg:x2="14.647cm" svg:y2="22.414cm">
          <text:p/>
        </draw:line>
        <draw:polygon draw:style-name="gr14" draw:layer="layout" svg:width="2.256cm" svg:height="4.105cm" svg:x="12.882cm" svg:y="5.677cm" svg:viewBox="0 0 2257 4106" draw:points="1127,4106 2257,4106 2257,0 0,0 0,4106">
          <text:p/>
        </draw:polygon>
        <draw:frame draw:style-name="gr18" draw:text-style-name="P18" draw:layer="layout" svg:width="0.826cm" svg:height="0.39cm" svg:x="13.266cm" svg:y="22.111cm">
          <draw:text-box>
            <text:p text:style-name="P17"><text:span text:style-name="T12">גיבוב</text:span><text:span text:style-name="T12"> </text:span></text:p>
          </draw:text-box>
        </draw:frame>
        <draw:polygon draw:style-name="gr14" draw:layer="layout" svg:width="1.845cm" svg:height="0.821cm" svg:x="13.088cm" svg:y="6.292cm" svg:viewBox="0 0 1846 822" draw:points="920,822 1846,822 1846,0 0,0 0,822">
          <text:p/>
        </draw:polygon>
        <draw:frame draw:style-name="gr23" draw:text-style-name="P20" draw:layer="layout" svg:width="1.192cm" svg:height="0.293cm" svg:x="13.752cm" svg:y="5.823cm">
          <draw:text-box>
            <text:p text:style-name="P17"><text:span text:style-name="T16">פעולה</text:span><text:span text:style-name="T16"> </text:span></text:p>
          </draw:text-box>
        </draw:frame>
        <draw:frame draw:style-name="gr24" draw:text-style-name="P20" draw:layer="layout" svg:width="1.415cm" svg:height="0.583cm" svg:x="13.313cm" svg:y="6.409cm">
          <draw:text-box>
            <text:p text:style-name="P17"><text:span text:style-name="T16">מפתח ציבורי</text:span><text:span text:style-name="T16"> </text:span></text:p>
            <text:p text:style-name="P17"><text:span text:style-name="T16">של בעלים <text:s/>- </text:span><text:span text:style-name="T16">1</text:span></text:p>
          </draw:text-box>
        </draw:frame>
        <draw:polygon draw:style-name="gr14" draw:layer="layout" svg:width="1.436cm" svg:height="0.82cm" svg:x="13.29cm" svg:y="8.756cm" svg:viewBox="0 0 1437 821" draw:points="719,821 1437,821 1437,0 0,0 0,821">
          <text:p/>
        </draw:polygon>
        <draw:frame draw:style-name="gr25" draw:text-style-name="P20" draw:layer="layout" svg:width="1.058cm" svg:height="0.584cm" svg:x="13.472cm" svg:y="8.884cm">
          <draw:text-box>
            <text:p text:style-name="P17"><text:span text:style-name="T16">חתימה של</text:span></text:p>
            <text:p text:style-name="P17"><text:span text:style-name="T16"><text:s/></text:span><text:span text:style-name="T16">בעלים </text:span><text:span text:style-name="T16">0</text:span><text:span text:style-name="T16"> </text:span></text:p>
          </draw:text-box>
        </draw:frame>
        <draw:polygon draw:style-name="gr14" draw:layer="layout" svg:width="0.82cm" svg:height="0.412cm" svg:x="13.703cm" svg:y="7.728cm" svg:viewBox="0 0 821 413" draw:points="409,413 821,413 821,0 0,0 0,413">
          <text:p/>
        </draw:polygon>
        <draw:polygon draw:style-name="gr12" draw:layer="layout" svg:width="0.166cm" svg:height="0.243cm" svg:x="13.824cm" svg:y="7.485cm" svg:viewBox="0 0 167 244" draw:points="86,244 167,0 0,0">
          <text:p/>
        </draw:polygon>
        <draw:line draw:style-name="gr13" draw:layer="layout" svg:x1="13.91cm" svg:y1="7.113cm" svg:x2="13.91cm" svg:y2="7.533cm">
          <text:p/>
        </draw:line>
        <draw:polygon draw:style-name="gr12" draw:layer="layout" svg:width="0.162cm" svg:height="0.247cm" svg:x="14.031cm" svg:y="8.509cm" svg:viewBox="0 0 163 248" draw:points="81,248 163,0 0,0">
          <text:p/>
        </draw:polygon>
        <draw:line draw:style-name="gr13" draw:layer="layout" svg:x1="14.112cm" svg:y1="8.14cm" svg:x2="14.112cm" svg:y2="8.561cm">
          <text:p/>
        </draw:line>
        <draw:line draw:style-name="gr26" draw:layer="layout" svg:x1="13.291cm" svg:y1="7.113cm" svg:x2="13.291cm" svg:y2="8.14cm">
          <text:p/>
        </draw:line>
        <draw:polygon draw:style-name="gr14" draw:layer="layout" svg:width="2.257cm" svg:height="4.105cm" svg:x="9.598cm" svg:y="5.677cm" svg:viewBox="0 0 2258 4106" draw:points="1130,4106 2258,4106 2258,0 0,0 0,4106">
          <text:p/>
        </draw:polygon>
        <draw:frame draw:style-name="gr27" draw:text-style-name="P20" draw:layer="layout" svg:width="0.572cm" svg:height="0.292cm" svg:x="13.818cm" svg:y="7.778cm">
          <draw:text-box>
            <text:p text:style-name="P17"><text:span text:style-name="T16">גיבוב</text:span><text:span text:style-name="T16"> </text:span></text:p>
          </draw:text-box>
        </draw:frame>
        <draw:polygon draw:style-name="gr14" draw:layer="layout" svg:width="1.848cm" svg:height="0.821cm" svg:x="9.805cm" svg:y="6.292cm" svg:viewBox="0 0 1849 822" draw:points="924,822 1849,822 1849,0 0,0 0,822">
          <text:p/>
        </draw:polygon>
        <draw:frame draw:style-name="gr23" draw:text-style-name="P20" draw:layer="layout" svg:width="1.192cm" svg:height="0.293cm" svg:x="10.462cm" svg:y="5.823cm">
          <draw:text-box>
            <text:p text:style-name="P17"><text:span text:style-name="T16">פעולה</text:span><text:span text:style-name="T16"> </text:span></text:p>
          </draw:text-box>
        </draw:frame>
        <draw:polygon draw:style-name="gr14" draw:layer="layout" svg:width="1.436cm" svg:height="0.82cm" svg:x="10.01cm" svg:y="8.756cm" svg:viewBox="0 0 1437 821" draw:points="718,821 1437,821 1437,0 0,0 0,821">
          <text:p/>
        </draw:polygon>
        <draw:polygon draw:style-name="gr14" draw:layer="layout" svg:width="0.821cm" svg:height="0.412cm" svg:x="10.419cm" svg:y="7.728cm" svg:viewBox="0 0 822 413" draw:points="413,413 822,413 822,0 0,0 0,413">
          <text:p/>
        </draw:polygon>
        <draw:polygon draw:style-name="gr12" draw:layer="layout" svg:width="0.162cm" svg:height="0.243cm" svg:x="10.544cm" svg:y="7.485cm" svg:viewBox="0 0 163 244" draw:points="80,244 163,0 0,0">
          <text:p/>
        </draw:polygon>
        <draw:line draw:style-name="gr13" draw:layer="layout" svg:x1="10.626cm" svg:y1="7.113cm" svg:x2="10.626cm" svg:y2="7.533cm">
          <text:p/>
        </draw:line>
        <draw:polygon draw:style-name="gr12" draw:layer="layout" svg:width="0.166cm" svg:height="0.247cm" svg:x="10.747cm" svg:y="8.509cm" svg:viewBox="0 0 167 248" draw:points="86,248 167,0 0,0">
          <text:p/>
        </draw:polygon>
        <draw:line draw:style-name="gr13" draw:layer="layout" svg:x1="10.832cm" svg:y1="8.14cm" svg:x2="10.832cm" svg:y2="8.561cm">
          <text:p/>
        </draw:line>
        <draw:polygon draw:style-name="gr12" draw:layer="layout" svg:width="0.258cm" svg:height="0.173cm" svg:x="11.446cm" svg:y="8.788cm" svg:viewBox="0 0 259 174" draw:points="0,174 259,148 193,0">
          <text:p/>
        </draw:polygon>
        <draw:line draw:style-name="gr13" draw:layer="layout" svg:x1="13.292cm" svg:y1="8.14cm" svg:x2="13.254cm" svg:y2="8.16cm">
          <text:p/>
        </draw:line>
        <draw:line draw:style-name="gr13" draw:layer="layout" svg:x1="13.219cm" svg:y1="8.174cm" svg:x2="13.181cm" svg:y2="8.194cm">
          <text:p/>
        </draw:line>
        <draw:line draw:style-name="gr13" draw:layer="layout" svg:x1="13.144cm" svg:y1="8.207cm" svg:x2="13.103cm" svg:y2="8.227cm">
          <text:p/>
        </draw:line>
        <draw:line draw:style-name="gr13" draw:layer="layout" svg:x1="13.067cm" svg:y1="8.24cm" svg:x2="13.029cm" svg:y2="8.259cm">
          <text:p/>
        </draw:line>
        <draw:line draw:style-name="gr13" draw:layer="layout" svg:x1="12.994cm" svg:y1="8.273cm" svg:x2="12.952cm" svg:y2="8.293cm">
          <text:p/>
        </draw:line>
        <draw:line draw:style-name="gr13" draw:layer="layout" svg:x1="12.917cm" svg:y1="8.306cm" svg:x2="12.878cm" svg:y2="8.326cm">
          <text:p/>
        </draw:line>
        <draw:line draw:style-name="gr13" draw:layer="layout" svg:x1="12.843cm" svg:y1="8.343cm" svg:x2="12.801cm" svg:y2="8.36cm">
          <text:p/>
        </draw:line>
        <draw:line draw:style-name="gr13" draw:layer="layout" svg:x1="12.766cm" svg:y1="8.376cm" svg:x2="12.728cm" svg:y2="8.392cm">
          <text:p/>
        </draw:line>
        <draw:line draw:style-name="gr13" draw:layer="layout" svg:x1="12.692cm" svg:y1="8.409cm" svg:x2="12.654cm" svg:y2="8.425cm">
          <text:p/>
        </draw:line>
        <draw:line draw:style-name="gr13" draw:layer="layout" svg:x1="12.614cm" svg:y1="8.443cm" svg:x2="12.576cm" svg:y2="8.459cm">
          <text:p/>
        </draw:line>
        <draw:line draw:style-name="gr13" draw:layer="layout" svg:x1="12.541cm" svg:y1="8.475cm" svg:x2="12.503cm" svg:y2="8.492cm">
          <text:p/>
        </draw:line>
        <draw:line draw:style-name="gr13" draw:layer="layout" svg:x1="12.467cm" svg:y1="8.509cm" svg:x2="12.425cm" svg:y2="8.525cm">
          <text:p/>
        </draw:line>
        <draw:line draw:style-name="gr13" draw:layer="layout" svg:x1="12.39cm" svg:y1="8.542cm" svg:x2="12.352cm" svg:y2="8.562cm">
          <text:p/>
        </draw:line>
        <draw:line draw:style-name="gr13" draw:layer="layout" svg:x1="12.317cm" svg:y1="8.575cm" svg:x2="12.275cm" svg:y2="8.594cm">
          <text:p/>
        </draw:line>
        <draw:line draw:style-name="gr13" draw:layer="layout" svg:x1="12.24cm" svg:y1="8.608cm" svg:x2="12.201cm" svg:y2="8.628cm">
          <text:p/>
        </draw:line>
        <draw:line draw:style-name="gr13" draw:layer="layout" svg:x1="12.165cm" svg:y1="8.641cm" svg:x2="12.123cm" svg:y2="8.662cm">
          <text:p/>
        </draw:line>
        <draw:line draw:style-name="gr13" draw:layer="layout" svg:x1="12.088cm" svg:y1="8.674cm" svg:x2="12.05cm" svg:y2="8.694cm">
          <text:p/>
        </draw:line>
        <draw:line draw:style-name="gr13" draw:layer="layout" svg:x1="12.014cm" svg:y1="8.708cm" svg:x2="11.976cm" svg:y2="8.727cm">
          <text:p/>
        </draw:line>
        <draw:line draw:style-name="gr13" draw:layer="layout" svg:x1="11.937cm" svg:y1="8.744cm" svg:x2="11.899cm" svg:y2="8.76cm">
          <text:p/>
        </draw:line>
        <draw:line draw:style-name="gr13" draw:layer="layout" svg:x1="11.864cm" svg:y1="8.778cm" svg:x2="11.825cm" svg:y2="8.794cm">
          <text:p/>
        </draw:line>
        <draw:line draw:style-name="gr13" draw:layer="layout" svg:x1="11.787cm" svg:y1="8.81cm" svg:x2="11.748cm" svg:y2="8.827cm">
          <text:p/>
        </draw:line>
        <draw:line draw:style-name="gr13" draw:layer="layout" svg:x1="11.713cm" svg:y1="8.844cm" svg:x2="11.675cm" svg:y2="8.86cm">
          <text:p/>
        </draw:line>
        <draw:line draw:style-name="gr13" draw:layer="layout" svg:x1="11.635cm" svg:y1="8.877cm" svg:x2="11.627cm" svg:y2="8.883cm">
          <text:p/>
        </draw:line>
        <draw:frame draw:style-name="gr27" draw:text-style-name="P20" draw:layer="layout" svg:width="0.572cm" svg:height="0.292cm" svg:x="10.533cm" svg:y="7.778cm">
          <draw:text-box>
            <text:p text:style-name="P17"><text:span text:style-name="T16">גיבוב</text:span><text:span text:style-name="T16"> </text:span></text:p>
          </draw:text-box>
        </draw:frame>
        <draw:frame draw:style-name="gr28" draw:text-style-name="P4" draw:layer="layout" svg:width="0.073cm" svg:height="0.292cm" draw:transform="rotate (0.420973415580953) translate (12.578cm 8.295cm)">
          <draw:text-box>
            <text:p text:style-name="P4"><text:span text:style-name="T17"><text:s/></text:span></text:p>
          </draw:text-box>
        </draw:frame>
        <draw:line draw:style-name="gr26" draw:layer="layout" svg:x1="10.011cm" svg:y1="7.113cm" svg:x2="10.011cm" svg:y2="8.14cm">
          <text:p/>
        </draw:line>
        <draw:polygon draw:style-name="gr14" draw:layer="layout" svg:width="2.256cm" svg:height="4.105cm" svg:x="6.318cm" svg:y="5.677cm" svg:viewBox="0 0 2257 4106" draw:points="1127,4106 2257,4106 2257,0 0,0 0,4106">
          <text:p/>
        </draw:polygon>
        <draw:polygon draw:style-name="gr29" draw:layer="layout" svg:width="1.845cm" svg:height="0.821cm" svg:x="6.524cm" svg:y="6.292cm" svg:viewBox="0 0 1846 822" draw:points="920,822 1846,822 1846,0 0,0 0,822">
          <text:p/>
        </draw:polygon>
        <draw:polygon draw:style-name="gr21" draw:layer="layout" svg:width="1.845cm" svg:height="0.821cm" svg:x="6.524cm" svg:y="6.292cm" svg:viewBox="0 0 1846 822" draw:points="920,822 1846,822 1846,0 0,0 0,822">
          <text:p/>
        </draw:polygon>
        <draw:frame draw:style-name="gr30" draw:text-style-name="P20" draw:layer="layout" svg:width="1.191cm" svg:height="0.293cm" svg:x="7.193cm" svg:y="5.823cm">
          <draw:text-box>
            <text:p text:style-name="P17"><text:span text:style-name="T16">פעולה</text:span><text:span text:style-name="T16"> </text:span></text:p>
          </draw:text-box>
        </draw:frame>
        <draw:polygon draw:style-name="gr14" draw:layer="layout" svg:width="1.436cm" svg:height="0.82cm" svg:x="6.726cm" svg:y="8.756cm" svg:viewBox="0 0 1437 821" draw:points="718,821 1437,821 1437,0 0,0 0,821">
          <text:p/>
        </draw:polygon>
        <draw:polygon draw:style-name="gr14" draw:layer="layout" svg:width="0.82cm" svg:height="0.412cm" svg:x="7.139cm" svg:y="7.728cm" svg:viewBox="0 0 821 413" draw:points="409,413 821,413 821,0 0,0 0,413">
          <text:p/>
        </draw:polygon>
        <draw:polygon draw:style-name="gr12" draw:layer="layout" svg:width="0.166cm" svg:height="0.243cm" svg:x="7.26cm" svg:y="7.485cm" svg:viewBox="0 0 167 244" draw:points="86,244 167,0 0,0">
          <text:p/>
        </draw:polygon>
        <draw:line draw:style-name="gr13" draw:layer="layout" svg:x1="7.346cm" svg:y1="7.113cm" svg:x2="7.346cm" svg:y2="7.533cm">
          <text:p/>
        </draw:line>
        <draw:polygon draw:style-name="gr12" draw:layer="layout" svg:width="0.162cm" svg:height="0.247cm" svg:x="7.467cm" svg:y="8.509cm" svg:viewBox="0 0 163 248" draw:points="80,248 163,0 0,0">
          <text:p/>
        </draw:polygon>
        <draw:line draw:style-name="gr13" draw:layer="layout" svg:x1="7.548cm" svg:y1="8.14cm" svg:x2="7.548cm" svg:y2="8.561cm">
          <text:p/>
        </draw:line>
        <draw:polygon draw:style-name="gr12" draw:layer="layout" svg:width="0.162cm" svg:height="0.243cm" svg:x="7.673cm" svg:y="7.485cm" svg:viewBox="0 0 163 244" draw:points="82,244 163,0 0,0">
          <text:p/>
        </draw:polygon>
        <draw:line draw:style-name="gr13" draw:layer="layout" svg:x1="7.755cm" svg:y1="7.32cm" svg:x2="7.755cm" svg:y2="7.533cm">
          <text:p/>
        </draw:line>
        <draw:polygon draw:style-name="gr12" draw:layer="layout" svg:width="0.258cm" svg:height="0.173cm" svg:x="8.162cm" svg:y="8.788cm" svg:viewBox="0 0 259 174" draw:points="0,174 259,148 193,0">
          <text:p/>
        </draw:polygon>
        <draw:line draw:style-name="gr13" draw:layer="layout" svg:x1="10.012cm" svg:y1="8.14cm" svg:x2="9.974cm" svg:y2="8.16cm">
          <text:p/>
        </draw:line>
        <draw:line draw:style-name="gr13" draw:layer="layout" svg:x1="9.938cm" svg:y1="8.174cm" svg:x2="9.896cm" svg:y2="8.194cm">
          <text:p/>
        </draw:line>
        <draw:line draw:style-name="gr13" draw:layer="layout" svg:x1="9.861cm" svg:y1="8.207cm" svg:x2="9.822cm" svg:y2="8.227cm">
          <text:p/>
        </draw:line>
        <draw:line draw:style-name="gr13" draw:layer="layout" svg:x1="9.784cm" svg:y1="8.24cm" svg:x2="9.745cm" svg:y2="8.259cm">
          <text:p/>
        </draw:line>
        <draw:line draw:style-name="gr13" draw:layer="layout" svg:x1="9.71cm" svg:y1="8.273cm" svg:x2="9.672cm" svg:y2="8.293cm">
          <text:p/>
        </draw:line>
        <draw:line draw:style-name="gr13" draw:layer="layout" svg:x1="9.636cm" svg:y1="8.306cm" svg:x2="9.595cm" svg:y2="8.326cm">
          <text:p/>
        </draw:line>
        <draw:line draw:style-name="gr13" draw:layer="layout" svg:x1="9.559cm" svg:y1="8.343cm" svg:x2="9.521cm" svg:y2="8.36cm">
          <text:p/>
        </draw:line>
        <draw:line draw:style-name="gr13" draw:layer="layout" svg:x1="9.486cm" svg:y1="8.376cm" svg:x2="9.447cm" svg:y2="8.392cm">
          <text:p/>
        </draw:line>
        <draw:line draw:style-name="gr13" draw:layer="layout" svg:x1="9.408cm" svg:y1="8.409cm" svg:x2="9.369cm" svg:y2="8.425cm">
          <text:p/>
        </draw:line>
        <draw:line draw:style-name="gr13" draw:layer="layout" svg:x1="9.334cm" svg:y1="8.443cm" svg:x2="9.296cm" svg:y2="8.459cm">
          <text:p/>
        </draw:line>
        <draw:line draw:style-name="gr13" draw:layer="layout" svg:x1="9.257cm" svg:y1="8.475cm" svg:x2="9.219cm" svg:y2="8.492cm">
          <text:p/>
        </draw:line>
        <draw:line draw:style-name="gr13" draw:layer="layout" svg:x1="9.183cm" svg:y1="8.509cm" svg:x2="9.145cm" svg:y2="8.525cm">
          <text:p/>
        </draw:line>
        <draw:line draw:style-name="gr13" draw:layer="layout" svg:x1="9.106cm" svg:y1="8.542cm" svg:x2="9.068cm" svg:y2="8.562cm">
          <text:p/>
        </draw:line>
        <draw:line draw:style-name="gr13" draw:layer="layout" svg:x1="9.033cm" svg:y1="8.575cm" svg:x2="8.995cm" svg:y2="8.594cm">
          <text:p/>
        </draw:line>
        <draw:line draw:style-name="gr13" draw:layer="layout" svg:x1="8.958cm" svg:y1="8.608cm" svg:x2="8.916cm" svg:y2="8.628cm">
          <text:p/>
        </draw:line>
        <draw:line draw:style-name="gr13" draw:layer="layout" svg:x1="8.881cm" svg:y1="8.641cm" svg:x2="8.843cm" svg:y2="8.662cm">
          <text:p/>
        </draw:line>
        <draw:line draw:style-name="gr13" draw:layer="layout" svg:x1="8.808cm" svg:y1="8.674cm" svg:x2="8.769cm" svg:y2="8.694cm">
          <text:p/>
        </draw:line>
        <draw:line draw:style-name="gr13" draw:layer="layout" svg:x1="8.731cm" svg:y1="8.708cm" svg:x2="8.692cm" svg:y2="8.727cm">
          <text:p/>
        </draw:line>
        <draw:line draw:style-name="gr13" draw:layer="layout" svg:x1="8.657cm" svg:y1="8.744cm" svg:x2="8.619cm" svg:y2="8.76cm">
          <text:p/>
        </draw:line>
        <draw:line draw:style-name="gr13" draw:layer="layout" svg:x1="8.58cm" svg:y1="8.778cm" svg:x2="8.542cm" svg:y2="8.794cm">
          <text:p/>
        </draw:line>
        <draw:line draw:style-name="gr13" draw:layer="layout" svg:x1="8.506cm" svg:y1="8.81cm" svg:x2="8.468cm" svg:y2="8.827cm">
          <text:p/>
        </draw:line>
        <draw:line draw:style-name="gr13" draw:layer="layout" svg:x1="8.433cm" svg:y1="8.844cm" svg:x2="8.391cm" svg:y2="8.86cm">
          <text:p/>
        </draw:line>
        <draw:line draw:style-name="gr13" draw:layer="layout" svg:x1="8.356cm" svg:y1="8.877cm" svg:x2="8.343cm" svg:y2="8.883cm">
          <text:p/>
        </draw:line>
        <draw:frame draw:style-name="gr27" draw:text-style-name="P20" draw:layer="layout" svg:width="0.572cm" svg:height="0.292cm" svg:x="7.258cm" svg:y="7.778cm">
          <draw:text-box>
            <text:p text:style-name="P17"><text:span text:style-name="T16">גיבוב</text:span><text:span text:style-name="T16"> </text:span></text:p>
          </draw:text-box>
        </draw:frame>
        <draw:frame draw:style-name="gr28" draw:text-style-name="P4" draw:layer="layout" svg:width="0.073cm" svg:height="0.292cm" draw:transform="rotate (0.420973415580953) translate (9.298cm 8.295cm)">
          <draw:text-box>
            <text:p text:style-name="P4"><text:span text:style-name="T17"><text:s/></text:span></text:p>
          </draw:text-box>
        </draw:frame>
        <draw:polygon draw:style-name="gr14" draw:layer="layout" svg:width="1.848cm" svg:height="0.821cm" svg:x="9.805cm" svg:y="10.397cm" svg:viewBox="0 0 1849 822" draw:points="924,822 1849,822 1849,0 0,0 0,822">
          <text:p/>
        </draw:polygon>
        <draw:polygon draw:style-name="gr14" draw:layer="layout" svg:width="1.845cm" svg:height="0.821cm" svg:x="13.088cm" svg:y="10.397cm" svg:viewBox="0 0 1846 822" draw:points="920,822 1846,822 1846,0 0,0 0,822">
          <text:p/>
        </draw:polygon>
        <draw:frame draw:style-name="gr31" draw:text-style-name="P20" draw:layer="layout" svg:width="1.261cm" svg:height="0.584cm" svg:x="13.386cm" svg:y="10.513cm">
          <draw:text-box>
            <text:p text:style-name="P17"><text:span text:style-name="T16">מפתח פרטי</text:span><text:span text:style-name="T16"> </text:span></text:p>
            <text:p text:style-name="P17"><text:span text:style-name="T16">של בעלים </text:span><text:span text:style-name="T16">1</text:span><text:span text:style-name="T16"> </text:span></text:p>
          </draw:text-box>
        </draw:frame>
        <draw:polygon draw:style-name="gr12" draw:layer="layout" svg:width="0.247cm" svg:height="0.213cm" svg:x="8.162cm" svg:y="9.371cm" svg:viewBox="0 0 248 214" draw:points="0,0 152,214 248,85">
          <text:p/>
        </draw:polygon>
        <draw:line draw:style-name="gr13" draw:layer="layout" svg:x1="9.805cm" svg:y1="10.605cm" svg:x2="9.771cm" svg:y2="10.578cm">
          <text:p/>
        </draw:line>
        <draw:line draw:style-name="gr13" draw:layer="layout" svg:x1="9.738cm" svg:y1="10.553cm" svg:x2="9.704cm" svg:y2="10.53cm">
          <text:p/>
        </draw:line>
        <draw:line draw:style-name="gr13" draw:layer="layout" svg:x1="9.673cm" svg:y1="10.505cm" svg:x2="9.639cm" svg:y2="10.479cm">
          <text:p/>
        </draw:line>
        <draw:line draw:style-name="gr13" draw:layer="layout" svg:x1="9.606cm" svg:y1="10.454cm" svg:x2="9.572cm" svg:y2="10.431cm">
          <text:p/>
        </draw:line>
        <draw:line draw:style-name="gr13" draw:layer="layout" svg:x1="9.543cm" svg:y1="10.406cm" svg:x2="9.509cm" svg:y2="10.379cm">
          <text:p/>
        </draw:line>
        <draw:line draw:style-name="gr13" draw:layer="layout" svg:x1="9.477cm" svg:y1="10.358cm" svg:x2="9.443cm" svg:y2="10.331cm">
          <text:p/>
        </draw:line>
        <draw:line draw:style-name="gr13" draw:layer="layout" svg:x1="9.411cm" svg:y1="10.307cm" svg:x2="9.377cm" svg:y2="10.284cm">
          <text:p/>
        </draw:line>
        <draw:line draw:style-name="gr13" draw:layer="layout" svg:x1="9.345cm" svg:y1="10.258cm" svg:x2="9.311cm" svg:y2="10.231cm">
          <text:p/>
        </draw:line>
        <draw:line draw:style-name="gr13" draw:layer="layout" svg:x1="9.278cm" svg:y1="10.207cm" svg:x2="9.244cm" svg:y2="10.183cm">
          <text:p/>
        </draw:line>
        <draw:line draw:style-name="gr13" draw:layer="layout" svg:x1="9.212cm" svg:y1="10.159cm" svg:x2="9.178cm" svg:y2="10.132cm">
          <text:p/>
        </draw:line>
        <draw:line draw:style-name="gr13" draw:layer="layout" svg:x1="9.146cm" svg:y1="10.111cm" svg:x2="9.112cm" svg:y2="10.084cm">
          <text:p/>
        </draw:line>
        <draw:line draw:style-name="gr13" draw:layer="layout" svg:x1="9.08cm" svg:y1="10.059cm" svg:x2="9.046cm" svg:y2="10.033cm">
          <text:p/>
        </draw:line>
        <draw:line draw:style-name="gr13" draw:layer="layout" svg:x1="9.013cm" svg:y1="10.012cm" svg:x2="8.979cm" svg:y2="9.985cm">
          <text:p/>
        </draw:line>
        <draw:line draw:style-name="gr13" draw:layer="layout" svg:x1="8.947cm" svg:y1="9.96cm" svg:x2="8.913cm" svg:y2="9.937cm">
          <text:p/>
        </draw:line>
        <draw:line draw:style-name="gr13" draw:layer="layout" svg:x1="8.885cm" svg:y1="9.912cm" svg:x2="8.851cm" svg:y2="9.886cm">
          <text:p/>
        </draw:line>
        <draw:line draw:style-name="gr13" draw:layer="layout" svg:x1="8.818cm" svg:y1="9.861cm" svg:x2="8.784cm" svg:y2="9.838cm">
          <text:p/>
        </draw:line>
        <draw:line draw:style-name="gr13" draw:layer="layout" svg:x1="8.752cm" svg:y1="9.813cm" svg:x2="8.718cm" svg:y2="9.786cm">
          <text:p/>
        </draw:line>
        <draw:line draw:style-name="gr13" draw:layer="layout" svg:x1="8.685cm" svg:y1="9.765cm" svg:x2="8.651cm" svg:y2="9.738cm">
          <text:p/>
        </draw:line>
        <draw:line draw:style-name="gr13" draw:layer="layout" svg:x1="8.62cm" svg:y1="9.714cm" svg:x2="8.585cm" svg:y2="9.687cm">
          <text:p/>
        </draw:line>
        <draw:line draw:style-name="gr13" draw:layer="layout" svg:x1="8.553cm" svg:y1="9.666cm" svg:x2="8.519cm" svg:y2="9.639cm">
          <text:p/>
        </draw:line>
        <draw:line draw:style-name="gr13" draw:layer="layout" svg:x1="8.487cm" svg:y1="9.615cm" svg:x2="8.453cm" svg:y2="9.588cm">
          <text:p/>
        </draw:line>
        <draw:line draw:style-name="gr13" draw:layer="layout" svg:x1="8.42cm" svg:y1="9.567cm" svg:x2="8.386cm" svg:y2="9.54cm">
          <text:p/>
        </draw:line>
        <draw:line draw:style-name="gr13" draw:layer="layout" svg:x1="8.355cm" svg:y1="9.515cm" svg:x2="8.321cm" svg:y2="9.492cm">
          <text:p/>
        </draw:line>
        <draw:frame draw:style-name="gr32" draw:text-style-name="P4" draw:layer="layout" svg:width="0.073cm" svg:height="0.293cm" draw:transform="rotate (-0.648913415892556) translate (8.849cm 9.696cm)">
          <draw:text-box>
            <text:p text:style-name="P4"><text:span text:style-name="T17"><text:s/></text:span></text:p>
          </draw:text-box>
        </draw:frame>
        <draw:polygon draw:style-name="gr12" draw:layer="layout" svg:width="0.246cm" svg:height="0.213cm" svg:x="11.446cm" svg:y="9.371cm" svg:viewBox="0 0 247 214" draw:points="0,0 148,214 247,85">
          <text:p/>
        </draw:polygon>
        <draw:line draw:style-name="gr13" draw:layer="layout" svg:x1="13.088cm" svg:y1="10.605cm" svg:x2="13.055cm" svg:y2="10.578cm">
          <text:p/>
        </draw:line>
        <draw:line draw:style-name="gr13" draw:layer="layout" svg:x1="13.022cm" svg:y1="10.553cm" svg:x2="12.988cm" svg:y2="10.53cm">
          <text:p/>
        </draw:line>
        <draw:line draw:style-name="gr13" draw:layer="layout" svg:x1="12.956cm" svg:y1="10.505cm" svg:x2="12.923cm" svg:y2="10.479cm">
          <text:p/>
        </draw:line>
        <draw:line draw:style-name="gr13" draw:layer="layout" svg:x1="12.89cm" svg:y1="10.454cm" svg:x2="12.855cm" svg:y2="10.431cm">
          <text:p/>
        </draw:line>
        <draw:line draw:style-name="gr13" draw:layer="layout" svg:x1="12.823cm" svg:y1="10.406cm" svg:x2="12.79cm" svg:y2="10.379cm">
          <text:p/>
        </draw:line>
        <draw:line draw:style-name="gr13" draw:layer="layout" svg:x1="12.757cm" svg:y1="10.358cm" svg:x2="12.723cm" svg:y2="10.331cm">
          <text:p/>
        </draw:line>
        <draw:line draw:style-name="gr13" draw:layer="layout" svg:x1="12.691cm" svg:y1="10.307cm" svg:x2="12.658cm" svg:y2="10.284cm">
          <text:p/>
        </draw:line>
        <draw:line draw:style-name="gr13" draw:layer="layout" svg:x1="12.625cm" svg:y1="10.258cm" svg:x2="12.591cm" svg:y2="10.231cm">
          <text:p/>
        </draw:line>
        <draw:line draw:style-name="gr13" draw:layer="layout" svg:x1="12.558cm" svg:y1="10.207cm" svg:x2="12.525cm" svg:y2="10.183cm">
          <text:p/>
        </draw:line>
        <draw:line draw:style-name="gr13" draw:layer="layout" svg:x1="12.496cm" svg:y1="10.159cm" svg:x2="12.463cm" svg:y2="10.132cm">
          <text:p/>
        </draw:line>
        <draw:line draw:style-name="gr13" draw:layer="layout" svg:x1="12.43cm" svg:y1="10.111cm" svg:x2="12.396cm" svg:y2="10.084cm">
          <text:p/>
        </draw:line>
        <draw:line draw:style-name="gr13" draw:layer="layout" svg:x1="12.363cm" svg:y1="10.059cm" svg:x2="12.33cm" svg:y2="10.033cm">
          <text:p/>
        </draw:line>
        <draw:line draw:style-name="gr13" draw:layer="layout" svg:x1="12.297cm" svg:y1="10.012cm" svg:x2="12.263cm" svg:y2="9.985cm">
          <text:p/>
        </draw:line>
        <draw:line draw:style-name="gr13" draw:layer="layout" svg:x1="12.23cm" svg:y1="9.96cm" svg:x2="12.197cm" svg:y2="9.937cm">
          <text:p/>
        </draw:line>
        <draw:line draw:style-name="gr13" draw:layer="layout" svg:x1="12.165cm" svg:y1="9.912cm" svg:x2="12.131cm" svg:y2="9.886cm">
          <text:p/>
        </draw:line>
        <draw:line draw:style-name="gr13" draw:layer="layout" svg:x1="12.098cm" svg:y1="9.861cm" svg:x2="12.065cm" svg:y2="9.838cm">
          <text:p/>
        </draw:line>
        <draw:line draw:style-name="gr13" draw:layer="layout" svg:x1="12.032cm" svg:y1="9.813cm" svg:x2="11.998cm" svg:y2="9.786cm">
          <text:p/>
        </draw:line>
        <draw:line draw:style-name="gr13" draw:layer="layout" svg:x1="11.965cm" svg:y1="9.765cm" svg:x2="11.932cm" svg:y2="9.738cm">
          <text:p/>
        </draw:line>
        <draw:line draw:style-name="gr13" draw:layer="layout" svg:x1="11.9cm" svg:y1="9.714cm" svg:x2="11.866cm" svg:y2="9.687cm">
          <text:p/>
        </draw:line>
        <draw:line draw:style-name="gr13" draw:layer="layout" svg:x1="11.837cm" svg:y1="9.666cm" svg:x2="11.803cm" svg:y2="9.639cm">
          <text:p/>
        </draw:line>
        <draw:line draw:style-name="gr13" draw:layer="layout" svg:x1="11.771cm" svg:y1="9.615cm" svg:x2="11.737cm" svg:y2="9.588cm">
          <text:p/>
        </draw:line>
        <draw:line draw:style-name="gr13" draw:layer="layout" svg:x1="11.704cm" svg:y1="9.567cm" svg:x2="11.67cm" svg:y2="9.54cm">
          <text:p/>
        </draw:line>
        <draw:line draw:style-name="gr13" draw:layer="layout" svg:x1="11.639cm" svg:y1="9.515cm" svg:x2="11.605cm" svg:y2="9.492cm">
          <text:p/>
        </draw:line>
        <draw:frame draw:style-name="gr33" draw:text-style-name="P4" draw:layer="layout" svg:width="0.074cm" svg:height="0.292cm" draw:transform="rotate (-0.640710368408184) translate (8.792cm 9.654cm)">
          <draw:text-box>
            <text:p text:style-name="P4"><text:span text:style-name="T17"><text:s/></text:span></text:p>
          </draw:text-box>
        </draw:frame>
        <draw:frame draw:style-name="gr28" draw:text-style-name="P4" draw:layer="layout" svg:width="0.073cm" svg:height="0.292cm" draw:transform="rotate (-0.648913415892556) translate (12.136cm 9.699cm)">
          <draw:text-box>
            <text:p text:style-name="P4"><text:span text:style-name="T17"><text:s/></text:span></text:p>
          </draw:text-box>
        </draw:frame>
        <draw:polygon draw:style-name="gr14" draw:layer="layout" svg:width="1.845cm" svg:height="0.821cm" svg:x="6.524cm" svg:y="10.397cm" svg:viewBox="0 0 1846 822" draw:points="920,822 1846,822 1846,0 0,0 0,822">
          <text:p/>
        </draw:polygon>
        <draw:frame draw:style-name="gr33" draw:text-style-name="P4" draw:layer="layout" svg:width="0.074cm" svg:height="0.292cm" draw:transform="rotate (-0.640710368408184) translate (12.076cm 9.654cm)">
          <draw:text-box>
            <text:p text:style-name="P4"><text:span text:style-name="T17"><text:s/></text:span></text:p>
          </draw:text-box>
        </draw:frame>
        <draw:line draw:style-name="gr21" draw:layer="layout" svg:x1="9.599cm" svg:y1="7.32cm" svg:x2="7.755cm" svg:y2="7.32cm">
          <text:p/>
        </draw:line>
        <draw:polygon draw:style-name="gr12" draw:layer="layout" svg:width="0.166cm" svg:height="0.243cm" svg:x="10.952cm" svg:y="7.485cm" svg:viewBox="0 0 167 244" draw:points="81,244 167,0 0,0">
          <text:p/>
        </draw:polygon>
        <draw:line draw:style-name="gr13" draw:layer="layout" svg:x1="11.035cm" svg:y1="7.32cm" svg:x2="11.035cm" svg:y2="7.533cm">
          <text:p/>
        </draw:line>
        <draw:line draw:style-name="gr21" draw:layer="layout" svg:x1="12.883cm" svg:y1="7.32cm" svg:x2="11.035cm" svg:y2="7.32cm">
          <text:p/>
        </draw:line>
        <draw:polygon draw:style-name="gr12" draw:layer="layout" svg:width="0.162cm" svg:height="0.243cm" svg:x="14.237cm" svg:y="7.485cm" svg:viewBox="0 0 163 244" draw:points="81,244 163,0 0,0">
          <text:p/>
        </draw:polygon>
        <draw:line draw:style-name="gr13" draw:layer="layout" svg:x1="14.319cm" svg:y1="7.32cm" svg:x2="14.319cm" svg:y2="7.533cm">
          <text:p/>
        </draw:line>
        <draw:line draw:style-name="gr21" draw:layer="layout" svg:x1="15.755cm" svg:y1="7.32cm" svg:x2="14.319cm" svg:y2="7.32cm">
          <text:p/>
        </draw:line>
        <draw:frame draw:style-name="gr7" draw:text-style-name="P8" draw:layer="layout" svg:width="2.614cm" svg:height="0.488cm" svg:x="15.73cm" svg:y="2.9cm">
          <draw:text-box>
            <text:p text:style-name="P7"><text:span text:style-name="T6">2</text:span><text:span text:style-name="T6">. <text:s text:c="2"/>פעולות</text:span></text:p>
          </draw:text-box>
        </draw:frame>
        <draw:frame draw:style-name="gr34" draw:text-style-name="P22" draw:layer="layout" svg:width="13.835cm" svg:height="1.712cm" svg:x="3.8cm" svg:y="3.77cm">
          <draw:text-box>
            <text:p text:style-name="P21"><text:span text:style-name="T18">אנו מגדירים מטבע אלקטרוני כשרשרת של חתימות דיגיטליות. כל בעלים מעביר את המטבע לבא אחריו על ידי חתימת גיבוב (</text:span><text:span text:style-name="T18">hash</text:span><text:span text:style-name="T18">) של הפעולה (</text:span><text:span text:style-name="T19">transaction</text:span><text:span text:style-name="T18">) הקודמת והמפתח הציבורי של הבעלים הבאים, והוספת אלו לסוף המטבע. מקבל תשלום יכול לאמת את החתימות בכדי לוודא את שרשרת הבעלות.</text:span></text:p>
          </draw:text-box>
        </draw:frame>
        <draw:frame draw:style-name="gr24" draw:text-style-name="P20" draw:layer="layout" svg:width="1.415cm" svg:height="0.583cm" svg:x="10.028cm" svg:y="6.41cm">
          <draw:text-box>
            <text:p text:style-name="P17"><text:span text:style-name="T16">מפתח ציבורי</text:span><text:span text:style-name="T16"> </text:span></text:p>
            <text:p text:style-name="P17"><text:span text:style-name="T16">של בעלים <text:s/>- </text:span><text:span text:style-name="T16">2</text:span></text:p>
          </draw:text-box>
        </draw:frame>
        <draw:frame draw:style-name="gr24" draw:text-style-name="P20" draw:layer="layout" svg:width="1.415cm" svg:height="0.583cm" svg:x="6.705cm" svg:y="6.41cm">
          <draw:text-box>
            <text:p text:style-name="P17"><text:span text:style-name="T16">מפתח ציבורי</text:span><text:span text:style-name="T16"> </text:span></text:p>
            <text:p text:style-name="P17"><text:span text:style-name="T16">של בעלים <text:s/>- </text:span><text:span text:style-name="T16">3</text:span></text:p>
          </draw:text-box>
        </draw:frame>
        <draw:frame draw:style-name="gr35" draw:text-style-name="P20" draw:layer="layout" svg:width="0.75cm" svg:height="0.289cm" draw:transform="rotate (0.384146968363879) translate (11.893cm 8.379cm)">
          <draw:text-box>
            <text:p text:style-name="P17"><text:span text:style-name="T20">אימות</text:span><text:span text:style-name="T20"> </text:span></text:p>
          </draw:text-box>
        </draw:frame>
        <draw:frame draw:style-name="gr35" draw:text-style-name="P20" draw:layer="layout" svg:width="0.749cm" svg:height="0.289cm" draw:transform="rotate (0.450469479939651) translate (8.613cm 8.418cm)">
          <draw:text-box>
            <text:p text:style-name="P17"><text:span text:style-name="T20">אימות</text:span><text:span text:style-name="T20"> </text:span></text:p>
          </draw:text-box>
        </draw:frame>
        <draw:frame draw:style-name="gr36" draw:text-style-name="P20" draw:layer="layout" svg:width="1.059cm" svg:height="0.583cm" svg:x="10.182cm" svg:y="8.869cm">
          <draw:text-box>
            <text:p text:style-name="P17"><text:span text:style-name="T16">חתימה של</text:span></text:p>
            <text:p text:style-name="P17"><text:span text:style-name="T16"><text:s/></text:span><text:span text:style-name="T16">בעלים </text:span><text:span text:style-name="T16">1</text:span><text:span text:style-name="T16"> </text:span></text:p>
          </draw:text-box>
        </draw:frame>
        <draw:frame draw:style-name="gr37" draw:text-style-name="P20" draw:layer="layout" svg:width="1.058cm" svg:height="0.583cm" svg:x="6.931cm" svg:y="8.869cm">
          <draw:text-box>
            <text:p text:style-name="P17"><text:span text:style-name="T16">חתימה של</text:span></text:p>
            <text:p text:style-name="P17"><text:span text:style-name="T16"><text:s/></text:span><text:span text:style-name="T16">בעלים </text:span><text:span text:style-name="T16">2</text:span><text:span text:style-name="T16"> </text:span></text:p>
          </draw:text-box>
        </draw:frame>
        <draw:frame draw:style-name="gr38" draw:text-style-name="P20" draw:layer="layout" svg:width="0.821cm" svg:height="0.288cm" draw:transform="rotate (-0.693942910594001) translate (12.197cm 9.55cm)">
          <draw:text-box>
            <text:p text:style-name="P17"><text:span text:style-name="T20">חתימה</text:span><text:span text:style-name="T20"> </text:span></text:p>
          </draw:text-box>
        </draw:frame>
        <draw:frame draw:style-name="gr38" draw:text-style-name="P20" draw:layer="layout" svg:width="0.821cm" svg:height="0.288cm" draw:transform="rotate (-0.603534855340711) translate (8.915cm 9.574cm)">
          <draw:text-box>
            <text:p text:style-name="P17"><text:span text:style-name="T20">חתימה</text:span><text:span text:style-name="T20"> </text:span></text:p>
          </draw:text-box>
        </draw:frame>
        <draw:frame draw:style-name="gr31" draw:text-style-name="P20" draw:layer="layout" svg:width="1.261cm" svg:height="0.584cm" svg:x="10.084cm" svg:y="10.514cm">
          <draw:text-box>
            <text:p text:style-name="P17"><text:span text:style-name="T16">מפתח פרטי</text:span><text:span text:style-name="T16"> </text:span></text:p>
            <text:p text:style-name="P17"><text:span text:style-name="T16">של בעלים </text:span><text:span text:style-name="T16">2</text:span><text:span text:style-name="T16"> </text:span></text:p>
          </draw:text-box>
        </draw:frame>
        <draw:frame draw:style-name="gr39" draw:text-style-name="P20" draw:layer="layout" svg:width="1.26cm" svg:height="0.584cm" svg:x="6.816cm" svg:y="10.515cm">
          <draw:text-box>
            <text:p text:style-name="P17"><text:span text:style-name="T16">מפתח פרטי</text:span><text:span text:style-name="T16"> </text:span></text:p>
            <text:p text:style-name="P17"><text:span text:style-name="T16">של בעלים </text:span><text:span text:style-name="T16">3</text:span><text:span text:style-name="T16"> </text:span></text:p>
          </draw:text-box>
        </draw:frame>
        <draw:frame draw:style-name="gr40" draw:text-style-name="P23" draw:layer="layout" svg:width="16.175cm" svg:height="2.596cm" svg:x="3.8cm" svg:y="11.555cm">
          <draw:text-box>
            <text:p text:style-name="P5"><text:span text:style-name="T18">הבעיה היא כמובן שמקבל התשלום אינו יכול לודא שאף אחד מהבעלים לא שילם באמצעות המטבע פעמיים (ניצול כפול, </text:span><text:span text:style-name="T19">double-spend</text:span><text:span text:style-name="T18">). פיתרון נפוץ הוא להכניס סמכות מרכזית הזוכה לאמון, מטבעה, שבודקת כל פעולה כנגד ניצול כפול. לאחר כל פעולה, המטבע חייב לחזור אל המטבעה כדי להנפיק מטבע חדש, ורק על מטבעות שהונפקו ישירות מהמטבעה סומכים שלא עברו ניצול כפול. הבעיה בפיתרון זה הוא שהגורל של המערכת הכספית בכללותה תלוי בחברה המפעילה את המטבעה, היות וכל פעולה חייבת לעבור דרכם, בדיוק כמו בבנק.</text:span></text:p>
          </draw:text-box>
        </draw:frame>
        <draw:frame draw:style-name="gr41" draw:text-style-name="P24" draw:layer="layout" svg:width="16.275cm" svg:height="3.038cm" svg:x="3.8cm" svg:y="14.43cm">
          <draw:text-box>
            <text:p text:style-name="P5"><text:span text:style-name="T18"><text:s text:c="5"/>אנו זקוקים לדרך בה מקבל התשלום יוכל לדעת שהבעלים הקודמים לא חתם על אף פעולה מוקדמת יותר. לצרכים שלנו, הפעולה המוקדמת ביותר היא הקובעת, כך שאיננו דואגים מנסיונות מאוחרים יותר לניצול כפול. הדרך היחידה לאשר את העדר פעולה היא להיות מודע לכל הפעולות. במודל מבוסס המטבעה, המטבעה מודעת לכל הפעולות ומחליטה איזו הגיעה קודם. כדי להשיג זאת ללא צד נאמן, חובה להכריז על פעולות באופן פומבי [</text:span><text:span text:style-name="T18">1</text:span><text:span text:style-name="T18">], ונחוצה מערכת להסכמה בין משתתפים לגבי היסטוריה יחידה של הסדר בו הן התקבלו. מקבל התשלום זקוק להוכחה שבזמן בו כל פעולה התבצעה, רוב הצמתים הסכימו כי היא היתה הראשונה שהתקבלה.</text:span></text:p>
          </draw:text-box>
        </draw:frame>
        <draw:frame draw:style-name="gr7" draw:text-style-name="P8" draw:layer="layout" svg:width="5.259cm" svg:height="0.488cm" svg:x="13.201cm" svg:y="18.248cm">
          <draw:text-box>
            <text:p text:style-name="P7"><text:span text:style-name="T6">3</text:span><text:span text:style-name="T6">. <text:s text:c="2"/>שרת חותמות-זמן</text:span></text:p>
          </draw:text-box>
        </draw:frame>
        <draw:frame draw:style-name="gr42" draw:text-style-name="P23" draw:layer="layout" svg:width="16.275cm" svg:height="2.154cm" svg:x="3.8cm" svg:y="19.075cm">
          <draw:text-box>
            <text:p text:style-name="P5"><text:span text:style-name="T18">הפיתרון אותו אנו מציעים מתחיל עם שרת חותמות-זמן (</text:span><text:span text:style-name="T19">timestamp server</text:span><text:span text:style-name="T18">). שרת חותמות-זמן פועל על ידי לקיחת גיבוב של לקט פריטים (בלוק, </text:span><text:span text:style-name="T19">block</text:span><text:span text:style-name="T19">)</text:span><text:span text:style-name="T18"> הזקוקים לחותמת זמן והפצתו באופן נרחב, למשל בעיתון או ב-</text:span><text:span text:style-name="T18">Usenet</text:span><text:span text:style-name="T18"> (ראה [</text:span><text:span text:style-name="T18">2-5</text:span><text:span text:style-name="T18">]). חותמת הזמן מוכיחה שבהכרח הנתונים היו קיימים באותו זמן, אחרת לא היו יכולים להיות כלולים בגיבוב. כל חותמת-זמן מכילה את חותמת-הזמן הקודמת בגיבוב שלה, מה שיוצר שרשרת בה כל חותמת-זמן נוספת מתגברת את אלו שבאו לפניה.</text:span></text:p>
          </draw:text-box>
        </draw:frame>
      </draw:page>
      <draw:page draw:name="page3" draw:style-name="dp1" draw:master-page-name="master-page22">
        <office:forms form:automatic-focus="false" form:apply-design-mode="false"/>
        <draw:polygon draw:style-name="gr14" draw:layer="layout" svg:width="3.007cm" svg:height="1.831cm" svg:x="11.501cm" svg:y="8.559cm" svg:viewBox="0 0 3008 1832" draw:points="1503,1832 3008,1832 3008,0 0,0 0,1832">
          <text:p/>
        </draw:polygon>
        <draw:frame draw:style-name="gr5" draw:layer="layout" svg:width="0.18cm" svg:height="0.404cm" svg:x="10.964cm" svg:y="25.011cm">
          <draw:text-box>
            <text:p text:style-name="P4"><text:span text:style-name="T3">3</text:span></text:p>
          </draw:text-box>
        </draw:frame>
        <draw:polygon draw:style-name="gr14" draw:layer="layout" svg:width="1.416cm" svg:height="0.405cm" svg:x="12.739cm" svg:y="9.17cm" svg:viewBox="0 0 1417 406" draw:points="706,406 1417,406 1417,0 0,0 0,406">
          <text:p/>
        </draw:polygon>
        <draw:frame draw:style-name="gr43" draw:text-style-name="P20" draw:layer="layout" svg:width="0.65cm" svg:height="0.353cm" svg:x="13.893cm" svg:y="8.707cm">
          <draw:text-box>
            <text:p text:style-name="P17"><text:span text:style-name="T13">בלוק</text:span><text:span text:style-name="T15"> </text:span></text:p>
          </draw:text-box>
        </draw:frame>
        <draw:polygon draw:style-name="gr14" draw:layer="layout" svg:width="0.885cm" svg:height="0.405cm" svg:x="11.676cm" svg:y="9.17cm" svg:viewBox="0 0 886 406" draw:points="442,406 886,406 886,0 0,0 0,406">
          <text:p/>
        </draw:polygon>
        <draw:frame draw:style-name="gr44" draw:text-style-name="P19" draw:layer="layout" svg:width="1.42cm" svg:height="0.353cm" svg:x="12.74cm" svg:y="9.189cm">
          <draw:text-box>
            <text:p text:style-name="P17"><text:span text:style-name="T13">גיבוב קודם</text:span><text:span text:style-name="T13"> </text:span></text:p>
          </draw:text-box>
        </draw:frame>
        <draw:polygon draw:style-name="gr14" draw:layer="layout" svg:width="0.709cm" svg:height="0.406cm" svg:x="13.445cm" svg:y="9.78cm" svg:viewBox="0 0 710 407" draw:points="354,407 710,407 710,0 0,0 0,407">
          <text:p/>
        </draw:polygon>
        <draw:frame draw:style-name="gr45" draw:text-style-name="P19" draw:layer="layout" svg:width="0.73cm" svg:height="0.353cm" svg:x="11.773cm" svg:y="9.197cm">
          <draw:text-box>
            <text:p text:style-name="P17"><text:span text:style-name="T13">חד"פ</text:span><text:span text:style-name="T13"> </text:span></text:p>
          </draw:text-box>
        </draw:frame>
        <draw:polygon draw:style-name="gr14" draw:layer="layout" svg:width="0.709cm" svg:height="0.406cm" svg:x="12.56cm" svg:y="9.78cm" svg:viewBox="0 0 710 407" draw:points="354,407 710,407 710,0 0,0 0,407">
          <text:p/>
        </draw:polygon>
        <draw:frame draw:style-name="gr46" draw:text-style-name="P19" draw:layer="layout" svg:width="0.404cm" svg:height="0.353cm" svg:x="13.59cm" svg:y="9.807cm">
          <draw:text-box>
            <text:p text:style-name="P25"><text:span text:style-name="T13">פע'</text:span></text:p>
          </draw:text-box>
        </draw:frame>
        <draw:polygon draw:style-name="gr14" draw:layer="layout" svg:width="0.709cm" svg:height="0.406cm" svg:x="11.676cm" svg:y="9.78cm" svg:viewBox="0 0 710 407" draw:points="357,407 710,407 710,0 0,0 0,407">
          <text:p/>
        </draw:polygon>
        <draw:frame draw:style-name="gr47" draw:text-style-name="P19" draw:layer="layout" svg:width="0.417cm" svg:height="0.353cm" svg:x="12.678cm" svg:y="9.807cm">
          <draw:text-box>
            <text:p text:style-name="P25"><text:span text:style-name="T13">פע’</text:span></text:p>
          </draw:text-box>
        </draw:frame>
        <draw:polygon draw:style-name="gr12" draw:layer="layout" svg:width="0.209cm" svg:height="0.162cm" svg:x="14.154cm" svg:y="9.293cm" svg:viewBox="0 0 210 163" draw:points="0,82 210,163 210,0">
          <text:p/>
        </draw:polygon>
        <draw:line draw:style-name="gr13" draw:layer="layout" svg:x1="15.215cm" svg:y1="9.374cm" svg:x2="14.324cm" svg:y2="9.374cm">
          <text:p/>
        </draw:line>
        <draw:polygon draw:style-name="gr14" draw:layer="layout" svg:width="3.007cm" svg:height="1.831cm" svg:x="7.962cm" svg:y="8.559cm" svg:viewBox="0 0 3008 1832" draw:points="1506,1832 3008,1832 3008,0 0,0 0,1832">
          <text:p/>
        </draw:polygon>
        <draw:frame draw:style-name="gr48" draw:text-style-name="P4" draw:layer="layout" svg:width="0.218cm" svg:height="0.285cm" svg:x="11.929cm" svg:y="9.871cm">
          <draw:text-box>
            <text:p text:style-name="P4"><text:span text:style-name="T14">...</text:span></text:p>
          </draw:text-box>
        </draw:frame>
        <draw:polygon draw:style-name="gr14" draw:layer="layout" svg:width="1.416cm" svg:height="0.405cm" svg:x="9.2cm" svg:y="9.17cm" svg:viewBox="0 0 1417 406" draw:points="710,406 1417,406 1417,0 0,0 0,406">
          <text:p/>
        </draw:polygon>
        <draw:frame draw:style-name="gr49" draw:text-style-name="P19" draw:layer="layout" svg:width="0.667cm" svg:height="0.353cm" svg:x="10.34cm" svg:y="8.707cm">
          <draw:text-box>
            <text:p text:style-name="P17"><text:span text:style-name="T13">בלוק</text:span><text:span text:style-name="T13"> </text:span></text:p>
          </draw:text-box>
        </draw:frame>
        <draw:polygon draw:style-name="gr14" draw:layer="layout" svg:width="0.885cm" svg:height="0.405cm" svg:x="8.14cm" svg:y="9.17cm" svg:viewBox="0 0 886 406" draw:points="442,406 886,406 886,0 0,0 0,406">
          <text:p/>
        </draw:polygon>
        <draw:frame draw:style-name="gr44" draw:text-style-name="P19" draw:layer="layout" svg:width="1.42cm" svg:height="0.353cm" svg:x="9.231cm" svg:y="9.189cm">
          <draw:text-box>
            <text:p text:style-name="P17"><text:span text:style-name="T13">גיבוב קודם</text:span><text:span text:style-name="T13"> </text:span></text:p>
          </draw:text-box>
        </draw:frame>
        <draw:polygon draw:style-name="gr14" draw:layer="layout" svg:width="0.706cm" svg:height="0.406cm" svg:x="9.91cm" svg:y="9.78cm" svg:viewBox="0 0 707 407" draw:points="353,407 707,407 707,0 0,0 0,407">
          <text:p/>
        </draw:polygon>
        <draw:frame draw:style-name="gr45" draw:text-style-name="P19" draw:layer="layout" svg:width="0.73cm" svg:height="0.353cm" svg:x="8.248cm" svg:y="9.189cm">
          <draw:text-box>
            <text:p text:style-name="P17"><text:span text:style-name="T13">חד"פ</text:span><text:span text:style-name="T13"> </text:span></text:p>
          </draw:text-box>
        </draw:frame>
        <draw:polygon draw:style-name="gr14" draw:layer="layout" svg:width="0.706cm" svg:height="0.406cm" svg:x="9.025cm" svg:y="9.78cm" svg:viewBox="0 0 707 407" draw:points="353,407 707,407 707,0 0,0 0,407">
          <text:p/>
        </draw:polygon>
        <draw:frame draw:style-name="gr50" draw:text-style-name="P26" draw:layer="layout" svg:width="0.37cm" svg:height="0.319cm" svg:x="10.067cm" svg:y="9.823cm">
          <draw:text-box>
            <text:p text:style-name="P25"><text:span text:style-name="T21">פע’</text:span></text:p>
          </draw:text-box>
        </draw:frame>
        <draw:polygon draw:style-name="gr14" draw:layer="layout" svg:width="0.706cm" svg:height="0.406cm" svg:x="8.14cm" svg:y="9.78cm" svg:viewBox="0 0 707 407" draw:points="354,407 707,407 707,0 0,0 0,407">
          <text:p/>
        </draw:polygon>
        <draw:frame draw:style-name="gr47" draw:text-style-name="P19" draw:layer="layout" svg:width="0.417cm" svg:height="0.353cm" svg:x="9.142cm" svg:y="9.807cm">
          <draw:text-box>
            <text:p text:style-name="P25"><text:span text:style-name="T13">פע’</text:span></text:p>
          </draw:text-box>
        </draw:frame>
        <draw:polygon draw:style-name="gr12" draw:layer="layout" svg:width="0.212cm" svg:height="0.162cm" svg:x="10.616cm" svg:y="9.293cm" svg:viewBox="0 0 213 163" draw:points="0,82 213,163 213,0">
          <text:p/>
        </draw:polygon>
        <draw:line draw:style-name="gr13" draw:layer="layout" svg:x1="11.502cm" svg:y1="9.374cm" svg:x2="10.786cm" svg:y2="9.374cm">
          <text:p/>
        </draw:line>
        <draw:frame draw:style-name="gr48" draw:text-style-name="P4" draw:layer="layout" svg:width="0.218cm" svg:height="0.285cm" svg:x="8.394cm" svg:y="9.871cm">
          <draw:text-box>
            <text:p text:style-name="P4"><text:span text:style-name="T14">...</text:span></text:p>
          </draw:text-box>
        </draw:frame>
        <draw:frame draw:style-name="gr7" draw:text-style-name="P8" draw:layer="layout" svg:width="5.545cm" svg:height="0.488cm" svg:x="12.915cm" svg:y="2.877cm">
          <draw:text-box>
            <text:p text:style-name="P7"><text:span text:style-name="T6">4</text:span><text:span text:style-name="T6">. <text:s text:c="2"/>הוכחת עבודה</text:span></text:p>
          </draw:text-box>
        </draw:frame>
        <draw:frame draw:style-name="gr42" draw:text-style-name="P23" draw:layer="layout" svg:width="16.275cm" svg:height="2.154cm" svg:x="3.8cm" svg:y="3.75cm">
          <draw:text-box>
            <text:p text:style-name="P5"><text:span text:style-name="T18">בכדי לממש שרת חותמות-זמן על בסיס שיתופי, אנו נצטרך מערכת הוכחת עבודה (</text:span><text:span text:style-name="T19">Proof-of-work</text:span><text:span text:style-name="T18">) בדומה ל-</text:span><text:span text:style-name="T19">Hashcash</text:span><text:span text:style-name="T18"> של אדם בק [</text:span><text:span text:style-name="T18">6</text:span><text:span text:style-name="T18">], במקום פרסומים בעיתון או ב-</text:span><text:span text:style-name="T19">Usenet</text:span><text:span text:style-name="T18">. הוכחת העבודה כרוכה בחיפוש אחר ערך שכאשר הוא עובר גיבוב, למשל עם </text:span><text:span text:style-name="T19">SHA-256</text:span><text:span text:style-name="T18">, הגיבוב מתחיל במספר מסוים של סיביות אפס. הכמות הממוצעת של העבודה הדרושה היא מעריכית במספר סיביות האפס הדרושות, והיא ניתנת לאימות על ידי ביצוע גיבוב בודד.</text:span></text:p>
          </draw:text-box>
        </draw:frame>
        <draw:frame draw:style-name="gr42" draw:text-style-name="P23" draw:layer="layout" svg:width="16.275cm" svg:height="2.154cm" svg:x="3.8cm" svg:y="5.998cm">
          <draw:text-box>
            <text:p text:style-name="P5"><text:span text:style-name="T18"><text:s text:c="5"/>בשביל רשת חותמות-הזמן שלנו, אנו ממשים את הוכחת העבודה על ידי הגדלת מספר חד-פעמי </text:span><text:span text:style-name="T19">(</text:span><text:span text:style-name="T19">nonce</text:span><text:span text:style-name="T19">)</text:span><text:span text:style-name="T18"> בבלוק עד שנמצא ערך המעניק לגיבוב של הבלוק את המספר הדרוש של סיביות אפס. לאחר שהמאמץ החישובי הושקע בשביל לגרום לבלוק לספק את הוכחת העבודה, לא ניתן לשנות אותו מבלי לבצע את העבודה מחדש. מאחר ובלוקים מאוחרים יותר משורשרים אחריו, העבודה הדרושה כדי לשנות בלוק תכלול ביצוע מחדש של כל הבלוקים שלאחריו.</text:span></text:p>
          </draw:text-box>
        </draw:frame>
        <draw:frame draw:style-name="gr51" draw:text-style-name="P23" draw:layer="layout" svg:width="16.275cm" svg:height="3.48cm" svg:x="3.8cm" svg:y="11.02cm">
          <draw:text-box>
            <text:p text:style-name="P5"><text:span text:style-name="T18">הוכחת העבודה גם פותרת את בעיית קביעת הייצוג בקבלת החלטות מבוססת רוב. אם הרוב היה מבוסס על "קול לכל כתובת </text:span><text:span text:style-name="T19">IP</text:span><text:span text:style-name="T18">", כל מי שמסוגל להקצות כתובות רבות היה יכול לחתור תחתיו. הוכחת עבודה היא למעשה "קול לכל מעבד". החלטת הרוב מיוצגת על ידי השרשרת הארוכה ביותר, בה מושקע מאמץ הוכחת העבודה הרב ביותר. אם רוב עוצמת החישוב נשלטת על ידי צמתים ישרים, השרשרת הישרה תצמח בקצב המהיר ביותר ותשיג כל שרשרת מתחרה. בכדי לשנות בלוק מהעבר, תוקף יצטרך לבצע מחדש את הוכחת העבודה של הבלוק וכל הבלוקים לאחריו, ואז להדביק את הפער ולעלות על העבודה של הצמתים הישרים. מאוחר יותר נראה שההסתברות שתוקף איטי יותר ידביק את הפער קטנה באופן מעריכי ככל שבלוקים עוקבים מתווספים.</text:span></text:p>
          </draw:text-box>
        </draw:frame>
        <draw:frame draw:style-name="gr52" draw:text-style-name="P12" draw:layer="layout" svg:width="16.21cm" svg:height="1.27cm" svg:x="3.8cm" svg:y="14.73cm">
          <draw:text-box>
            <text:p text:style-name="P5"><text:span text:style-name="T8"><text:s text:c="5"/>בכדי לפצות על הגדילה במהירות החומרה והשתנות ברמת העניין בהפעלת צמתים לאורך זמן, דרגת הקושי של הוכחת העבודה נקבעת על ידי ממוצע נע השם למטרה מספר ממוצע מסוים של בלוקים לשעה. אם הם נוצרים מהר מדי, דרגת הקושי עולה.</text:span></text:p>
          </draw:text-box>
        </draw:frame>
        <draw:frame draw:style-name="gr7" draw:text-style-name="P8" draw:layer="layout" svg:width="2.394cm" svg:height="0.488cm" svg:x="16.019cm" svg:y="16.529cm">
          <draw:text-box>
            <text:p text:style-name="P7"><text:span text:style-name="T6">5</text:span><text:span text:style-name="T6">. <text:s text:c="2"/>רשת</text:span></text:p>
          </draw:text-box>
        </draw:frame>
        <draw:frame draw:style-name="gr53" draw:text-style-name="P12" draw:layer="layout" svg:width="8.16cm" svg:height="0.386cm" svg:x="11.82cm" svg:y="17.329cm">
          <draw:text-box>
            <text:p text:style-name="P5"><text:span text:style-name="T8">השלבים בהפעלת הרשת הם כדלקמן:</text:span></text:p>
          </draw:text-box>
        </draw:frame>
        <draw:frame draw:style-name="gr53" draw:text-style-name="P28" draw:layer="layout" svg:width="10.695cm" svg:height="0.386cm" svg:x="7.21cm" svg:y="17.829cm">
          <draw:text-box>
            <text:p text:style-name="P27"><text:span text:style-name="T8">פעולות חדשות משודרות לכל הצמתים.</text:span></text:p>
          </draw:text-box>
        </draw:frame>
        <draw:frame draw:style-name="gr53" draw:text-style-name="P28" draw:layer="layout" svg:width="12.364cm" svg:height="0.386cm" svg:x="5.54cm" svg:y="18.329cm">
          <draw:text-box>
            <text:p text:style-name="P27"><text:span text:style-name="T8">כל צומת אוסף פעולות חדשות לתוך בלוק.</text:span></text:p>
          </draw:text-box>
        </draw:frame>
        <draw:frame draw:style-name="gr53" draw:text-style-name="P28" draw:layer="layout" svg:width="11.768cm" svg:height="0.386cm" svg:x="6.175cm" svg:y="18.789cm">
          <draw:text-box>
            <text:p text:style-name="P27"><text:span text:style-name="T8">כל צומת עובד על מציאת הוכחת עבודה קשה לבלוק שלו.</text:span></text:p>
          </draw:text-box>
        </draw:frame>
        <draw:frame draw:style-name="gr53" draw:text-style-name="P28" draw:layer="layout" svg:width="13.661cm" svg:height="0.386cm" svg:x="4.27cm" svg:y="19.329cm">
          <draw:text-box>
            <text:p text:style-name="P27"><text:span text:style-name="T8">כשצומת מוצא הוכחת עבודה, הוא משדר אותו לכל הצמתים.</text:span></text:p>
          </draw:text-box>
        </draw:frame>
        <draw:frame draw:style-name="gr53" draw:text-style-name="P28" draw:layer="layout" svg:width="13.698cm" svg:height="0.386cm" svg:x="4.27cm" svg:y="19.829cm">
          <draw:text-box>
            <text:p text:style-name="P27"><text:span text:style-name="T8">צמתים מסכימים עם הבלוק רק אם כל הפעולות בו הן תקינות ולא נוצלו כבר.</text:span></text:p>
          </draw:text-box>
        </draw:frame>
        <draw:frame draw:style-name="gr54" draw:text-style-name="P28" draw:layer="layout" svg:width="14.34cm" svg:height="0.828cm" svg:x="3.8cm" svg:y="20.352cm">
          <draw:text-box>
            <text:p text:style-name="P27"><text:span text:style-name="T8"><text:s/>צמתים מבטאים את הסכמתם עם בלוק בעצם זה שהם עובדים על יצירת הבלוק הבא בשרשרת, תוך שימוש בגיבוב של הבלוק שהתקבל בתור הגיבוב הקודם.</text:span></text:p>
          </draw:text-box>
        </draw:frame>
        <draw:frame draw:style-name="gr55" draw:text-style-name="P29" draw:layer="layout" svg:width="0.273cm" svg:height="0.386cm" svg:x="17.025cm" svg:y="17.805cm">
          <draw:text-box>
            <text:p><text:span text:style-name="T22">(1</text:span></text:p>
          </draw:text-box>
        </draw:frame>
        <draw:frame draw:style-name="gr55" draw:text-style-name="P29" draw:layer="layout" svg:width="0.273cm" svg:height="0.386cm" svg:x="17.026cm" svg:y="18.305cm">
          <draw:text-box>
            <text:p><text:span text:style-name="T22">(2</text:span></text:p>
          </draw:text-box>
        </draw:frame>
        <draw:frame draw:style-name="gr55" draw:text-style-name="P29" draw:layer="layout" svg:width="0.273cm" svg:height="0.386cm" svg:x="17.026cm" svg:y="18.805cm">
          <draw:text-box>
            <text:p><text:span text:style-name="T22">(3</text:span></text:p>
          </draw:text-box>
        </draw:frame>
        <draw:frame draw:style-name="gr55" draw:text-style-name="P29" draw:layer="layout" svg:width="0.273cm" svg:height="0.386cm" svg:x="17.026cm" svg:y="19.305cm">
          <draw:text-box>
            <text:p><text:span text:style-name="T22">(4</text:span></text:p>
          </draw:text-box>
        </draw:frame>
        <draw:frame draw:style-name="gr55" draw:text-style-name="P29" draw:layer="layout" svg:width="0.273cm" svg:height="0.386cm" svg:x="17.027cm" svg:y="19.805cm">
          <draw:text-box>
            <text:p><text:span text:style-name="T22">(5</text:span></text:p>
          </draw:text-box>
        </draw:frame>
        <draw:frame draw:style-name="gr55" draw:text-style-name="P29" draw:layer="layout" svg:width="0.273cm" svg:height="0.386cm" svg:x="17.028cm" svg:y="20.305cm">
          <draw:text-box>
            <text:p><text:span text:style-name="T22">(6</text:span></text:p>
          </draw:text-box>
        </draw:frame>
        <draw:frame draw:style-name="gr42" draw:text-style-name="P31" draw:layer="layout" svg:width="15.91cm" svg:height="2.154cm" svg:x="3.8cm" svg:y="21.501cm">
          <draw:text-box>
            <text:p text:style-name="P30"><text:span text:style-name="T8">צמתים תמיד מתייחסים לשרשרת הארוכה ביותר כאל השרשרת הנכונה וימשיכו לעבוד על הארכתה. אם שני צמתים משדרים גרסאות שונות של הבלוק הבא בו-זמנית, חלק מהצמתים יקבלו את האחד או השני תחילה. במקרה זה, הם יעבדו על הראשון שהם קיבלו, אבל ישמרו את הענף השני למקרה שהוא יהפך לארוך יותר. התיקו יישבר כשהוכחת העבודה הבאה תימצא ואחד מהענפים יהפך לארוך יותר; הצמתים שעבדו על הענף האחר יעברו לענף הארוך יותר.</text:span></text:p>
          </draw:text-box>
        </draw:frame>
      </draw:page>
      <draw:page draw:name="page4" draw:style-name="dp1" draw:master-page-name="master-page22">
        <office:forms form:automatic-focus="false" form:apply-design-mode="false"/>
        <draw:frame draw:style-name="gr5" draw:layer="layout" svg:width="0.18cm" svg:height="0.404cm" svg:x="10.964cm" svg:y="25.011cm">
          <draw:text-box>
            <text:p text:style-name="P4"><text:span text:style-name="T3">4</text:span></text:p>
          </draw:text-box>
        </draw:frame>
        <draw:polygon draw:style-name="gr14" draw:layer="layout" svg:width="5.751cm" svg:height="5.235cm" svg:x="12.055cm" svg:y="15.6cm" svg:viewBox="0 0 5752 5236" draw:points="2877,5236 5752,5236 5752,0 0,0 0,5236">
          <text:p/>
        </draw:polygon>
        <draw:polygon draw:style-name="gr14" draw:layer="layout" svg:width="4.11cm" svg:height="1.746cm" svg:x="12.426cm" svg:y="15.794cm" svg:viewBox="0 0 4111 1747" draw:points="2056,1747 4111,1747 4111,0 0,0 0,1747">
          <text:p/>
        </draw:polygon>
        <draw:frame draw:style-name="gr56" draw:text-style-name="P18" draw:layer="layout" svg:width="0.73cm" svg:height="0.762cm" svg:x="16.94cm" svg:y="15.8cm">
          <draw:text-box>
            <text:p text:style-name="P17"><text:span text:style-name="T12">בלוק</text:span><text:span text:style-name="T12"> </text:span></text:p>
          </draw:text-box>
        </draw:frame>
        <draw:polygon draw:style-name="gr14" draw:layer="layout" svg:width="1.485cm" svg:height="0.388cm" svg:x="14.495cm" svg:y="16.381cm" svg:viewBox="0 0 1486 389" draw:points="745,389 1486,389 1486,0 0,0 0,389">
          <text:p/>
        </draw:polygon>
        <draw:frame draw:style-name="gr57" draw:text-style-name="P32" draw:layer="layout" svg:width="5.08cm" svg:height="0.365cm" svg:x="12.69cm" svg:y="15.882cm">
          <draw:text-box>
            <text:p text:style-name="P17"><text:span text:style-name="T23">(</text:span><text:span text:style-name="T23">כותרת הבלוק (גיבוב הבלוק</text:span></text:p>
          </draw:text-box>
        </draw:frame>
        <draw:polygon draw:style-name="gr14" draw:layer="layout" svg:width="1.115cm" svg:height="0.388cm" svg:x="12.811cm" svg:y="16.376cm" svg:viewBox="0 0 1116 389" draw:points="560,389 1116,389 1116,0 0,0 0,389">
          <text:p/>
        </draw:polygon>
        <draw:frame draw:style-name="gr44" draw:text-style-name="P19" draw:layer="layout" svg:width="1.42cm" svg:height="0.353cm" svg:x="14.595cm" svg:y="16.435cm">
          <draw:text-box>
            <text:p text:style-name="P17"><text:span text:style-name="T13">גיבוב קודם</text:span><text:span text:style-name="T13"> </text:span></text:p>
          </draw:text-box>
        </draw:frame>
        <draw:polygon draw:style-name="gr58" draw:layer="layout" svg:width="1.112cm" svg:height="0.388cm" svg:x="14.84cm" svg:y="18.122cm" svg:viewBox="0 0 1113 389" draw:points="557,389 1113,389 1113,0 0,0 0,389">
          <text:p/>
        </draw:polygon>
        <draw:frame draw:style-name="gr45" draw:text-style-name="P32" draw:layer="layout" svg:width="0.73cm" svg:height="0.353cm" svg:x="13.077cm" svg:y="16.393cm">
          <draw:text-box>
            <text:p text:style-name="P17"><text:span text:style-name="T23">חד"פ</text:span><text:span text:style-name="T23"> </text:span></text:p>
          </draw:text-box>
        </draw:frame>
        <draw:polygon draw:style-name="gr58" draw:layer="layout" svg:width="0.745cm" svg:height="0.388cm" svg:x="15.581cm" svg:y="19.283cm" svg:viewBox="0 0 746 389" draw:points="371,389 746,389 746,0 0,0 0,389">
          <text:p/>
        </draw:polygon>
        <draw:frame draw:style-name="gr59" draw:text-style-name="P20" draw:layer="layout" svg:width="0.743cm" svg:height="0.276cm" svg:x="15.099cm" svg:y="18.202cm">
          <draw:text-box>
            <text:p text:style-name="P17"><text:span text:style-name="T24">גיבוב</text:span><text:span text:style-name="T24">01</text:span></text:p>
          </draw:text-box>
        </draw:frame>
        <draw:polygon draw:style-name="gr58" draw:layer="layout" svg:width="0.744cm" svg:height="0.388cm" svg:x="14.467cm" svg:y="19.283cm" svg:viewBox="0 0 745 389" draw:points="374,389 745,389 745,0 0,0 0,389">
          <text:p/>
        </draw:polygon>
        <draw:frame draw:style-name="gr60" draw:text-style-name="P20" draw:layer="layout" svg:width="0.607cm" svg:height="0.276cm" svg:x="15.664cm" svg:y="19.352cm">
          <draw:text-box>
            <text:p text:style-name="P17"><text:span text:style-name="T24">גיבוב</text:span><text:span text:style-name="T24">0</text:span></text:p>
          </draw:text-box>
        </draw:frame>
        <draw:polygon draw:style-name="gr58" draw:layer="layout" svg:width="0.741cm" svg:height="0.388cm" svg:x="13.355cm" svg:y="19.283cm" svg:viewBox="0 0 742 389" draw:points="370,389 742,389 742,0 0,0 0,389">
          <text:p/>
        </draw:polygon>
        <draw:frame draw:style-name="gr60" draw:text-style-name="P20" draw:layer="layout" svg:width="0.607cm" svg:height="0.276cm" svg:x="14.558cm" svg:y="19.352cm">
          <draw:text-box>
            <text:p text:style-name="P17"><text:span text:style-name="T24">גיבוב</text:span><text:span text:style-name="T24">1</text:span></text:p>
          </draw:text-box>
        </draw:frame>
        <draw:polygon draw:style-name="gr58" draw:layer="layout" svg:width="0.741cm" svg:height="0.388cm" svg:x="12.24cm" svg:y="19.283cm" svg:viewBox="0 0 742 389" draw:points="371,389 742,389 742,0 0,0 0,389">
          <text:p/>
        </draw:polygon>
        <draw:frame draw:style-name="gr60" draw:text-style-name="P20" draw:layer="layout" svg:width="0.607cm" svg:height="0.276cm" svg:x="13.441cm" svg:y="19.352cm">
          <draw:text-box>
            <text:p text:style-name="P17"><text:span text:style-name="T24">גיבוב</text:span><text:span text:style-name="T24">2</text:span></text:p>
          </draw:text-box>
        </draw:frame>
        <draw:polygon draw:style-name="gr58" draw:layer="layout" svg:width="1.115cm" svg:height="0.388cm" svg:x="12.611cm" svg:y="18.122cm" svg:viewBox="0 0 1116 389" draw:points="560,389 1116,389 1116,0 0,0 0,389">
          <text:p/>
        </draw:polygon>
        <draw:frame draw:style-name="gr60" draw:text-style-name="P20" draw:layer="layout" svg:width="0.607cm" svg:height="0.276cm" svg:x="12.32cm" svg:y="19.352cm">
          <draw:text-box>
            <text:p text:style-name="P17"><text:span text:style-name="T24">גיבוב</text:span><text:span text:style-name="T24">3</text:span></text:p>
          </draw:text-box>
        </draw:frame>
        <draw:polygon draw:style-name="gr12" draw:layer="layout" svg:width="0.165cm" svg:height="0.24cm" svg:x="15.581cm" svg:y="18.51cm" svg:viewBox="0 0 166 241" draw:points="0,0 35,241 166,174">
          <text:p/>
        </draw:polygon>
        <draw:line draw:style-name="gr13" draw:layer="layout" svg:x1="15.953cm" svg:y1="19.284cm" svg:x2="15.662cm" svg:y2="18.676cm">
          <text:p/>
        </draw:line>
        <draw:polygon draw:style-name="gr12" draw:layer="layout" svg:width="0.164cm" svg:height="0.24cm" svg:x="15.046cm" svg:y="18.51cm" svg:viewBox="0 0 165 241" draw:points="165,0 0,174 132,241">
          <text:p/>
        </draw:polygon>
        <draw:line draw:style-name="gr13" draw:layer="layout" svg:x1="14.84cm" svg:y1="19.284cm" svg:x2="15.131cm" svg:y2="18.676cm">
          <text:p/>
        </draw:line>
        <draw:polygon draw:style-name="gr12" draw:layer="layout" svg:width="0.164cm" svg:height="0.24cm" svg:x="13.355cm" svg:y="18.51cm" svg:viewBox="0 0 165 241" draw:points="0,0 30,241 165,174">
          <text:p/>
        </draw:polygon>
        <draw:line draw:style-name="gr13" draw:layer="layout" svg:x1="13.727cm" svg:y1="19.284cm" svg:x2="13.433cm" svg:y2="18.676cm">
          <text:p/>
        </draw:line>
        <draw:polygon draw:style-name="gr12" draw:layer="layout" svg:width="0.165cm" svg:height="0.24cm" svg:x="12.816cm" svg:y="18.51cm" svg:viewBox="0 0 166 241" draw:points="166,0 0,174 135,241">
          <text:p/>
        </draw:polygon>
        <draw:line draw:style-name="gr13" draw:layer="layout" svg:x1="12.611cm" svg:y1="19.284cm" svg:x2="12.905cm" svg:y2="18.676cm">
          <text:p/>
        </draw:line>
        <draw:polygon draw:style-name="gr14" draw:layer="layout" svg:width="1.485cm" svg:height="0.388cm" svg:x="13.541cm" svg:y="16.958cm" svg:viewBox="0 0 1486 389" draw:points="741,389 1486,389 1486,0 0,0 0,389">
          <text:p/>
        </draw:polygon>
        <draw:frame draw:style-name="gr59" draw:text-style-name="P20" draw:layer="layout" svg:width="0.743cm" svg:height="0.276cm" svg:x="12.855cm" svg:y="18.202cm">
          <draw:text-box>
            <text:p text:style-name="P17"><text:span text:style-name="T24">גיבוב</text:span><text:span text:style-name="T24">23</text:span></text:p>
          </draw:text-box>
        </draw:frame>
        <draw:polygon draw:style-name="gr12" draw:layer="layout" svg:width="0.192cm" svg:height="0.233cm" svg:x="14.655cm" svg:y="17.346cm" svg:viewBox="0 0 193 234" draw:points="0,0 72,234 193,138">
          <text:p/>
        </draw:polygon>
        <draw:line draw:style-name="gr13" draw:layer="layout" svg:x1="15.212cm" svg:y1="18.123cm" svg:x2="14.76cm" svg:y2="17.494cm">
          <text:p/>
        </draw:line>
        <draw:polygon draw:style-name="gr12" draw:layer="layout" svg:width="0.192cm" svg:height="0.233cm" svg:x="13.719cm" svg:y="17.346cm" svg:viewBox="0 0 193 234" draw:points="193,0 0,138 118,234">
          <text:p/>
        </draw:polygon>
        <draw:line draw:style-name="gr13" draw:layer="layout" svg:x1="13.355cm" svg:y1="18.123cm" svg:x2="13.804cm" svg:y2="17.494cm">
          <text:p/>
        </draw:line>
        <draw:frame draw:style-name="gr61" draw:text-style-name="P33" draw:layer="layout" svg:width="1.509cm" svg:height="0.319cm" svg:x="13.596cm" svg:y="16.995cm">
          <draw:text-box>
            <text:p text:style-name="P17"><text:span text:style-name="T25">גיבוב השורש</text:span><text:span text:style-name="T25"> </text:span></text:p>
          </draw:text-box>
        </draw:frame>
        <draw:frame draw:style-name="gr62" draw:text-style-name="P35" draw:layer="layout" svg:width="5.715cm" svg:height="0.39cm" svg:x="13.09cm" svg:y="21.125cm">
          <draw:text-box>
            <text:p text:style-name="P34"><text:span text:style-name="T26">פעולות מגובבות בעץ מרקל</text:span><text:span text:style-name="T26"> </text:span></text:p>
          </draw:text-box>
        </draw:frame>
        <draw:frame draw:style-name="gr63" draw:text-style-name="P36" draw:layer="layout" svg:width="3.896cm" svg:height="0.39cm" svg:x="6.105cm" svg:y="21.125cm">
          <draw:text-box>
            <text:p text:style-name="P17"><text:span text:style-name="T26">לאחר גיזום פע’ </text:span><text:span text:style-name="T26">0-2</text:span><text:span text:style-name="T26"> מהבלוק</text:span><text:span text:style-name="T26"> </text:span></text:p>
          </draw:text-box>
        </draw:frame>
        <draw:polygon draw:style-name="gr14" draw:layer="layout" svg:width="0.745cm" svg:height="0.388cm" svg:x="15.581cm" svg:y="20.253cm" svg:viewBox="0 0 746 389" draw:points="371,389 746,389 746,0 0,0 0,389">
          <text:p/>
        </draw:polygon>
        <draw:polygon draw:style-name="gr14" draw:layer="layout" svg:width="0.744cm" svg:height="0.388cm" svg:x="14.467cm" svg:y="20.253cm" svg:viewBox="0 0 745 389" draw:points="374,389 745,389 745,0 0,0 0,389">
          <text:p/>
        </draw:polygon>
        <draw:frame draw:style-name="gr64" draw:text-style-name="P20" draw:layer="layout" svg:width="0.442cm" svg:height="0.276cm" svg:x="15.705cm" svg:y="20.322cm">
          <draw:text-box>
            <text:p text:style-name="P25"><text:span text:style-name="T24">פע'</text:span><text:span text:style-name="T24">0</text:span></text:p>
          </draw:text-box>
        </draw:frame>
        <draw:polygon draw:style-name="gr14" draw:layer="layout" svg:width="0.741cm" svg:height="0.388cm" svg:x="13.355cm" svg:y="20.253cm" svg:viewBox="0 0 742 389" draw:points="370,389 742,389 742,0 0,0 0,389">
          <text:p/>
        </draw:polygon>
        <draw:frame draw:style-name="gr64" draw:text-style-name="P20" draw:layer="layout" svg:width="0.442cm" svg:height="0.276cm" svg:x="14.603cm" svg:y="20.322cm">
          <draw:text-box>
            <text:p text:style-name="P25"><text:span text:style-name="T24">פע'</text:span><text:span text:style-name="T24">1</text:span></text:p>
          </draw:text-box>
        </draw:frame>
        <draw:polygon draw:style-name="gr14" draw:layer="layout" svg:width="0.741cm" svg:height="0.388cm" svg:x="12.24cm" svg:y="20.253cm" svg:viewBox="0 0 742 389" draw:points="371,389 742,389 742,0 0,0 0,389">
          <text:p/>
        </draw:polygon>
        <draw:frame draw:style-name="gr64" draw:text-style-name="P20" draw:layer="layout" svg:width="0.442cm" svg:height="0.276cm" svg:x="13.482cm" svg:y="20.322cm">
          <draw:text-box>
            <text:p text:style-name="P25"><text:span text:style-name="T24">פע'</text:span><text:span text:style-name="T24">2</text:span></text:p>
          </draw:text-box>
        </draw:frame>
        <draw:polygon draw:style-name="gr12" draw:layer="layout" svg:width="0.148cm" svg:height="0.233cm" svg:x="15.878cm" svg:y="19.671cm" svg:viewBox="0 0 149 234" draw:points="75,0 0,234 149,234">
          <text:p/>
        </draw:polygon>
        <draw:line draw:style-name="gr13" draw:layer="layout" svg:x1="15.953cm" svg:y1="20.253cm" svg:x2="15.953cm" svg:y2="19.858cm">
          <text:p/>
        </draw:line>
        <draw:polygon draw:style-name="gr12" draw:layer="layout" svg:width="0.148cm" svg:height="0.233cm" svg:x="14.767cm" svg:y="19.671cm" svg:viewBox="0 0 149 234" draw:points="74,0 0,234 149,234">
          <text:p/>
        </draw:polygon>
        <draw:line draw:style-name="gr13" draw:layer="layout" svg:x1="14.841cm" svg:y1="20.253cm" svg:x2="14.841cm" svg:y2="19.858cm">
          <text:p/>
        </draw:line>
        <draw:polygon draw:style-name="gr12" draw:layer="layout" svg:width="0.148cm" svg:height="0.233cm" svg:x="13.651cm" svg:y="19.671cm" svg:viewBox="0 0 149 234" draw:points="75,0 0,234 149,234">
          <text:p/>
        </draw:polygon>
        <draw:line draw:style-name="gr13" draw:layer="layout" svg:x1="13.727cm" svg:y1="20.253cm" svg:x2="13.727cm" svg:y2="19.858cm">
          <text:p/>
        </draw:line>
        <draw:polygon draw:style-name="gr12" draw:layer="layout" svg:width="0.15cm" svg:height="0.233cm" svg:x="12.535cm" svg:y="19.671cm" svg:viewBox="0 0 151 234" draw:points="75,0 0,234 151,234">
          <text:p/>
        </draw:polygon>
        <draw:line draw:style-name="gr13" draw:layer="layout" svg:x1="12.612cm" svg:y1="20.253cm" svg:x2="12.612cm" svg:y2="19.858cm">
          <text:p/>
        </draw:line>
        <draw:frame draw:style-name="gr64" draw:text-style-name="P20" draw:layer="layout" svg:width="0.442cm" svg:height="0.276cm" svg:x="12.381cm" svg:y="20.322cm">
          <draw:text-box>
            <text:p text:style-name="P25"><text:span text:style-name="T24">פע'</text:span><text:span text:style-name="T24">3</text:span></text:p>
          </draw:text-box>
        </draw:frame>
        <draw:frame draw:style-name="gr52" draw:text-style-name="P31" draw:layer="layout" svg:width="15.875cm" svg:height="1.27cm" svg:x="3.8cm" svg:y="3cm">
          <draw:text-box>
            <text:p text:style-name="P30"><text:span text:style-name="T8">שידורים של פעולות חדשות לא צריכים בהכרח להגיע לכל הצמתים. כל עוד הם מגיעים לצמתים רבים, הם ייכנסו לתוך בלוק בחלוף זמן לא רב. שידורי בלוק הם גם סובלניים לגבי הודעות שנשמטו. אם צומת לא מקבל בלוק, הוא יבקש אותו כשהוא מקבל את הבלוק הבא ומבין שהוא החמיץ אחד.</text:span></text:p>
          </draw:text-box>
        </draw:frame>
        <draw:frame draw:style-name="gr7" draw:text-style-name="P8" draw:layer="layout" svg:width="2.584cm" svg:height="0.488cm" svg:x="15.785cm" svg:y="5.063cm">
          <draw:text-box>
            <text:p text:style-name="P7"><text:span text:style-name="T6">6</text:span><text:span text:style-name="T6">. <text:s text:c="2"/>תמריץ</text:span></text:p>
          </draw:text-box>
        </draw:frame>
        <draw:frame draw:style-name="gr42" draw:text-style-name="P12" draw:layer="layout" svg:width="16.21cm" svg:height="2.154cm" svg:x="3.8cm" svg:y="5.913cm">
          <draw:text-box>
            <text:p text:style-name="P5"><text:span text:style-name="T8">על פי המוסכמה, הפעולה הראשונה בכל בלוק היא פעולה מיוחדת שמתחילה מטבע חדש בבעלותו של יוצר הבלוק. זה מוסיף תמריץ לצמתים לתמוך ברשת, ומעניק דרך ראשונית להפיץ מטבעות למחזור, מאחר ואין סמכות מרכזית היכולה להנפיק אותם. התוספת הקבועה של מטבעות חדשים מקבילה לכורי זהב המוציאים משאבים כדי להוסיף זהב למחזור. במקרה שלנו, המשאבים הם זמן מעבד ואנרגיה חשמלית.</text:span></text:p>
          </draw:text-box>
        </draw:frame>
        <draw:frame draw:style-name="gr65" draw:text-style-name="P12" draw:layer="layout" svg:width="16.21cm" svg:height="1.712cm" svg:x="3.8cm" svg:y="8.171cm">
          <draw:text-box>
            <text:p text:style-name="P5"><text:span text:style-name="T8"><text:s text:c="5"/>התמריץ יכול גם להיות ממומן על ידי עמלות פעולה. אם ערך הפלט של פעולה נמוך מערך הקלט, ההפרש הוא עמלת פעולה שמתווספת לערך התמריץ של הבלוק המכיל את הפעולה. לאחר שמספר קבוע מראש של מטבעות נכנס למחזור, התמריץ יכול לעבור באופן בלעדי לעמלות פעולה ולהיות נקי לחלוטין מאינפלציה.</text:span></text:p>
          </draw:text-box>
        </draw:frame>
        <draw:frame draw:style-name="gr42" draw:text-style-name="P12" draw:layer="layout" svg:width="16.21cm" svg:height="2.154cm" svg:x="3.8cm" svg:y="10.085cm">
          <draw:text-box>
            <text:p text:style-name="P5"><text:span text:style-name="T8"><text:s text:c="5"/>התמריץ יכול לעזור בעידוד צמתים להישאר ישרים. אם תוקף חמדן מסוגל לכנוס יותר כוח חישוב מכל הצמתים הישרים, הוא יצטרך לבחור בין שימוש בו כדי להונות אנשים בגניבת התשלומים שלו בחזרה, או שימוש בו ליצור מטבעות חדשים. מתקבל על הדעת שיהיה זה רווחי יותר בעיניו לשחק לפי הכללים, כללים אלו שחוננים אותו ביותר מטבעות חדשים מאשר כל שאר המשתתפים ביחד, מאשר לרופף את המערכת ואת תקפות ההון של עצמו.</text:span></text:p>
          </draw:text-box>
        </draw:frame>
        <draw:frame draw:style-name="gr7" draw:text-style-name="P8" draw:layer="layout" svg:width="5.08cm" svg:height="0.488cm" svg:x="13.688cm" svg:y="12.747cm">
          <draw:text-box>
            <text:p text:style-name="P7"><text:span text:style-name="T6"><text:s text:c="3"/></text:span><text:span text:style-name="T6">7</text:span><text:span text:style-name="T6">. <text:s text:c="4"/>שחרור נפח כונן</text:span></text:p>
          </draw:text-box>
        </draw:frame>
        <draw:frame draw:style-name="gr66" draw:text-style-name="P23" draw:layer="layout" svg:width="16.292cm" svg:height="2.097cm" svg:x="3.8cm" svg:y="13.503cm">
          <draw:text-box>
            <text:p text:style-name="P5"><text:span text:style-name="T18">מהרגע בו הפעולה האחרונה במטבע קבורה תחת מספיק בלוקים, הפעולות המנוצלות לפניה יכולות להיזרק כדי לחסוך בנפח כונן. כדי לסייע בכך מבלי לשבור את גיבוב הבלוק, הפעולות מגובבות בעץ מרקל (</text:span><text:span text:style-name="T18">Merkle Tree</text:span><text:span text:style-name="T18">, ראה [</text:span><text:span text:style-name="T18">5</text:span><text:span text:style-name="T18">][</text:span><text:span text:style-name="T18">2</text:span><text:span text:style-name="T18">][</text:span><text:span text:style-name="T18">7</text:span><text:span text:style-name="T18">]), באופן שרק השורש כלול בגיבוב <text:s/>הבלוק. בלוקים ישנים יכולים לעבור צמצום על ידי גדימת ענפים מהעץ. אין צורך לשמור את הגיבובים הפנימיים.</text:span><text:span text:style-name="T18"><text:line-break/></text:span><text:span text:style-name="T18"/></text:p>
          </draw:text-box>
        </draw:frame>
        <draw:frame draw:style-name="gr65" draw:text-style-name="P23" draw:layer="layout" svg:width="16.261cm" svg:height="1.712cm" svg:x="3.8cm" svg:y="22.279cm">
          <draw:text-box>
            <text:p text:style-name="P5"><text:span text:style-name="T18">כותרת בלוק ללא פעולות תתפוס בערך </text:span><text:span text:style-name="T18">80</text:span><text:span text:style-name="T18"> בתים. אם אנו מניחים שבלוקים נוצרים כל </text:span><text:span text:style-name="T18">10</text:span><text:span text:style-name="T18"> דקות, מדובר ב- </text:span><text:span text:style-name="T18">80</text:span><text:span text:style-name="T18"> בתים * </text:span><text:span text:style-name="T18">6</text:span><text:span text:style-name="T18"> * </text:span><text:span text:style-name="T18">24</text:span><text:span text:style-name="T18"> * </text:span><text:span text:style-name="T18">365</text:span><text:span text:style-name="T18"> = </text:span><text:span text:style-name="T19">4.2MB</text:span><text:span text:style-name="T18"> לשנה. בהינתן שמערכות מחשב טיפוסיות נמכרות עם </text:span><text:span text:style-name="T19">2GB</text:span><text:span text:style-name="T18"> זיכרון נכון לשנת </text:span><text:span text:style-name="T18">2008</text:span><text:span text:style-name="T18">, וחוק מור צופה צמיחה עכשווית של </text:span><text:span text:style-name="T19">1.2GB</text:span><text:span text:style-name="T18"> לשנה, לא אמורה להיות בעיית אחסון גם אם חובה לשמור את כותרות הבלוקים בזיכרון.</text:span></text:p>
          </draw:text-box>
        </draw:frame>
        <draw:polygon draw:style-name="gr14" draw:layer="layout" svg:width="5.751cm" svg:height="5.235cm" svg:x="5.07cm" svg:y="15.6cm" svg:viewBox="0 0 5752 5236" draw:points="2877,5236 5752,5236 5752,0 0,0 0,5236">
          <text:p/>
        </draw:polygon>
        <draw:polygon draw:style-name="gr14" draw:layer="layout" svg:width="4.11cm" svg:height="1.746cm" svg:x="5.441cm" svg:y="15.794cm" svg:viewBox="0 0 4111 1747" draw:points="2056,1747 4111,1747 4111,0 0,0 0,1747">
          <text:p/>
        </draw:polygon>
        <draw:frame draw:style-name="gr56" draw:text-style-name="P18" draw:layer="layout" svg:width="0.73cm" svg:height="0.762cm" svg:x="9.955cm" svg:y="15.8cm">
          <draw:text-box>
            <text:p text:style-name="P17"><text:span text:style-name="T12">בלוק</text:span><text:span text:style-name="T12"> </text:span></text:p>
          </draw:text-box>
        </draw:frame>
        <draw:polygon draw:style-name="gr14" draw:layer="layout" svg:width="1.485cm" svg:height="0.388cm" svg:x="7.51cm" svg:y="16.381cm" svg:viewBox="0 0 1486 389" draw:points="745,389 1486,389 1486,0 0,0 0,389">
          <text:p/>
        </draw:polygon>
        <draw:frame draw:style-name="gr57" draw:text-style-name="P32" draw:layer="layout" svg:width="5.08cm" svg:height="0.365cm" svg:x="5.705cm" svg:y="15.882cm">
          <draw:text-box>
            <text:p text:style-name="P17"><text:span text:style-name="T23">(</text:span><text:span text:style-name="T23">כותרת הבלוק (גיבוב הבלוק</text:span></text:p>
          </draw:text-box>
        </draw:frame>
        <draw:polygon draw:style-name="gr14" draw:layer="layout" svg:width="1.115cm" svg:height="0.388cm" svg:x="5.826cm" svg:y="16.376cm" svg:viewBox="0 0 1116 389" draw:points="560,389 1116,389 1116,0 0,0 0,389">
          <text:p/>
        </draw:polygon>
        <draw:frame draw:style-name="gr44" draw:text-style-name="P19" draw:layer="layout" svg:width="1.42cm" svg:height="0.353cm" svg:x="7.61cm" svg:y="16.435cm">
          <draw:text-box>
            <text:p text:style-name="P17"><text:span text:style-name="T13">גיבוב קודם</text:span><text:span text:style-name="T13"> </text:span></text:p>
          </draw:text-box>
        </draw:frame>
        <draw:polygon draw:style-name="gr67" draw:layer="layout" svg:width="1.112cm" svg:height="0.388cm" svg:x="7.855cm" svg:y="18.122cm" svg:viewBox="0 0 1113 389" draw:points="557,389 1113,389 1113,0 0,0 0,389">
          <text:p/>
        </draw:polygon>
        <draw:frame draw:style-name="gr45" draw:text-style-name="P32" draw:layer="layout" svg:width="0.73cm" svg:height="0.353cm" svg:x="6.092cm" svg:y="16.393cm">
          <draw:text-box>
            <text:p text:style-name="P17"><text:span text:style-name="T23">חד"פ</text:span><text:span text:style-name="T23"> </text:span></text:p>
          </draw:text-box>
        </draw:frame>
        <draw:frame draw:style-name="gr59" draw:text-style-name="P20" draw:layer="layout" svg:width="0.743cm" svg:height="0.276cm" svg:x="8.114cm" svg:y="18.202cm">
          <draw:text-box>
            <text:p text:style-name="P17"><text:span text:style-name="T24">גיבוב</text:span><text:span text:style-name="T24">01</text:span></text:p>
          </draw:text-box>
        </draw:frame>
        <draw:polygon draw:style-name="gr67" draw:layer="layout" svg:width="0.741cm" svg:height="0.388cm" svg:x="6.37cm" svg:y="19.283cm" svg:viewBox="0 0 742 389" draw:points="370,389 742,389 742,0 0,0 0,389">
          <text:p/>
        </draw:polygon>
        <draw:polygon draw:style-name="gr58" draw:layer="layout" svg:width="0.741cm" svg:height="0.388cm" svg:x="5.255cm" svg:y="19.283cm" svg:viewBox="0 0 742 389" draw:points="371,389 742,389 742,0 0,0 0,389">
          <text:p/>
        </draw:polygon>
        <draw:frame draw:style-name="gr60" draw:text-style-name="P20" draw:layer="layout" svg:width="0.607cm" svg:height="0.276cm" svg:x="6.456cm" svg:y="19.352cm">
          <draw:text-box>
            <text:p text:style-name="P17"><text:span text:style-name="T24">גיבוב</text:span><text:span text:style-name="T24">2</text:span></text:p>
          </draw:text-box>
        </draw:frame>
        <draw:polygon draw:style-name="gr58" draw:layer="layout" svg:width="1.115cm" svg:height="0.388cm" svg:x="5.626cm" svg:y="18.122cm" svg:viewBox="0 0 1116 389" draw:points="560,389 1116,389 1116,0 0,0 0,389">
          <text:p/>
        </draw:polygon>
        <draw:frame draw:style-name="gr60" draw:text-style-name="P20" draw:layer="layout" svg:width="0.607cm" svg:height="0.276cm" svg:x="5.335cm" svg:y="19.352cm">
          <draw:text-box>
            <text:p text:style-name="P17"><text:span text:style-name="T24">גיבוב</text:span><text:span text:style-name="T24">3</text:span></text:p>
          </draw:text-box>
        </draw:frame>
        <draw:polygon draw:style-name="gr12" draw:layer="layout" svg:width="0.164cm" svg:height="0.24cm" svg:x="6.37cm" svg:y="18.51cm" svg:viewBox="0 0 165 241" draw:points="0,0 30,241 165,174">
          <text:p/>
        </draw:polygon>
        <draw:line draw:style-name="gr13" draw:layer="layout" svg:x1="6.742cm" svg:y1="19.284cm" svg:x2="6.448cm" svg:y2="18.676cm">
          <text:p/>
        </draw:line>
        <draw:polygon draw:style-name="gr12" draw:layer="layout" svg:width="0.165cm" svg:height="0.24cm" svg:x="5.831cm" svg:y="18.51cm" svg:viewBox="0 0 166 241" draw:points="166,0 0,174 135,241">
          <text:p/>
        </draw:polygon>
        <draw:line draw:style-name="gr13" draw:layer="layout" svg:x1="5.626cm" svg:y1="19.284cm" svg:x2="5.92cm" svg:y2="18.676cm">
          <text:p/>
        </draw:line>
        <draw:polygon draw:style-name="gr14" draw:layer="layout" svg:width="1.485cm" svg:height="0.388cm" svg:x="6.556cm" svg:y="16.958cm" svg:viewBox="0 0 1486 389" draw:points="741,389 1486,389 1486,0 0,0 0,389">
          <text:p/>
        </draw:polygon>
        <draw:frame draw:style-name="gr59" draw:text-style-name="P20" draw:layer="layout" svg:width="0.743cm" svg:height="0.276cm" svg:x="5.87cm" svg:y="18.202cm">
          <draw:text-box>
            <text:p text:style-name="P17"><text:span text:style-name="T24">גיבוב</text:span><text:span text:style-name="T24">23</text:span></text:p>
          </draw:text-box>
        </draw:frame>
        <draw:polygon draw:style-name="gr12" draw:layer="layout" svg:width="0.192cm" svg:height="0.233cm" svg:x="7.67cm" svg:y="17.346cm" svg:viewBox="0 0 193 234" draw:points="0,0 72,234 193,138">
          <text:p/>
        </draw:polygon>
        <draw:line draw:style-name="gr13" draw:layer="layout" svg:x1="8.227cm" svg:y1="18.123cm" svg:x2="7.775cm" svg:y2="17.494cm">
          <text:p/>
        </draw:line>
        <draw:polygon draw:style-name="gr12" draw:layer="layout" svg:width="0.192cm" svg:height="0.233cm" svg:x="6.734cm" svg:y="17.346cm" svg:viewBox="0 0 193 234" draw:points="193,0 0,138 118,234">
          <text:p/>
        </draw:polygon>
        <draw:line draw:style-name="gr13" draw:layer="layout" svg:x1="6.37cm" svg:y1="18.123cm" svg:x2="6.819cm" svg:y2="17.494cm">
          <text:p/>
        </draw:line>
        <draw:frame draw:style-name="gr61" draw:text-style-name="P33" draw:layer="layout" svg:width="1.509cm" svg:height="0.319cm" svg:x="6.611cm" svg:y="16.995cm">
          <draw:text-box>
            <text:p text:style-name="P17"><text:span text:style-name="T25">גיבוב השורש</text:span><text:span text:style-name="T25"> </text:span></text:p>
          </draw:text-box>
        </draw:frame>
        <draw:polygon draw:style-name="gr14" draw:layer="layout" svg:width="0.741cm" svg:height="0.388cm" svg:x="5.255cm" svg:y="20.253cm" svg:viewBox="0 0 742 389" draw:points="371,389 742,389 742,0 0,0 0,389">
          <text:p/>
        </draw:polygon>
        <draw:polygon draw:style-name="gr12" draw:layer="layout" svg:width="0.15cm" svg:height="0.233cm" svg:x="5.55cm" svg:y="19.671cm" svg:viewBox="0 0 151 234" draw:points="75,0 0,234 151,234">
          <text:p/>
        </draw:polygon>
        <draw:line draw:style-name="gr13" draw:layer="layout" svg:x1="5.627cm" svg:y1="20.253cm" svg:x2="5.627cm" svg:y2="19.858cm">
          <text:p/>
        </draw:line>
        <draw:frame draw:style-name="gr64" draw:text-style-name="P20" draw:layer="layout" svg:width="0.442cm" svg:height="0.276cm" svg:x="5.396cm" svg:y="20.322cm">
          <draw:text-box>
            <text:p text:style-name="P25"><text:span text:style-name="T24">פע'</text:span><text:span text:style-name="T24">3</text:span></text:p>
          </draw:text-box>
        </draw:frame>
      </draw:page>
      <draw:page draw:name="page5" draw:style-name="dp1" draw:master-page-name="master-page22">
        <office:forms form:automatic-focus="false" form:apply-design-mode="false"/>
        <draw:polygon draw:style-name="gr14" draw:layer="layout" svg:width="2.056cm" svg:height="2.339cm" svg:x="9.694cm" svg:y="19.568cm" svg:viewBox="0 0 2057 2340" draw:points="1029,2340 2057,2340 2057,0 0,0 0,2340">
          <text:p/>
        </draw:polygon>
        <draw:frame draw:style-name="gr5" draw:layer="layout" svg:width="0.18cm" svg:height="0.404cm" svg:x="10.964cm" svg:y="25.011cm">
          <draw:text-box>
            <text:p text:style-name="P4"><text:span text:style-name="T3">5</text:span></text:p>
          </draw:text-box>
        </draw:frame>
        <draw:polygon draw:style-name="gr14" draw:layer="layout" svg:width="0.559cm" svg:height="0.391cm" svg:x="10.817cm" svg:y="20.736cm" svg:viewBox="0 0 560 392" draw:points="280,392 560,392 560,0 0,0 0,392">
          <text:p/>
        </draw:polygon>
        <draw:frame draw:style-name="gr68" draw:text-style-name="P32" draw:layer="layout" svg:width="1.089cm" svg:height="0.314cm" svg:x="10.477cm" svg:y="19.665cm">
          <draw:text-box>
            <text:p text:style-name="P17"><text:span text:style-name="T27">פעולה</text:span></text:p>
          </draw:text-box>
        </draw:frame>
        <draw:polygon draw:style-name="gr14" draw:layer="layout" svg:width="0.559cm" svg:height="0.392cm" svg:x="10.817cm" svg:y="21.321cm" svg:viewBox="0 0 560 393" draw:points="280,393 560,393 560,0 0,0 0,393">
          <text:p/>
        </draw:polygon>
        <draw:frame draw:style-name="gr69" draw:text-style-name="P37" draw:layer="layout" svg:width="0.455cm" svg:height="0.276cm" svg:x="10.956cm" svg:y="20.805cm">
          <draw:text-box>
            <text:p text:style-name="P17"><text:span text:style-name="T24">קלט</text:span><text:span text:style-name="T24"> </text:span></text:p>
          </draw:text-box>
        </draw:frame>
        <draw:polygon draw:style-name="gr14" draw:layer="layout" svg:width="0.559cm" svg:height="0.388cm" svg:x="10.817cm" svg:y="20.154cm" svg:viewBox="0 0 560 389" draw:points="280,389 560,389 560,0 0,0 0,389">
          <text:p/>
        </draw:polygon>
        <draw:frame draw:style-name="gr70" draw:text-style-name="P4" draw:layer="layout" svg:width="0.205cm" svg:height="0.276cm" svg:x="11cm" svg:y="21.39cm">
          <draw:text-box>
            <text:p text:style-name="P4"><text:span text:style-name="T28">...</text:span></text:p>
          </draw:text-box>
        </draw:frame>
        <draw:polygon draw:style-name="gr14" draw:layer="layout" svg:width="0.563cm" svg:height="0.388cm" svg:x="9.88cm" svg:y="20.154cm" svg:viewBox="0 0 564 389" draw:points="280,389 564,389 564,0 0,0 0,389">
          <text:p/>
        </draw:polygon>
        <draw:frame draw:style-name="gr69" draw:text-style-name="P20" draw:layer="layout" svg:width="0.455cm" svg:height="0.276cm" svg:x="10.956cm" svg:y="20.216cm">
          <draw:text-box>
            <text:p text:style-name="P17"><text:span text:style-name="T24">קלט</text:span><text:span text:style-name="T24"> </text:span></text:p>
          </draw:text-box>
        </draw:frame>
        <draw:polygon draw:style-name="gr14" draw:layer="layout" svg:width="0.563cm" svg:height="0.391cm" svg:x="9.88cm" svg:y="20.736cm" svg:viewBox="0 0 564 392" draw:points="280,392 564,392 564,0 0,0 0,392">
          <text:p/>
        </draw:polygon>
        <draw:frame draw:style-name="gr71" draw:text-style-name="P20" draw:layer="layout" svg:width="0.387cm" svg:height="0.276cm" svg:x="9.986cm" svg:y="20.216cm">
          <draw:text-box>
            <text:p text:style-name="P17"><text:span text:style-name="T24">פלט</text:span></text:p>
          </draw:text-box>
        </draw:frame>
        <draw:polygon draw:style-name="gr12" draw:layer="layout" svg:width="0.225cm" svg:height="0.155cm" svg:x="11.376cm" svg:y="20.27cm" svg:viewBox="0 0 226 156" draw:points="0,79 226,156 226,0">
          <text:p/>
        </draw:polygon>
        <draw:line draw:style-name="gr13" draw:layer="layout" svg:x1="12.5cm" svg:y1="20.348cm" svg:x2="11.556cm" svg:y2="20.348cm">
          <text:p/>
        </draw:line>
        <draw:polygon draw:style-name="gr12" draw:layer="layout" svg:width="0.225cm" svg:height="0.155cm" svg:x="11.376cm" svg:y="20.856cm" svg:viewBox="0 0 226 156" draw:points="0,78 226,156 226,0">
          <text:p/>
        </draw:polygon>
        <draw:line draw:style-name="gr13" draw:layer="layout" svg:x1="12.5cm" svg:y1="20.933cm" svg:x2="11.556cm" svg:y2="20.933cm">
          <text:p/>
        </draw:line>
        <draw:polygon draw:style-name="gr12" draw:layer="layout" svg:width="0.225cm" svg:height="0.155cm" svg:x="11.376cm" svg:y="21.438cm" svg:viewBox="0 0 226 156" draw:points="0,77 226,156 226,0">
          <text:p/>
        </draw:polygon>
        <draw:line draw:style-name="gr13" draw:layer="layout" svg:x1="12.5cm" svg:y1="21.515cm" svg:x2="11.556cm" svg:y2="21.515cm">
          <text:p/>
        </draw:line>
        <draw:polygon draw:style-name="gr12" draw:layer="layout" svg:width="0.225cm" svg:height="0.155cm" svg:x="8.757cm" svg:y="20.27cm" svg:viewBox="0 0 226 156" draw:points="0,79 226,156 226,0">
          <text:p/>
        </draw:polygon>
        <draw:line draw:style-name="gr13" draw:layer="layout" svg:x1="9.88cm" svg:y1="20.348cm" svg:x2="8.94cm" svg:y2="20.348cm">
          <text:p/>
        </draw:line>
        <draw:polygon draw:style-name="gr12" draw:layer="layout" svg:width="0.225cm" svg:height="0.155cm" svg:x="8.757cm" svg:y="20.856cm" svg:viewBox="0 0 226 156" draw:points="0,78 226,156 226,0">
          <text:p/>
        </draw:polygon>
        <draw:line draw:style-name="gr13" draw:layer="layout" svg:x1="9.88cm" svg:y1="20.933cm" svg:x2="8.94cm" svg:y2="20.933cm">
          <text:p/>
        </draw:line>
        <draw:polygon draw:style-name="gr14" draw:layer="layout" svg:width="1.165cm" svg:height="0.402cm" svg:x="11.718cm" svg:y="9.521cm" svg:viewBox="0 0 1166 403" draw:points="582,403 1166,403 1166,0 0,0 0,403">
          <text:p/>
        </draw:polygon>
        <draw:frame draw:style-name="gr70" draw:text-style-name="P4" draw:layer="layout" svg:width="0.205cm" svg:height="0.276cm" svg:x="10.062cm" svg:y="20.805cm">
          <draw:text-box>
            <text:p text:style-name="P4"><text:span text:style-name="T28">...</text:span></text:p>
          </draw:text-box>
        </draw:frame>
        <draw:polygon draw:style-name="gr14" draw:layer="layout" svg:width="0.97cm" svg:height="0.402cm" svg:x="10.164cm" svg:y="10.724cm" svg:viewBox="0 0 971 403" draw:points="485,403 971,403 971,0 0,0 0,403">
          <text:p/>
        </draw:polygon>
        <draw:frame draw:style-name="gr72" draw:text-style-name="P33" draw:layer="layout" svg:width="0.878cm" svg:height="0.319cm" svg:x="11.866cm" svg:y="9.569cm">
          <draw:text-box>
            <text:p text:style-name="P17"><text:span text:style-name="T25">גיבוב</text:span><text:span text:style-name="T25">01</text:span></text:p>
          </draw:text-box>
        </draw:frame>
        <draw:polygon draw:style-name="gr58" draw:layer="layout" svg:width="0.974cm" svg:height="0.402cm" svg:x="8.805cm" svg:y="10.724cm" svg:viewBox="0 0 975 403" draw:points="485,403 975,403 975,0 0,0 0,403">
          <text:p/>
        </draw:polygon>
        <draw:frame draw:style-name="gr73" draw:text-style-name="P33" draw:layer="layout" svg:width="0.722cm" svg:height="0.319cm" svg:x="10.3cm" svg:y="10.751cm">
          <draw:text-box>
            <text:p text:style-name="P17"><text:span text:style-name="T25">גיבוב</text:span><text:span text:style-name="T25">2</text:span></text:p>
          </draw:text-box>
        </draw:frame>
        <draw:polygon draw:style-name="gr58" draw:layer="layout" svg:width="1.165cm" svg:height="0.402cm" svg:x="9.389cm" svg:y="9.521cm" svg:viewBox="0 0 1166 403" draw:points="582,403 1166,403 1166,0 0,0 0,403">
          <text:p/>
        </draw:polygon>
        <draw:frame draw:style-name="gr73" draw:text-style-name="P33" draw:layer="layout" svg:width="0.722cm" svg:height="0.319cm" svg:x="8.943cm" svg:y="10.751cm">
          <draw:text-box>
            <text:p text:style-name="P17"><text:span text:style-name="T25">גיבוב</text:span><text:span text:style-name="T25">3</text:span></text:p>
          </draw:text-box>
        </draw:frame>
        <draw:polygon draw:style-name="gr12" draw:layer="layout" svg:width="0.174cm" svg:height="0.251cm" svg:x="10.164cm" svg:y="9.923cm" svg:viewBox="0 0 175 252" draw:points="0,0 34,252 175,181">
          <text:p/>
        </draw:polygon>
        <draw:line draw:style-name="gr13" draw:layer="layout" svg:x1="10.554cm" svg:y1="10.725cm" svg:x2="10.249cm" svg:y2="10.096cm">
          <text:p/>
        </draw:line>
        <draw:polygon draw:style-name="gr12" draw:layer="layout" svg:width="0.174cm" svg:height="0.251cm" svg:x="9.604cm" svg:y="9.923cm" svg:viewBox="0 0 175 252" draw:points="175,0 0,181 137,252">
          <text:p/>
        </draw:polygon>
        <draw:line draw:style-name="gr13" draw:layer="layout" svg:x1="9.389cm" svg:y1="10.725cm" svg:x2="9.694cm" svg:y2="10.096cm">
          <text:p/>
        </draw:line>
        <draw:frame draw:style-name="gr72" draw:text-style-name="P33" draw:layer="layout" svg:width="0.878cm" svg:height="0.319cm" svg:x="9.541cm" svg:y="9.569cm">
          <draw:text-box>
            <text:p text:style-name="P17"><text:span text:style-name="T25">גיבוב</text:span><text:span text:style-name="T25">23</text:span></text:p>
          </draw:text-box>
        </draw:frame>
        <draw:line draw:style-name="gr13" draw:layer="layout" svg:x1="12.109cm" svg:y1="9.522cm" svg:x2="11.637cm" svg:y2="8.875cm">
          <text:p/>
        </draw:line>
        <draw:line draw:style-name="gr13" draw:layer="layout" svg:x1="10.164cm" svg:y1="9.522cm" svg:x2="10.636cm" svg:y2="8.875cm">
          <text:p/>
        </draw:line>
        <draw:polygon draw:style-name="gr14" draw:layer="layout" svg:width="3.441cm" svg:height="1.806cm" svg:x="13.325cm" svg:y="7.115cm" svg:viewBox="0 0 3442 1807" draw:points="1721,1807 3442,1807 3442,0 0,0 0,1807">
          <text:p/>
        </draw:polygon>
        <draw:polygon draw:style-name="gr14" draw:layer="layout" svg:width="1.554cm" svg:height="0.402cm" svg:x="14.505cm" svg:y="8.318cm" svg:viewBox="0 0 1555 403" draw:points="776,403 1555,403 1555,0 0,0 0,403">
          <text:p/>
        </draw:polygon>
        <draw:frame draw:style-name="gr74" draw:text-style-name="P32" draw:layer="layout" svg:width="1.552cm" svg:height="0.353cm" svg:x="15.197cm" svg:y="7.266cm">
          <draw:text-box>
            <text:p text:style-name="P17"><text:span text:style-name="T23">כותרת בלוק</text:span><text:span text:style-name="T23"> </text:span></text:p>
          </draw:text-box>
        </draw:frame>
        <draw:polygon draw:style-name="gr14" draw:layer="layout" svg:width="1.554cm" svg:height="0.399cm" svg:x="14.857cm" svg:y="7.718cm" svg:viewBox="0 0 1555 400" draw:points="780,400 1555,400 1555,0 0,0 0,400">
          <text:p/>
        </draw:polygon>
        <draw:frame draw:style-name="gr75" draw:text-style-name="P32" draw:layer="layout" svg:width="1.535cm" svg:height="0.353cm" svg:x="14.61cm" svg:y="8.339cm">
          <draw:text-box>
            <text:p text:style-name="P17"><text:span text:style-name="T23">שורש מרקל</text:span><text:span text:style-name="T23"> </text:span></text:p>
          </draw:text-box>
        </draw:frame>
        <draw:polygon draw:style-name="gr14" draw:layer="layout" svg:width="1.165cm" svg:height="0.399cm" svg:x="13.501cm" svg:y="7.718cm" svg:viewBox="0 0 1166 400" draw:points="581,400 1166,400 1166,0 0,0 0,400">
          <text:p/>
        </draw:polygon>
        <draw:frame draw:style-name="gr44" draw:text-style-name="P32" draw:layer="layout" svg:width="1.42cm" svg:height="0.353cm" svg:x="14.946cm" svg:y="7.74cm">
          <draw:text-box>
            <text:p text:style-name="P17"><text:span text:style-name="T23">גיבוב קודם</text:span><text:span text:style-name="T23"> </text:span></text:p>
          </draw:text-box>
        </draw:frame>
        <draw:frame draw:style-name="gr76" draw:text-style-name="P33" draw:layer="layout" svg:width="1.211cm" svg:height="0.319cm" svg:x="13.528cm" svg:y="7.74cm">
          <draw:text-box>
            <text:p text:style-name="P17"><text:span text:style-name="T25">מס' חד"פ</text:span><text:span text:style-name="T25"> </text:span></text:p>
          </draw:text-box>
        </draw:frame>
        <draw:line draw:style-name="gr13" draw:layer="layout" svg:x1="9.195cm" svg:y1="7.919cm" svg:x2="8.41cm" svg:y2="7.919cm">
          <text:p/>
        </draw:line>
        <draw:line draw:style-name="gr13" draw:layer="layout" svg:x1="13.273cm" svg:y1="7.919cm" svg:x2="12.488cm" svg:y2="7.919cm">
          <text:p/>
        </draw:line>
        <draw:polygon draw:style-name="gr12" draw:layer="layout" svg:width="0.232cm" svg:height="0.159cm" svg:x="4.535cm" svg:y="7.838cm" svg:viewBox="0 0 233 160" draw:points="0,82 233,160 233,0">
          <text:p/>
        </draw:polygon>
        <draw:line draw:style-name="gr13" draw:layer="layout" svg:x1="5.121cm" svg:y1="7.919cm" svg:x2="4.724cm" svg:y2="7.919cm">
          <text:p/>
        </draw:line>
        <draw:polygon draw:style-name="gr12" draw:layer="layout" svg:width="0.232cm" svg:height="0.159cm" svg:x="16.377cm" svg:y="7.838cm" svg:viewBox="0 0 233 160" draw:points="0,82 233,160 233,0">
          <text:p/>
        </draw:polygon>
        <draw:line draw:style-name="gr13" draw:layer="layout" svg:x1="17.154cm" svg:y1="7.919cm" svg:x2="16.563cm" svg:y2="7.919cm">
          <text:p/>
        </draw:line>
        <draw:frame draw:style-name="gr77" draw:text-style-name="P32" draw:layer="layout" svg:width="2.635cm" svg:height="0.365cm" svg:x="6.467cm" svg:y="10.144cm">
          <draw:text-box>
            <text:p text:style-name="P17"><text:span text:style-name="T23">ענף מרקל עבור פע'</text:span><text:span text:style-name="T23">3</text:span><text:span text:style-name="T23"> </text:span></text:p>
          </draw:text-box>
        </draw:frame>
        <draw:polygon draw:style-name="gr14" draw:layer="layout" svg:width="0.778cm" svg:height="0.402cm" svg:x="8.805cm" svg:y="11.726cm" svg:viewBox="0 0 779 403" draw:points="390,403 779,403 779,0 0,0 0,403">
          <text:p/>
        </draw:polygon>
        <draw:frame draw:style-name="gr78" draw:text-style-name="P19" draw:layer="layout" svg:width="4.837cm" svg:height="0.353cm" svg:x="12.406cm" svg:y="6.617cm">
          <draw:text-box>
            <text:p text:style-name="P17"><text:span text:style-name="T13">שרשרת הוכחת העבודה הארוכה ביותר</text:span><text:span text:style-name="T13"> </text:span></text:p>
          </draw:text-box>
        </draw:frame>
        <draw:polygon draw:style-name="gr12" draw:layer="layout" svg:width="0.157cm" svg:height="0.24cm" svg:x="9.116cm" svg:y="11.126cm" svg:viewBox="0 0 158 241" draw:points="79,0 0,241 158,241">
          <text:p/>
        </draw:polygon>
        <draw:line draw:style-name="gr13" draw:layer="layout" svg:x1="9.195cm" svg:y1="11.726cm" svg:x2="9.195cm" svg:y2="11.317cm">
          <text:p/>
        </draw:line>
        <draw:frame draw:style-name="gr79" draw:text-style-name="P32" draw:layer="layout" svg:width="0.582cm" svg:height="0.353cm" svg:x="8.902cm" svg:y="11.749cm">
          <draw:text-box>
            <text:p text:style-name="P17"><text:span text:style-name="T23">פע'</text:span><text:span text:style-name="T23">3</text:span></text:p>
          </draw:text-box>
        </draw:frame>
        <draw:frame draw:style-name="gr7" draw:text-style-name="P8" draw:layer="layout" svg:width="7.033cm" svg:height="0.488cm" svg:x="11.43cm" svg:y="2.915cm">
          <draw:text-box>
            <text:p text:style-name="P7"><text:span text:style-name="T6">8</text:span><text:span text:style-name="T6">. <text:s text:c="2"/>אימות מפושט של פעולות</text:span></text:p>
          </draw:text-box>
        </draw:frame>
        <draw:frame draw:style-name="gr40" draw:text-style-name="P12" draw:layer="layout" svg:width="16.384cm" svg:height="2.596cm" svg:x="3.8cm" svg:y="3.691cm">
          <draw:text-box>
            <text:p text:style-name="P5"><text:span text:style-name="T8">ניתן לאמת תשלומים מבלי להפעיל צומת רשת מלא. משתמש צריך רק לשמור עותק של כותרות הבלוקים של שרשרת הוכחות העבודה הארוכה ביותר, אותו הוא יכול לקבל על ידי שאילתות לצמתים ברשת עד שהוא משוכנע שיש לו את השרשרת הארוכה ביותר, ולהשיג את ענף המרקל המקשר את הפעולה לבלוק בו יש לה חותמת זמן. הוא לא יכול לבדוק את הפעולה בעצמו, אבל על ידי קישורה למקום בשרשרת, הוא יכול לראות שצומת ברשת הסכים איתה, ובלוקים שמתווספים אחריה מהווים אישוש נוסף שהרשת מסכימה איתה.</text:span></text:p>
          </draw:text-box>
        </draw:frame>
        <draw:frame draw:style-name="gr41" draw:text-style-name="P12" draw:layer="layout" svg:width="16.169cm" svg:height="3.038cm" svg:x="3.8cm" svg:y="12.718cm">
          <draw:text-box>
            <text:p text:style-name="P5"><text:span text:style-name="T8"><text:s text:c="5"/>בתור שכזה, האימות הוא אמין כל עוד צמתים ישרים שולטים ברשת, אבל הוא פגיע יותר אם תוקף גובר על הרשת. בעוד צמתים ברשת יכולים לאמת פעולות בעצמם, השיטה המפושטת יכולה ללכת שולל אחר פעולות בדיוניות של תוקף כל עוד הוא יכול להמשיך לגבור על הרשת. אסטרטגיה אחת להגן מפני זה היא לקבל התרעות מצמתים ברשת כשהם חושפים בלוק לא קביל, ולהניע את התוכנה של המשתמש להוריד את הבלוק המלא והפעולות החשודות כדי לאשר את חוסר העקביות שלהן. עסקים שמקבלים תשלומים באופן תדיר כנראה ירצו עדיין להפעיל צמתים משל עצמם לצורך מידה רבה יותר של אבטחה בלתי-תלויה ואימות מהיר יותר.</text:span></text:p>
          </draw:text-box>
        </draw:frame>
        <draw:frame draw:style-name="gr7" draw:text-style-name="P38" draw:layer="layout" svg:width="4.539cm" svg:height="0.488cm" svg:x="13.849cm" svg:y="16.298cm">
          <draw:text-box>
            <text:p text:style-name="P7"><text:span text:style-name="T29">9</text:span><text:span text:style-name="T29">. <text:s text:c="2"/>צירוף ופיצול ערך</text:span></text:p>
          </draw:text-box>
        </draw:frame>
        <draw:frame draw:style-name="gr42" draw:text-style-name="P12" draw:layer="layout" svg:width="16.283cm" svg:height="2.154cm" svg:x="3.8cm" svg:y="17.082cm">
          <draw:text-box>
            <text:p text:style-name="P5"><text:span text:style-name="T8">אף על פי שהיה אפשר לטפל במטבעות באופן פרטני, יהיה זה מסורבל לקיים פעולה נפרדת לכל אגורה בהעברה. כדי לאפשר לערך לעבור צירוף ופיצול, פעולות מכילות קלטים ופלטים מרובים. באופן רגיל יהיו או קלט אחד מפעולה קודמת גדולה יותר או קלטים מרובים המצרפים כמויות קטנות יותר, ולכל היותר שני פלטים: אחד בשביל התשלום, ואחד בשביל להחזיר את העודף, אם קיים, בחזרה אל השולח.</text:span></text:p>
          </draw:text-box>
        </draw:frame>
        <draw:frame draw:style-name="gr54" draw:text-style-name="P12" draw:layer="layout" svg:width="16.227cm" svg:height="0.828cm" svg:x="3.8cm" svg:y="22.523cm">
          <draw:text-box>
            <text:p text:style-name="P5"><text:span text:style-name="T8">ראוי לציין שהסתעפות, בה כל פעולה תלויה במספר פעולות, ופעולות אלה תלויות ברבות נוספות, אינה בעיה כאן. לעולם אין צורך להפיק עותק שלם העומד בפני עצמו של ההיסטוריה של פעולה.</text:span></text:p>
          </draw:text-box>
        </draw:frame>
        <draw:polygon draw:style-name="gr14" draw:layer="layout" svg:width="3.441cm" svg:height="1.806cm" svg:x="9.226cm" svg:y="7.116cm" svg:viewBox="0 0 3442 1807" draw:points="1721,1807 3442,1807 3442,0 0,0 0,1807">
          <text:p/>
        </draw:polygon>
        <draw:polygon draw:style-name="gr14" draw:layer="layout" svg:width="1.554cm" svg:height="0.402cm" svg:x="10.406cm" svg:y="8.319cm" svg:viewBox="0 0 1555 403" draw:points="776,403 1555,403 1555,0 0,0 0,403">
          <text:p/>
        </draw:polygon>
        <draw:frame draw:style-name="gr74" draw:text-style-name="P32" draw:layer="layout" svg:width="1.552cm" svg:height="0.353cm" svg:x="11.098cm" svg:y="7.267cm">
          <draw:text-box>
            <text:p text:style-name="P17"><text:span text:style-name="T23">כותרת בלוק</text:span><text:span text:style-name="T23"> </text:span></text:p>
          </draw:text-box>
        </draw:frame>
        <draw:polygon draw:style-name="gr14" draw:layer="layout" svg:width="1.554cm" svg:height="0.399cm" svg:x="10.758cm" svg:y="7.719cm" svg:viewBox="0 0 1555 400" draw:points="780,400 1555,400 1555,0 0,0 0,400">
          <text:p/>
        </draw:polygon>
        <draw:frame draw:style-name="gr75" draw:text-style-name="P32" draw:layer="layout" svg:width="1.535cm" svg:height="0.353cm" svg:x="10.511cm" svg:y="8.34cm">
          <draw:text-box>
            <text:p text:style-name="P17"><text:span text:style-name="T23">שורש מרקל</text:span><text:span text:style-name="T23"> </text:span></text:p>
          </draw:text-box>
        </draw:frame>
        <draw:polygon draw:style-name="gr14" draw:layer="layout" svg:width="1.165cm" svg:height="0.399cm" svg:x="9.402cm" svg:y="7.719cm" svg:viewBox="0 0 1166 400" draw:points="581,400 1166,400 1166,0 0,0 0,400">
          <text:p/>
        </draw:polygon>
        <draw:frame draw:style-name="gr44" draw:text-style-name="P32" draw:layer="layout" svg:width="1.42cm" svg:height="0.353cm" svg:x="10.847cm" svg:y="7.741cm">
          <draw:text-box>
            <text:p text:style-name="P17"><text:span text:style-name="T23">גיבוב קודם</text:span><text:span text:style-name="T23"> </text:span></text:p>
          </draw:text-box>
        </draw:frame>
        <draw:frame draw:style-name="gr76" draw:text-style-name="P33" draw:layer="layout" svg:width="1.211cm" svg:height="0.319cm" svg:x="9.429cm" svg:y="7.741cm">
          <draw:text-box>
            <text:p text:style-name="P17"><text:span text:style-name="T25">מס' חד"פ</text:span><text:span text:style-name="T25"> </text:span></text:p>
          </draw:text-box>
        </draw:frame>
        <draw:polygon draw:style-name="gr12" draw:layer="layout" svg:width="0.232cm" svg:height="0.159cm" svg:x="12.278cm" svg:y="7.839cm" svg:viewBox="0 0 233 160" draw:points="0,82 233,160 233,0">
          <text:p/>
        </draw:polygon>
        <draw:line draw:style-name="gr13" draw:layer="layout" svg:x1="13.055cm" svg:y1="7.92cm" svg:x2="12.464cm" svg:y2="7.92cm">
          <text:p/>
        </draw:line>
        <draw:polygon draw:style-name="gr14" draw:layer="layout" svg:width="3.441cm" svg:height="1.806cm" svg:x="5.126cm" svg:y="7.116cm" svg:viewBox="0 0 3442 1807" draw:points="1721,1807 3442,1807 3442,0 0,0 0,1807">
          <text:p/>
        </draw:polygon>
        <draw:polygon draw:style-name="gr14" draw:layer="layout" svg:width="1.554cm" svg:height="0.402cm" svg:x="6.306cm" svg:y="8.319cm" svg:viewBox="0 0 1555 403" draw:points="776,403 1555,403 1555,0 0,0 0,403">
          <text:p/>
        </draw:polygon>
        <draw:frame draw:style-name="gr74" draw:text-style-name="P32" draw:layer="layout" svg:width="1.552cm" svg:height="0.353cm" svg:x="6.998cm" svg:y="7.267cm">
          <draw:text-box>
            <text:p text:style-name="P17"><text:span text:style-name="T23">כותרת בלוק</text:span><text:span text:style-name="T23"> </text:span></text:p>
          </draw:text-box>
        </draw:frame>
        <draw:polygon draw:style-name="gr14" draw:layer="layout" svg:width="1.554cm" svg:height="0.399cm" svg:x="6.658cm" svg:y="7.719cm" svg:viewBox="0 0 1555 400" draw:points="780,400 1555,400 1555,0 0,0 0,400">
          <text:p/>
        </draw:polygon>
        <draw:frame draw:style-name="gr75" draw:text-style-name="P32" draw:layer="layout" svg:width="1.535cm" svg:height="0.353cm" svg:x="6.411cm" svg:y="8.34cm">
          <draw:text-box>
            <text:p text:style-name="P17"><text:span text:style-name="T23">שורש מרקל</text:span><text:span text:style-name="T23"> </text:span></text:p>
          </draw:text-box>
        </draw:frame>
        <draw:polygon draw:style-name="gr14" draw:layer="layout" svg:width="1.165cm" svg:height="0.399cm" svg:x="5.302cm" svg:y="7.719cm" svg:viewBox="0 0 1166 400" draw:points="581,400 1166,400 1166,0 0,0 0,400">
          <text:p/>
        </draw:polygon>
        <draw:frame draw:style-name="gr44" draw:text-style-name="P32" draw:layer="layout" svg:width="1.42cm" svg:height="0.353cm" svg:x="6.747cm" svg:y="7.741cm">
          <draw:text-box>
            <text:p text:style-name="P17"><text:span text:style-name="T23">גיבוב קודם</text:span><text:span text:style-name="T23"> </text:span></text:p>
          </draw:text-box>
        </draw:frame>
        <draw:frame draw:style-name="gr76" draw:text-style-name="P33" draw:layer="layout" svg:width="1.211cm" svg:height="0.319cm" svg:x="5.329cm" svg:y="7.741cm">
          <draw:text-box>
            <text:p text:style-name="P17"><text:span text:style-name="T25">מס' חד"פ</text:span><text:span text:style-name="T25"> </text:span></text:p>
          </draw:text-box>
        </draw:frame>
        <draw:polygon draw:style-name="gr12" draw:layer="layout" svg:width="0.232cm" svg:height="0.159cm" svg:x="8.178cm" svg:y="7.839cm" svg:viewBox="0 0 233 160" draw:points="0,82 233,160 233,0">
          <text:p/>
        </draw:polygon>
        <draw:line draw:style-name="gr13" draw:layer="layout" svg:x1="8.955cm" svg:y1="7.92cm" svg:x2="8.364cm" svg:y2="7.92cm">
          <text:p/>
        </draw:line>
      </draw:page>
      <draw:page draw:name="page6" draw:style-name="dp1" draw:master-page-name="master-page22">
        <office:forms form:automatic-focus="false" form:apply-design-mode="false"/>
        <draw:frame draw:style-name="gr80" draw:layer="layout" svg:width="0.197cm" svg:height="0.441cm" svg:x="12.423cm" svg:y="22.069cm">
          <draw:text-box>
            <text:p text:style-name="P4"><text:span text:style-name="T30">q</text:span></text:p>
          </draw:text-box>
        </draw:frame>
        <draw:frame draw:style-name="gr81" draw:layer="layout" svg:width="0.091cm" svg:height="0.263cm" svg:x="12.663cm" svg:y="22.289cm">
          <draw:text-box>
            <text:p text:style-name="P4"><text:span text:style-name="T31">z</text:span></text:p>
          </draw:text-box>
        </draw:frame>
        <draw:frame draw:style-name="gr82" draw:layer="layout" svg:width="0.311cm" svg:height="0.39cm" svg:x="12.769cm" svg:y="22.105cm">
          <draw:text-box>
            <text:p text:style-name="P4"><text:span text:style-name="T32">=</text:span></text:p>
          </draw:text-box>
        </draw:frame>
        <draw:frame draw:style-name="gr83" draw:layer="layout" svg:width="0.404cm" svg:height="1.055cm" svg:x="13.058cm" svg:y="21.787cm">
          <draw:text-box>
            <text:p text:style-name="P4"><text:span text:style-name="T33">{</text:span></text:p>
          </draw:text-box>
        </draw:frame>
        <draw:frame draw:style-name="gr80" draw:layer="layout" svg:width="0.197cm" svg:height="0.441cm" svg:x="13.665cm" svg:y="21.833cm">
          <draw:text-box>
            <text:p text:style-name="P4"><text:span text:style-name="T34">1</text:span></text:p>
          </draw:text-box>
        </draw:frame>
        <draw:frame draw:style-name="gr84" draw:layer="layout" svg:width="0.222cm" svg:height="0.441cm" svg:x="14.621cm" svg:y="21.833cm">
          <draw:text-box>
            <text:p text:style-name="P4"><text:span text:style-name="T30">if</text:span></text:p>
          </draw:text-box>
        </draw:frame>
        <draw:frame draw:style-name="gr80" draw:layer="layout" svg:width="0.197cm" svg:height="0.441cm" svg:x="15.016cm" svg:y="21.833cm">
          <draw:text-box>
            <text:p text:style-name="P4"><text:span text:style-name="T30">p</text:span></text:p>
          </draw:text-box>
        </draw:frame>
        <draw:frame draw:style-name="gr82" draw:layer="layout" svg:width="0.311cm" svg:height="0.39cm" svg:x="15.228cm" svg:y="21.869cm">
          <draw:text-box>
            <text:p text:style-name="P4"><text:span text:style-name="T32">≤</text:span></text:p>
          </draw:text-box>
        </draw:frame>
        <draw:frame draw:style-name="gr80" draw:layer="layout" svg:width="0.197cm" svg:height="0.441cm" svg:x="15.57cm" svg:y="21.833cm">
          <draw:text-box>
            <text:p text:style-name="P4"><text:span text:style-name="T30">q</text:span></text:p>
          </draw:text-box>
        </draw:frame>
        <draw:frame draw:style-name="gr85" draw:layer="layout" svg:width="0.125cm" svg:height="0.39cm" svg:x="13.242cm" svg:y="22.398cm">
          <draw:text-box>
            <text:p text:style-name="P4"><text:span text:style-name="T32"></text:span></text:p>
          </draw:text-box>
        </draw:frame>
        <draw:frame draw:style-name="gr80" draw:layer="layout" svg:width="0.197cm" svg:height="0.441cm" svg:x="13.376cm" svg:y="22.362cm">
          <draw:text-box>
            <text:p text:style-name="P4"><text:span text:style-name="T30">q</text:span></text:p>
          </draw:text-box>
        </draw:frame>
        <draw:frame draw:style-name="gr86" draw:layer="layout" svg:width="0.112cm" svg:height="0.39cm" svg:x="13.612cm" svg:y="22.398cm">
          <draw:text-box>
            <text:p text:style-name="P4"><text:span text:style-name="T32">/</text:span></text:p>
          </draw:text-box>
        </draw:frame>
        <draw:frame draw:style-name="gr80" draw:layer="layout" svg:width="0.197cm" svg:height="0.441cm" svg:x="13.824cm" svg:y="22.362cm">
          <draw:text-box>
            <text:p text:style-name="P4"><text:span text:style-name="T30">p</text:span></text:p>
          </draw:text-box>
        </draw:frame>
        <draw:frame draw:style-name="gr85" draw:layer="layout" svg:width="0.125cm" svg:height="0.39cm" svg:x="14.039cm" svg:y="22.398cm">
          <draw:text-box>
            <text:p text:style-name="P4"><text:span text:style-name="T32"></text:span></text:p>
          </draw:text-box>
        </draw:frame>
        <draw:frame draw:style-name="gr81" draw:layer="layout" svg:width="0.091cm" svg:height="0.263cm" svg:x="14.17cm" svg:y="22.289cm">
          <draw:text-box>
            <text:p text:style-name="P4"><text:span text:style-name="T31">z</text:span></text:p>
          </draw:text-box>
        </draw:frame>
        <draw:frame draw:style-name="gr84" draw:layer="layout" svg:width="0.222cm" svg:height="0.441cm" svg:x="14.621cm" svg:y="22.362cm">
          <draw:text-box>
            <text:p text:style-name="P4"><text:span text:style-name="T30">if</text:span></text:p>
          </draw:text-box>
        </draw:frame>
        <draw:frame draw:style-name="gr80" draw:layer="layout" svg:width="0.197cm" svg:height="0.441cm" svg:x="15.016cm" svg:y="22.362cm">
          <draw:text-box>
            <text:p text:style-name="P4"><text:span text:style-name="T30">p</text:span></text:p>
          </draw:text-box>
        </draw:frame>
        <draw:frame draw:style-name="gr82" draw:layer="layout" svg:width="0.311cm" svg:height="0.39cm" svg:x="15.228cm" svg:y="22.398cm">
          <draw:text-box>
            <text:p text:style-name="P4"><text:span text:style-name="T32"></text:span></text:p>
          </draw:text-box>
        </draw:frame>
        <draw:frame draw:style-name="gr80" draw:layer="layout" svg:width="0.197cm" svg:height="0.441cm" svg:x="15.57cm" svg:y="22.362cm">
          <draw:text-box>
            <text:p text:style-name="P4"><text:span text:style-name="T30">q</text:span></text:p>
          </draw:text-box>
        </draw:frame>
        <draw:frame draw:style-name="gr83" draw:layer="layout" svg:width="0.404cm" svg:height="1.055cm" svg:x="15.782cm" svg:y="21.787cm">
          <draw:text-box>
            <text:p text:style-name="P4"><text:span text:style-name="T33">}</text:span></text:p>
          </draw:text-box>
        </draw:frame>
        <draw:polygon draw:style-name="gr14" draw:layer="layout" svg:width="1.545cm" svg:height="0.51cm" svg:x="14.333cm" svg:y="7.629cm" svg:viewBox="0 0 1546 511" draw:points="772,511 1546,511 1546,0 0,0 0,511">
          <text:p/>
        </draw:polygon>
        <draw:frame draw:style-name="gr5" draw:layer="layout" svg:width="0.18cm" svg:height="0.404cm" svg:x="10.964cm" svg:y="25.011cm">
          <draw:text-box>
            <text:p text:style-name="P4"><text:span text:style-name="T3">6</text:span></text:p>
          </draw:text-box>
        </draw:frame>
        <draw:polygon draw:style-name="gr14" draw:layer="layout" svg:width="1.546cm" svg:height="0.51cm" svg:x="12.27cm" svg:y="7.629cm" svg:viewBox="0 0 1547 511" draw:points="774,511 1547,511 1547,0 0,0 0,511">
          <text:p/>
        </draw:polygon>
        <draw:frame draw:style-name="gr87" draw:text-style-name="P32" draw:layer="layout" svg:width="0.768cm" svg:height="0.314cm" svg:x="14.734cm" svg:y="7.746cm">
          <draw:text-box>
            <text:p text:style-name="P17"><text:span text:style-name="T27">זהויות</text:span></text:p>
          </draw:text-box>
        </draw:frame>
        <draw:polygon draw:style-name="gr14" draw:layer="layout" svg:width="1.545cm" svg:height="0.852cm" svg:x="10.04cm" svg:y="7.458cm" svg:viewBox="0 0 1546 853" draw:points="773,853 1546,853 1546,0 0,0 0,853">
          <text:p/>
        </draw:polygon>
        <draw:frame draw:style-name="gr88" draw:text-style-name="P32" draw:layer="layout" svg:width="1.119cm" svg:height="0.314cm" svg:x="12.621cm" svg:y="7.746cm">
          <draw:text-box>
            <text:p text:style-name="P17"><text:span text:style-name="T27">פעולות</text:span></text:p>
          </draw:text-box>
        </draw:frame>
        <draw:polygon draw:style-name="gr14" draw:layer="layout" svg:width="1.546cm" svg:height="0.852cm" svg:x="7.806cm" svg:y="7.458cm" svg:viewBox="0 0 1547 853" draw:points="773,853 1547,853 1547,0 0,0 0,853">
          <text:p/>
        </draw:polygon>
        <draw:polygon draw:style-name="gr14" draw:layer="layout" svg:width="1.549cm" svg:height="0.852cm" svg:x="5.572cm" svg:y="7.458cm" svg:viewBox="0 0 1550 853" draw:points="774,853 1550,853 1550,0 0,0 0,853">
          <text:p/>
        </draw:polygon>
        <draw:frame draw:style-name="gr89" draw:text-style-name="P32" draw:layer="layout" svg:width="1.14cm" svg:height="0.353cm" svg:x="8.147cm" svg:y="7.714cm">
          <draw:text-box>
            <text:p text:style-name="P17"><text:span text:style-name="T23">צד שני</text:span><text:span text:style-name="T23"> </text:span></text:p>
          </draw:text-box>
        </draw:frame>
        <draw:line draw:style-name="gr21" draw:layer="layout" svg:x1="7.465cm" svg:y1="7.286cm" svg:x2="7.465cm" svg:y2="8.481cm">
          <text:p/>
        </draw:line>
        <draw:polygon draw:style-name="gr14" draw:layer="layout" svg:width="1.545cm" svg:height="0.514cm" svg:x="14.333cm" svg:y="9.509cm" svg:viewBox="0 0 1546 515" draw:points="772,515 1546,515 1546,0 0,0 0,515">
          <text:p/>
        </draw:polygon>
        <draw:frame draw:style-name="gr90" draw:text-style-name="P32" draw:layer="layout" svg:width="0.65cm" svg:height="0.314cm" svg:x="6.003cm" svg:y="7.726cm">
          <draw:text-box>
            <text:p text:style-name="P17"><text:span text:style-name="T27">ציבור</text:span></text:p>
          </draw:text-box>
        </draw:frame>
        <draw:polygon draw:style-name="gr14" draw:layer="layout" svg:width="1.545cm" svg:height="0.514cm" svg:x="12.099cm" svg:y="9.509cm" svg:viewBox="0 0 1546 515" draw:points="773,515 1546,515 1546,0 0,0 0,515">
          <text:p/>
        </draw:polygon>
        <draw:frame draw:style-name="gr87" draw:text-style-name="P32" draw:layer="layout" svg:width="0.768cm" svg:height="0.314cm" svg:x="14.718cm" svg:y="9.602cm">
          <draw:text-box>
            <text:p text:style-name="P17"><text:span text:style-name="T27">זהויות</text:span></text:p>
          </draw:text-box>
        </draw:frame>
        <draw:polygon draw:style-name="gr14" draw:layer="layout" svg:width="1.549cm" svg:height="0.856cm" svg:x="9.865cm" svg:y="9.339cm" svg:viewBox="0 0 1550 857" draw:points="776,857 1550,857 1550,0 0,0 0,857">
          <text:p/>
        </draw:polygon>
        <draw:frame draw:style-name="gr88" draw:text-style-name="P32" draw:layer="layout" svg:width="1.119cm" svg:height="0.314cm" svg:x="12.491cm" svg:y="9.618cm">
          <draw:text-box>
            <text:p text:style-name="P17"><text:span text:style-name="T27">פעולות</text:span></text:p>
          </draw:text-box>
        </draw:frame>
        <draw:line draw:style-name="gr21" draw:layer="layout" svg:x1="13.988cm" svg:y1="9.339cm" svg:x2="13.988cm" svg:y2="10.195cm">
          <text:p/>
        </draw:line>
        <draw:polygon draw:style-name="gr12" draw:layer="layout" svg:width="0.256cm" svg:height="0.171cm" svg:x="11.414cm" svg:y="9.68cm" svg:viewBox="0 0 257 172" draw:points="0,84 257,172 257,0">
          <text:p/>
        </draw:polygon>
        <draw:line draw:style-name="gr13" draw:layer="layout" svg:x1="12.101cm" svg:y1="9.765cm" svg:x2="11.621cm" svg:y2="9.765cm">
          <text:p/>
        </draw:line>
        <draw:frame draw:style-name="gr90" draw:text-style-name="P32" draw:layer="layout" svg:width="0.65cm" svg:height="0.314cm" svg:x="10.313cm" svg:y="9.618cm">
          <draw:text-box>
            <text:p text:style-name="P17"><text:span text:style-name="T27">ציבור</text:span></text:p>
          </draw:text-box>
        </draw:frame>
        <draw:frame draw:style-name="gr91" draw:text-style-name="P32" draw:layer="layout" svg:width="2.686cm" svg:height="0.353cm" svg:x="13.398cm" svg:y="8.935cm">
          <draw:text-box>
            <text:p text:style-name="P17"><text:span text:style-name="T23">מודל הפרטיות החדש</text:span><text:span text:style-name="T23"> </text:span></text:p>
          </draw:text-box>
        </draw:frame>
        <draw:polygon draw:style-name="gr12" draw:layer="layout" svg:width="0.255cm" svg:height="0.171cm" svg:x="11.585cm" svg:y="7.8cm" svg:viewBox="0 0 256 172" draw:points="0,84 256,172 256,0">
          <text:p/>
        </draw:polygon>
        <draw:line draw:style-name="gr13" draw:layer="layout" svg:x1="12.271cm" svg:y1="7.884cm" svg:x2="11.792cm" svg:y2="7.884cm">
          <text:p/>
        </draw:line>
        <draw:polygon draw:style-name="gr12" draw:layer="layout" svg:width="0.259cm" svg:height="0.171cm" svg:x="9.351cm" svg:y="7.8cm" svg:viewBox="0 0 260 172" draw:points="0,84 260,172 260,0">
          <text:p/>
        </draw:polygon>
        <draw:line draw:style-name="gr13" draw:layer="layout" svg:x1="10.042cm" svg:y1="7.884cm" svg:x2="9.559cm" svg:y2="7.884cm">
          <text:p/>
        </draw:line>
        <draw:line draw:style-name="gr21" draw:layer="layout" svg:x1="14.334cm" svg:y1="7.884cm" svg:x2="13.817cm" svg:y2="7.884cm">
          <text:p/>
        </draw:line>
        <draw:frame draw:style-name="gr92" draw:text-style-name="P32" draw:layer="layout" svg:width="3.012cm" svg:height="0.353cm" svg:x="13.058cm" svg:y="7.065cm">
          <draw:text-box>
            <text:p text:style-name="P17"><text:span text:style-name="T23">מודל הפרטיות המסורתי</text:span><text:span text:style-name="T23"> </text:span></text:p>
          </draw:text-box>
        </draw:frame>
        <draw:frame draw:style-name="gr7" draw:text-style-name="P38" draw:layer="layout" svg:width="6.552cm" svg:height="0.488cm" svg:x="11.914cm" svg:y="2.953cm">
          <draw:text-box>
            <text:p text:style-name="P7"><text:span text:style-name="T29">10</text:span><text:span text:style-name="T29">. <text:s text:c="2"/>פרטיות</text:span></text:p>
          </draw:text-box>
        </draw:frame>
        <draw:frame draw:style-name="gr40" draw:text-style-name="P12" draw:layer="layout" svg:width="16.357cm" svg:height="2.596cm" svg:x="3.8cm" svg:y="3.762cm">
          <draw:text-box>
            <text:p text:style-name="P5"><text:span text:style-name="T8">המודל הבנקאי המסורתי משיג רמה מסוימת של פרטיות בכך שהוא מגביל את הגישה למידע לצדדים המעורבים ולצד השלישי הנאמן. ההכרח בהכרזת כל הפעולות באופן פומבי מוציא מכלל חשבון את השיטה הזאת, אבל עדיין ניתן לשמור על פרטיות על ידי שבירת זרימת המידע במקום אחר: שמירת האלמוניות של מפתחות ציבוריים. הציבור יכול לראות שמישהו שולח כמות מסוימת למישהו אחר, אך ללא מידע המקשר את הפעולה לגורם כלשהו. דומה הדבר לרמת המידע המשחררות בורסות מניות, בהן הזמן והגודל של פעולות פרטניות, ה"פסנוע", מוצג באופן גלוי, אך מבלי לומר מי היו הצדדים.</text:span></text:p>
          </draw:text-box>
        </draw:frame>
        <draw:frame draw:style-name="gr93" draw:text-style-name="P39" draw:layer="layout" svg:width="1.572cm" svg:height="0.627cm" svg:x="10.037cm" svg:y="7.592cm">
          <draw:text-box>
            <text:p text:style-name="P34"><text:span text:style-name="T35">צד שלישי נאמן</text:span><text:span text:style-name="T35"> </text:span></text:p>
          </draw:text-box>
        </draw:frame>
        <draw:frame draw:style-name="gr65" draw:text-style-name="P12" draw:layer="layout" svg:width="16.176cm" svg:height="1.712cm" svg:x="3.8cm" svg:y="10.766cm">
          <draw:text-box>
            <text:p text:style-name="P5"><text:span text:style-name="T8">כאמצעי הגנה נוסף נוספת, יש להשתמש בזוג מפתחות חדש לכל פעולה כדי למנוע מהם להיות מקושרים לבעלים משותף. מידה מסוימת של קישור היא עדיין בלתי-נמנעת עם פעולות מרובות קלטים, שבהכרח חושפות שהקלטים שלהן היו שייכים לאותו בעלים. הסיכון הוא שאם הבעלים של מפתח נחשף, קישור יכול לחשוף פעולות נוספות ששייכות לאותו בעלים.</text:span></text:p>
          </draw:text-box>
        </draw:frame>
        <draw:frame draw:style-name="gr7" draw:text-style-name="P38" draw:layer="layout" svg:width="5.752cm" svg:height="0.488cm" svg:x="12.617cm" svg:y="13.214cm">
          <draw:text-box>
            <text:p text:style-name="P7"><text:span text:style-name="T29">11</text:span><text:span text:style-name="T29">. <text:s text:c="4"/>חישובים</text:span></text:p>
          </draw:text-box>
        </draw:frame>
        <draw:frame draw:style-name="gr42" draw:text-style-name="P12" draw:layer="layout" svg:width="16.195cm" svg:height="2.154cm" svg:x="3.8cm" svg:y="14.006cm">
          <draw:text-box>
            <text:p text:style-name="P5"><text:span text:style-name="T8">אנו בוחנים תרחיש בו תוקף מנסה ליצור שרשרת חלופית מהר יותר מהשרשרת הישרה. גם אם הדבר מתבצע, המערכת אינה נפתחת לשינויים שרירותיים, כמו יצירת ערך יש מאין או לקיחת כסף שמעולם לא היה שייך לתוקף. צמתים לא יסכימו לקבל פעולה בלתי-קבילה כתשלום, וצמתים ישרים לעולם לא יסכימו עם בלוק המכיל אותן. תוקף יכול רק לנסות לשנות אחת מהפעולות שלו כדי לקחת בחזרה כסף שהוא הוציא לאחרונה.</text:span></text:p>
          </draw:text-box>
        </draw:frame>
        <draw:frame draw:style-name="gr52" draw:text-style-name="P24" draw:layer="layout" svg:width="16.215cm" svg:height="1.27cm" svg:x="3.8cm" svg:y="16.306cm">
          <draw:text-box>
            <text:p text:style-name="P5"><text:span text:style-name="T18"><text:s text:c="5"/>ניתן לאפיין את המירוץ בין השרשרת הישרה ושרשרת של תוקף בתור הילוך אקראי בינומי. מאורע ההצלחה הוא שהשרשרת הישרה מתארכת בבלוק אחד, מה שמגדיל את ההובלה בשיעור </text:span><text:span text:style-name="T18">1</text:span><text:span text:style-name="T18">+, ומאורע הכישלון הוא שהשרשרת של התוקף מתארכת בבלוק אחד, מה שמפחית את הפער בשיעור </text:span><text:span text:style-name="T18">1</text:span><text:span text:style-name="T18">-.</text:span></text:p>
          </draw:text-box>
        </draw:frame>
        <draw:frame draw:style-name="gr65" draw:text-style-name="P24" draw:layer="layout" svg:width="16.215cm" svg:height="1.712cm" svg:x="3.8cm" svg:y="17.74cm">
          <draw:text-box>
            <text:p text:style-name="P5"><text:span text:style-name="T18"><text:s text:c="5"/>ההסתברות שתוקף ידביק את הפער מגרעון נתון מקביל לבעיית מפולת המהמר. נניח כי מהמר עם אשראי בלתי-מוגבל מתחיל עם גירעון ומשחק בניסיון להגיע לאיזון מספר נסיונות היכול להיות אינסופי. אנו יכולים לחשב את ההסתברות שהוא יגיע אי-פעם לאיזון, כלומר שהתוקף ידביק אי-פעם את הפער עם השרשרת הישרה, כדלקמן [</text:span><text:span text:style-name="T18">8</text:span><text:span text:style-name="T18">]:</text:span></text:p>
          </draw:text-box>
        </draw:frame>
        <draw:frame draw:style-name="gr94" draw:text-style-name="P23" draw:layer="layout" svg:width="10.038cm" svg:height="0.603cm" svg:x="8.827cm" svg:y="19.757cm">
          <draw:text-box>
            <text:p text:style-name="P5"><text:span text:style-name="T19">p</text:span><text:span text:style-name="T18"> = ההסתברות שצומת ישר ימצא את הבלוק הבא</text:span></text:p>
          </draw:text-box>
        </draw:frame>
        <draw:frame draw:style-name="gr94" draw:text-style-name="P23" draw:layer="layout" svg:width="10.373cm" svg:height="0.603cm" svg:x="8.509cm" svg:y="20.157cm">
          <draw:text-box>
            <text:p text:style-name="P5"><text:span text:style-name="T19">q</text:span><text:span text:style-name="T18"> = ההסתברות שהתוקף ימצא את הבלוק הבא</text:span></text:p>
          </draw:text-box>
        </draw:frame>
        <draw:frame draw:style-name="gr95" draw:text-style-name="P23" draw:layer="layout" svg:width="14.255cm" svg:height="0.655cm" svg:x="4.753cm" svg:y="20.631cm">
          <draw:text-box>
            <text:p text:style-name="P5"><text:span text:style-name="T19">q</text:span><text:span text:style-name="T36">z</text:span><text:span text:style-name="T37"> <text:s text:c="7"/></text:span><text:span text:style-name="T18">ההסתברות שהתוקף ידביק אי-פעם את הפער מפיגור של </text:span><text:span text:style-name="T19">z</text:span><text:span text:style-name="T18"> בלוקים</text:span></text:p>
          </draw:text-box>
        </draw:frame>
        <draw:frame draw:style-name="gr96" draw:text-style-name="P41" draw:layer="layout" svg:width="2.479cm" svg:height="0.387cm" svg:x="16.128cm" svg:y="20.617cm">
          <draw:text-box>
            <text:p text:style-name="P40"><text:span text:style-name="T38">=</text:span></text:p>
          </draw:text-box>
        </draw:frame>
      </draw:page>
      <draw:page draw:name="page7" draw:style-name="dp1" draw:master-page-name="master-page22">
        <office:forms form:automatic-focus="false" form:apply-design-mode="false"/>
        <draw:frame draw:style-name="gr97" draw:layer="layout" svg:width="0.518cm" svg:height="0.39cm" svg:x="14.423cm" svg:y="10.041cm">
          <draw:text-box>
            <text:p text:style-name="P4"><text:span text:style-name="T32"></text:span><text:span text:style-name="T32">=</text:span></text:p>
          </draw:text-box>
        </draw:frame>
        <draw:frame draw:style-name="gr98" draw:layer="layout" svg:width="0.154cm" svg:height="0.441cm" svg:x="14.977cm" svg:y="10.005cm">
          <draw:text-box>
            <text:p text:style-name="P4"><text:span text:style-name="T30">z</text:span></text:p>
          </draw:text-box>
        </draw:frame>
        <draw:polygon draw:style-name="gr12" draw:layer="layout" svg:width="0.303cm" svg:height="0.018cm" svg:x="15.217cm" svg:y="10.245cm" svg:viewBox="0 0 304 19" draw:points="0,19 304,19 304,0 0,0">
          <text:p/>
        </draw:polygon>
        <draw:frame draw:style-name="gr80" draw:layer="layout" svg:width="0.197cm" svg:height="0.441cm" svg:x="15.27cm" svg:y="9.794cm">
          <draw:text-box>
            <text:p text:style-name="P4"><text:span text:style-name="T30">q</text:span></text:p>
          </draw:text-box>
        </draw:frame>
        <draw:frame draw:style-name="gr80" draw:layer="layout" svg:width="0.197cm" svg:height="0.441cm" svg:x="15.298cm" svg:y="10.27cm">
          <draw:text-box>
            <text:p text:style-name="P4"><text:span text:style-name="T30">p</text:span></text:p>
          </draw:text-box>
        </draw:frame>
        <draw:frame draw:style-name="gr99" draw:layer="layout" svg:width="0.447cm" svg:height="0.564cm" svg:x="10.523cm" svg:y="13.041cm">
          <draw:text-box>
            <text:p text:style-name="P4"><text:span text:style-name="T39">∑</text:span></text:p>
          </draw:text-box>
        </draw:frame>
        <draw:frame draw:style-name="gr100" draw:layer="layout" svg:width="0.104cm" svg:height="0.263cm" svg:x="10.523cm" svg:y="13.577cm">
          <draw:text-box>
            <text:p text:style-name="P4"><text:span text:style-name="T31">k</text:span></text:p>
          </draw:text-box>
        </draw:frame>
        <draw:frame draw:style-name="gr101" draw:layer="layout" svg:width="0.188cm" svg:height="0.234cm" svg:x="10.654cm" svg:y="13.599cm">
          <draw:text-box>
            <text:p text:style-name="P4"><text:span text:style-name="T40">=</text:span></text:p>
          </draw:text-box>
        </draw:frame>
        <draw:frame draw:style-name="gr102" draw:layer="layout" svg:width="0.121cm" svg:height="0.263cm" svg:x="10.841cm" svg:y="13.577cm">
          <draw:text-box>
            <text:p text:style-name="P4"><text:span text:style-name="T41">0</text:span></text:p>
          </draw:text-box>
        </draw:frame>
        <draw:frame draw:style-name="gr103" draw:layer="layout" svg:width="0.176cm" svg:height="0.234cm" svg:x="10.654cm" svg:y="12.858cm">
          <draw:text-box>
            <text:p text:style-name="P4"><text:span text:style-name="T40">∞</text:span></text:p>
          </draw:text-box>
        </draw:frame>
        <draw:frame draw:style-name="gr104" draw:layer="layout" svg:width="0.209cm" svg:height="0.39cm" svg:x="11.077cm" svg:y="12.921cm">
          <draw:text-box>
            <text:p text:style-name="P4"><text:span text:style-name="T32"></text:span></text:p>
          </draw:text-box>
        </draw:frame>
        <draw:frame draw:style-name="gr100" draw:layer="layout" svg:width="0.104cm" svg:height="0.263cm" svg:x="11.317cm" svg:y="12.812cm">
          <draw:text-box>
            <text:p text:style-name="P4"><text:span text:style-name="T31">k</text:span></text:p>
          </draw:text-box>
        </draw:frame>
        <draw:frame draw:style-name="gr105" draw:layer="layout" svg:width="0.176cm" svg:height="0.441cm" svg:x="11.476cm" svg:y="12.885cm">
          <draw:text-box>
            <text:p text:style-name="P4"><text:span text:style-name="T30">e</text:span></text:p>
          </draw:text-box>
        </draw:frame>
        <draw:polygon draw:style-name="gr12" draw:layer="layout" svg:width="0.924cm" svg:height="0.019cm" svg:x="11.053cm" svg:y="13.312cm" svg:viewBox="0 0 925 20" draw:points="0,20 925,20 925,0 0,0">
          <text:p/>
        </draw:polygon>
        <draw:frame draw:style-name="gr106" draw:layer="layout" svg:width="0.315cm" svg:height="0.234cm" svg:x="11.663cm" svg:y="12.833cm">
          <draw:text-box>
            <text:p text:style-name="P4"><text:span text:style-name="T40">−</text:span></text:p>
          </draw:text-box>
        </draw:frame>
        <draw:frame draw:style-name="gr105" draw:layer="layout" svg:width="0.176cm" svg:height="0.441cm" svg:x="11.37cm" svg:y="13.358cm">
          <draw:text-box>
            <text:p text:style-name="P4"><text:span text:style-name="T30">k</text:span></text:p>
          </draw:text-box>
        </draw:frame>
        <draw:frame draw:style-name="gr107" draw:layer="layout" svg:width="0.116cm" svg:height="0.39cm" svg:x="11.582cm" svg:y="13.394cm">
          <draw:text-box>
            <text:p text:style-name="P4"><text:span text:style-name="T32">!</text:span></text:p>
          </draw:text-box>
        </draw:frame>
        <draw:frame draw:style-name="gr108" draw:layer="layout" svg:width="0.226cm" svg:height="0.39cm" svg:x="11.952cm" svg:y="13.129cm">
          <draw:text-box>
            <text:p text:style-name="P4"><text:span text:style-name="T32">⋅</text:span></text:p>
          </draw:text-box>
        </draw:frame>
        <draw:frame draw:style-name="gr83" draw:layer="layout" svg:width="0.404cm" svg:height="1.055cm" svg:x="12.139cm" svg:y="12.783cm">
          <draw:text-box>
            <text:p text:style-name="P4"><text:span text:style-name="T33">{</text:span></text:p>
          </draw:text-box>
        </draw:frame>
        <draw:frame draw:style-name="gr85" draw:layer="layout" svg:width="0.125cm" svg:height="0.39cm" svg:x="12.298cm" svg:y="12.921cm">
          <draw:text-box>
            <text:p text:style-name="P4"><text:span text:style-name="T32"></text:span></text:p>
          </draw:text-box>
        </draw:frame>
        <draw:frame draw:style-name="gr80" draw:layer="layout" svg:width="0.197cm" svg:height="0.441cm" svg:x="12.428cm" svg:y="12.885cm">
          <draw:text-box>
            <text:p text:style-name="P4"><text:span text:style-name="T30">q</text:span></text:p>
          </draw:text-box>
        </draw:frame>
        <draw:frame draw:style-name="gr86" draw:layer="layout" svg:width="0.112cm" svg:height="0.39cm" svg:x="12.668cm" svg:y="12.921cm">
          <draw:text-box>
            <text:p text:style-name="P4"><text:span text:style-name="T32">/</text:span></text:p>
          </draw:text-box>
        </draw:frame>
        <draw:frame draw:style-name="gr80" draw:layer="layout" svg:width="0.197cm" svg:height="0.441cm" svg:x="12.88cm" svg:y="12.885cm">
          <draw:text-box>
            <text:p text:style-name="P4"><text:span text:style-name="T30">p</text:span></text:p>
          </draw:text-box>
        </draw:frame>
        <draw:frame draw:style-name="gr85" draw:layer="layout" svg:width="0.125cm" svg:height="0.39cm" svg:x="13.088cm" svg:y="12.921cm">
          <draw:text-box>
            <text:p text:style-name="P4"><text:span text:style-name="T32"></text:span></text:p>
          </draw:text-box>
        </draw:frame>
        <draw:frame draw:style-name="gr109" draw:layer="layout" svg:width="0.074cm" svg:height="0.234cm" svg:x="13.194cm" svg:y="12.858cm">
          <draw:text-box>
            <text:p text:style-name="P4"><text:span text:style-name="T40"></text:span></text:p>
          </draw:text-box>
        </draw:frame>
        <draw:frame draw:style-name="gr81" draw:layer="layout" svg:width="0.091cm" svg:height="0.263cm" svg:x="13.303cm" svg:y="12.837cm">
          <draw:text-box>
            <text:p text:style-name="P4"><text:span text:style-name="T31">z</text:span></text:p>
          </draw:text-box>
        </draw:frame>
        <draw:frame draw:style-name="gr101" draw:layer="layout" svg:width="0.188cm" svg:height="0.234cm" svg:x="13.409cm" svg:y="12.858cm">
          <draw:text-box>
            <text:p text:style-name="P4"><text:span text:style-name="T40">−</text:span></text:p>
          </draw:text-box>
        </draw:frame>
        <draw:frame draw:style-name="gr100" draw:layer="layout" svg:width="0.104cm" svg:height="0.263cm" svg:x="13.617cm" svg:y="12.837cm">
          <draw:text-box>
            <text:p text:style-name="P4"><text:span text:style-name="T31">k</text:span></text:p>
          </draw:text-box>
        </draw:frame>
        <draw:frame draw:style-name="gr109" draw:layer="layout" svg:width="0.074cm" svg:height="0.234cm" svg:x="13.751cm" svg:y="12.858cm">
          <draw:text-box>
            <text:p text:style-name="P4"><text:span text:style-name="T40"></text:span></text:p>
          </draw:text-box>
        </draw:frame>
        <draw:frame draw:style-name="gr110" draw:layer="layout" svg:width="0.396cm" svg:height="0.441cm" svg:x="14.175cm" svg:y="12.885cm">
          <draw:text-box>
            <text:p text:style-name="P4"><text:span text:style-name="T30">ifk</text:span></text:p>
          </draw:text-box>
        </draw:frame>
        <draw:frame draw:style-name="gr82" draw:layer="layout" svg:width="0.311cm" svg:height="0.39cm" svg:x="14.732cm" svg:y="12.921cm">
          <draw:text-box>
            <text:p text:style-name="P4"><text:span text:style-name="T32">≤</text:span></text:p>
          </draw:text-box>
        </draw:frame>
        <draw:frame draw:style-name="gr98" draw:layer="layout" svg:width="0.154cm" svg:height="0.441cm" svg:x="15.099cm" svg:y="12.885cm">
          <draw:text-box>
            <text:p text:style-name="P4"><text:span text:style-name="T30">z</text:span></text:p>
          </draw:text-box>
        </draw:frame>
        <draw:frame draw:style-name="gr80" draw:layer="layout" svg:width="0.197cm" svg:height="0.441cm" svg:x="12.958cm" svg:y="13.358cm">
          <draw:text-box>
            <text:p text:style-name="P4"><text:span text:style-name="T34">1</text:span></text:p>
          </draw:text-box>
        </draw:frame>
        <draw:frame draw:style-name="gr110" draw:layer="layout" svg:width="0.396cm" svg:height="0.441cm" svg:x="14.175cm" svg:y="13.358cm">
          <draw:text-box>
            <text:p text:style-name="P4"><text:span text:style-name="T30">ifk</text:span></text:p>
          </draw:text-box>
        </draw:frame>
        <draw:frame draw:style-name="gr82" draw:layer="layout" svg:width="0.311cm" svg:height="0.39cm" svg:x="14.732cm" svg:y="13.394cm">
          <draw:text-box>
            <text:p text:style-name="P4"><text:span text:style-name="T32"></text:span></text:p>
          </draw:text-box>
        </draw:frame>
        <draw:frame draw:style-name="gr98" draw:layer="layout" svg:width="0.154cm" svg:height="0.441cm" svg:x="15.099cm" svg:y="13.358cm">
          <draw:text-box>
            <text:p text:style-name="P4"><text:span text:style-name="T30">z</text:span></text:p>
          </draw:text-box>
        </draw:frame>
        <draw:frame draw:style-name="gr83" draw:layer="layout" svg:width="0.404cm" svg:height="1.055cm" svg:x="15.286cm" svg:y="12.783cm">
          <draw:text-box>
            <text:p text:style-name="P4"><text:span text:style-name="T33">}</text:span></text:p>
          </draw:text-box>
        </draw:frame>
        <draw:frame draw:style-name="gr111" draw:text-style-name="P42" draw:layer="layout" svg:width="10.196cm" svg:height="0.386cm" svg:x="7.597cm" svg:y="14.375cm">
          <draw:text-box>
            <text:p text:style-name="P5"><text:span text:style-name="T42">שינוי סדר האיברים כדי להימנע מסכימת הזנב האינסופי של ההתפלגות...</text:span></text:p>
          </draw:text-box>
        </draw:frame>
        <draw:frame draw:style-name="gr80" draw:layer="layout" svg:width="0.197cm" svg:height="0.441cm" svg:x="11.223cm" svg:y="15.497cm">
          <draw:text-box>
            <text:p text:style-name="P4"><text:span text:style-name="T34">1</text:span></text:p>
          </draw:text-box>
        </draw:frame>
        <draw:frame draw:style-name="gr82" draw:layer="layout" svg:width="0.311cm" svg:height="0.39cm" svg:x="11.407cm" svg:y="15.533cm">
          <draw:text-box>
            <text:p text:style-name="P4"><text:span text:style-name="T32">−</text:span></text:p>
          </draw:text-box>
        </draw:frame>
        <draw:frame draw:style-name="gr99" draw:layer="layout" svg:width="0.447cm" svg:height="0.564cm" svg:x="11.724cm" svg:y="15.445cm">
          <draw:text-box>
            <text:p text:style-name="P4"><text:span text:style-name="T39">∑</text:span></text:p>
          </draw:text-box>
        </draw:frame>
        <draw:frame draw:style-name="gr100" draw:layer="layout" svg:width="0.104cm" svg:height="0.263cm" svg:x="11.753cm" svg:y="15.977cm">
          <draw:text-box>
            <text:p text:style-name="P4"><text:span text:style-name="T31">k</text:span></text:p>
          </draw:text-box>
        </draw:frame>
        <draw:frame draw:style-name="gr101" draw:layer="layout" svg:width="0.188cm" svg:height="0.234cm" svg:x="11.883cm" svg:y="15.999cm">
          <draw:text-box>
            <text:p text:style-name="P4"><text:span text:style-name="T40">=</text:span></text:p>
          </draw:text-box>
        </draw:frame>
        <draw:frame draw:style-name="gr102" draw:layer="layout" svg:width="0.121cm" svg:height="0.263cm" svg:x="12.07cm" svg:y="15.977cm">
          <draw:text-box>
            <text:p text:style-name="P4"><text:span text:style-name="T41">0</text:span></text:p>
          </draw:text-box>
        </draw:frame>
        <draw:frame draw:style-name="gr81" draw:layer="layout" svg:width="0.091cm" svg:height="0.263cm" svg:x="11.911cm" svg:y="15.187cm">
          <draw:text-box>
            <text:p text:style-name="P4"><text:span text:style-name="T31">z</text:span></text:p>
          </draw:text-box>
        </draw:frame>
        <draw:frame draw:style-name="gr104" draw:layer="layout" svg:width="0.209cm" svg:height="0.39cm" svg:x="12.306cm" svg:y="15.296cm">
          <draw:text-box>
            <text:p text:style-name="P4"><text:span text:style-name="T32"></text:span></text:p>
          </draw:text-box>
        </draw:frame>
        <draw:frame draw:style-name="gr100" draw:layer="layout" svg:width="0.104cm" svg:height="0.263cm" svg:x="12.518cm" svg:y="15.212cm">
          <draw:text-box>
            <text:p text:style-name="P4"><text:span text:style-name="T31">k</text:span></text:p>
          </draw:text-box>
        </draw:frame>
        <draw:frame draw:style-name="gr105" draw:layer="layout" svg:width="0.176cm" svg:height="0.441cm" svg:x="12.705cm" svg:y="15.261cm">
          <draw:text-box>
            <text:p text:style-name="P4"><text:span text:style-name="T30">e</text:span></text:p>
          </draw:text-box>
        </draw:frame>
        <draw:polygon draw:style-name="gr12" draw:layer="layout" svg:width="0.924cm" svg:height="0.018cm" svg:x="12.282cm" svg:y="15.712cm" svg:viewBox="0 0 925 19" draw:points="0,19 925,19 925,0 0,0">
          <text:p/>
        </draw:polygon>
        <draw:frame draw:style-name="gr106" draw:layer="layout" svg:width="0.315cm" svg:height="0.234cm" svg:x="12.86cm" svg:y="15.233cm">
          <draw:text-box>
            <text:p text:style-name="P4"><text:span text:style-name="T40">−</text:span></text:p>
          </draw:text-box>
        </draw:frame>
        <draw:frame draw:style-name="gr105" draw:layer="layout" svg:width="0.176cm" svg:height="0.441cm" svg:x="12.599cm" svg:y="15.762cm">
          <draw:text-box>
            <text:p text:style-name="P4"><text:span text:style-name="T30">k</text:span></text:p>
          </draw:text-box>
        </draw:frame>
        <draw:frame draw:style-name="gr107" draw:layer="layout" svg:width="0.116cm" svg:height="0.39cm" svg:x="12.807cm" svg:y="15.797cm">
          <draw:text-box>
            <text:p text:style-name="P4"><text:span text:style-name="T32">!</text:span></text:p>
          </draw:text-box>
        </draw:frame>
        <draw:frame draw:style-name="gr112" draw:layer="layout" svg:width="0.163cm" svg:height="0.518cm" svg:x="13.259cm" svg:y="15.431cm">
          <draw:text-box>
            <text:p text:style-name="P4"><text:span text:style-name="T43"></text:span></text:p>
          </draw:text-box>
        </draw:frame>
        <draw:frame draw:style-name="gr80" draw:layer="layout" svg:width="0.197cm" svg:height="0.441cm" svg:x="13.365cm" svg:y="15.497cm">
          <draw:text-box>
            <text:p text:style-name="P4"><text:span text:style-name="T34">1</text:span></text:p>
          </draw:text-box>
        </draw:frame>
        <draw:frame draw:style-name="gr113" draw:layer="layout" svg:width="0.434cm" svg:height="0.39cm" svg:x="13.576cm" svg:y="15.533cm">
          <draw:text-box>
            <text:p text:style-name="P4"><text:span text:style-name="T32">−</text:span></text:p>
          </draw:text-box>
        </draw:frame>
        <draw:frame draw:style-name="gr80" draw:layer="layout" svg:width="0.197cm" svg:height="0.441cm" svg:x="14.024cm" svg:y="15.497cm">
          <draw:text-box>
            <text:p text:style-name="P4"><text:span text:style-name="T30">q</text:span></text:p>
          </draw:text-box>
        </draw:frame>
        <draw:frame draw:style-name="gr86" draw:layer="layout" svg:width="0.112cm" svg:height="0.39cm" svg:x="14.261cm" svg:y="15.533cm">
          <draw:text-box>
            <text:p text:style-name="P4"><text:span text:style-name="T32">/</text:span></text:p>
          </draw:text-box>
        </draw:frame>
        <draw:frame draw:style-name="gr80" draw:layer="layout" svg:width="0.197cm" svg:height="0.441cm" svg:x="14.472cm" svg:y="15.497cm">
          <draw:text-box>
            <text:p text:style-name="P4"><text:span text:style-name="T30">p</text:span></text:p>
          </draw:text-box>
        </draw:frame>
        <draw:frame draw:style-name="gr85" draw:layer="layout" svg:width="0.125cm" svg:height="0.39cm" svg:x="14.684cm" svg:y="15.533cm">
          <draw:text-box>
            <text:p text:style-name="P4"><text:span text:style-name="T32"></text:span></text:p>
          </draw:text-box>
        </draw:frame>
        <draw:frame draw:style-name="gr109" draw:layer="layout" svg:width="0.074cm" svg:height="0.234cm" svg:x="14.79cm" svg:y="15.445cm">
          <draw:text-box>
            <text:p text:style-name="P4"><text:span text:style-name="T40"></text:span></text:p>
          </draw:text-box>
        </draw:frame>
        <draw:frame draw:style-name="gr81" draw:layer="layout" svg:width="0.091cm" svg:height="0.263cm" svg:x="14.896cm" svg:y="15.424cm">
          <draw:text-box>
            <text:p text:style-name="P4"><text:span text:style-name="T31">z</text:span></text:p>
          </draw:text-box>
        </draw:frame>
        <draw:frame draw:style-name="gr101" draw:layer="layout" svg:width="0.188cm" svg:height="0.234cm" svg:x="15.002cm" svg:y="15.445cm">
          <draw:text-box>
            <text:p text:style-name="P4"><text:span text:style-name="T40">−</text:span></text:p>
          </draw:text-box>
        </draw:frame>
        <draw:frame draw:style-name="gr100" draw:layer="layout" svg:width="0.104cm" svg:height="0.263cm" svg:x="15.213cm" svg:y="15.424cm">
          <draw:text-box>
            <text:p text:style-name="P4"><text:span text:style-name="T31">k</text:span></text:p>
          </draw:text-box>
        </draw:frame>
        <draw:frame draw:style-name="gr109" draw:layer="layout" svg:width="0.074cm" svg:height="0.234cm" svg:x="15.344cm" svg:y="15.445cm">
          <draw:text-box>
            <text:p text:style-name="P4"><text:span text:style-name="T40"></text:span></text:p>
          </draw:text-box>
        </draw:frame>
        <draw:frame draw:style-name="gr112" draw:layer="layout" svg:width="0.163cm" svg:height="0.518cm" svg:x="15.425cm" svg:y="15.431cm">
          <draw:text-box>
            <text:p text:style-name="P4"><text:span text:style-name="T43"></text:span></text:p>
          </draw:text-box>
        </draw:frame>
        <draw:frame draw:style-name="gr114" draw:text-style-name="P29" draw:layer="layout" svg:width="3.235cm" svg:height="0.386cm" svg:x="14.513cm" svg:y="16.654cm">
          <draw:text-box>
            <text:p text:style-name="P5"><text:span text:style-name="T42">המרה לקוד בשפת </text:span><text:span text:style-name="T44">C</text:span><text:span text:style-name="T42">...</text:span></text:p>
          </draw:text-box>
        </draw:frame>
        <draw:frame draw:style-name="gr115" draw:layer="layout" svg:width="2.881cm" svg:height="0.302cm" svg:x="7.289cm" svg:y="17.46cm">
          <draw:text-box>
            <text:p text:style-name="P4"><text:span text:style-name="T45">#include &lt;math.h&gt;</text:span></text:p>
          </draw:text-box>
        </draw:frame>
        <draw:frame draw:style-name="gr116" draw:layer="layout" svg:width="8.469cm" svg:height="0.302cm" svg:x="7.289cm" svg:y="17.781cm">
          <draw:text-box>
            <text:p text:style-name="P4"><text:span text:style-name="T45">double AttackerSuccessProbability(double q, int z)</text:span></text:p>
          </draw:text-box>
        </draw:frame>
        <draw:frame draw:style-name="gr117" draw:layer="layout" svg:width="0.171cm" svg:height="0.302cm" svg:x="7.289cm" svg:y="18.099cm">
          <draw:text-box>
            <text:p text:style-name="P4"><text:span text:style-name="T45">{</text:span></text:p>
          </draw:text-box>
        </draw:frame>
        <draw:frame draw:style-name="gr118" draw:layer="layout" svg:width="3.896cm" svg:height="0.302cm" svg:x="7.289cm" svg:y="18.42cm">
          <draw:text-box>
            <text:p text:style-name="P4"><text:span text:style-name="T45"><text:s text:c="4"/></text:span><text:span text:style-name="T45">double p = 1.0 - q;</text:span></text:p>
          </draw:text-box>
        </draw:frame>
        <draw:frame draw:style-name="gr119" draw:layer="layout" svg:width="5.42cm" svg:height="0.302cm" svg:x="7.289cm" svg:y="18.737cm">
          <draw:text-box>
            <text:p text:style-name="P4"><text:span text:style-name="T45"><text:s text:c="4"/></text:span><text:span text:style-name="T45">double lambda = z * (q / p);</text:span></text:p>
          </draw:text-box>
        </draw:frame>
        <draw:frame draw:style-name="gr120" draw:layer="layout" svg:width="3.558cm" svg:height="0.302cm" svg:x="7.289cm" svg:y="19.058cm">
          <draw:text-box>
            <text:p text:style-name="P4"><text:span text:style-name="T45"><text:s text:c="4"/></text:span><text:span text:style-name="T45">double sum = 1.0;</text:span></text:p>
          </draw:text-box>
        </draw:frame>
        <draw:frame draw:style-name="gr121" draw:layer="layout" svg:width="2.203cm" svg:height="0.302cm" svg:x="7.289cm" svg:y="19.376cm">
          <draw:text-box>
            <text:p text:style-name="P4"><text:span text:style-name="T45"><text:s text:c="4"/></text:span><text:span text:style-name="T45">int i, k;</text:span></text:p>
          </draw:text-box>
        </draw:frame>
        <draw:frame draw:style-name="gr122" draw:layer="layout" svg:width="4.743cm" svg:height="0.302cm" svg:x="7.289cm" svg:y="19.697cm">
          <draw:text-box>
            <text:p text:style-name="P4"><text:span text:style-name="T45"><text:s text:c="4"/></text:span><text:span text:style-name="T45">for (k = 0; k &lt;= z; k++)</text:span></text:p>
          </draw:text-box>
        </draw:frame>
        <draw:frame draw:style-name="gr123" draw:layer="layout" svg:width="0.848cm" svg:height="0.302cm" svg:x="7.289cm" svg:y="20.014cm">
          <draw:text-box>
            <text:p text:style-name="P4"><text:span text:style-name="T45"><text:s text:c="4"/></text:span><text:span text:style-name="T45">{</text:span></text:p>
          </draw:text-box>
        </draw:frame>
        <draw:frame draw:style-name="gr124" draw:layer="layout" svg:width="6.437cm" svg:height="0.302cm" svg:x="7.289cm" svg:y="20.335cm">
          <draw:text-box>
            <text:p text:style-name="P4"><text:span text:style-name="T45"><text:s text:c="8"/></text:span><text:span text:style-name="T45">double poisson = exp(-lambda);</text:span></text:p>
          </draw:text-box>
        </draw:frame>
        <draw:frame draw:style-name="gr125" draw:layer="layout" svg:width="5.421cm" svg:height="0.302cm" svg:x="7.289cm" svg:y="20.653cm">
          <draw:text-box>
            <text:p text:style-name="P4"><text:span text:style-name="T45"><text:s text:c="8"/></text:span><text:span text:style-name="T45">for (i = 1; i &lt;= k; i++)</text:span></text:p>
          </draw:text-box>
        </draw:frame>
        <draw:frame draw:style-name="gr126" draw:layer="layout" svg:width="5.759cm" svg:height="0.302cm" svg:x="7.289cm" svg:y="20.974cm">
          <draw:text-box>
            <text:p text:style-name="P4"><text:span text:style-name="T45"><text:s text:c="12"/></text:span><text:span text:style-name="T45">poisson *= lambda / i;</text:span></text:p>
          </draw:text-box>
        </draw:frame>
        <draw:frame draw:style-name="gr127" draw:layer="layout" svg:width="8.3cm" svg:height="0.302cm" svg:x="7.289cm" svg:y="21.291cm">
          <draw:text-box>
            <text:p text:style-name="P4"><text:span text:style-name="T45"><text:s text:c="8"/></text:span><text:span text:style-name="T45">sum -= poisson * (1 - pow(q / p, z - k));</text:span></text:p>
          </draw:text-box>
        </draw:frame>
        <draw:frame draw:style-name="gr123" draw:layer="layout" svg:width="0.848cm" svg:height="0.302cm" svg:x="7.289cm" svg:y="21.612cm">
          <draw:text-box>
            <text:p text:style-name="P4"><text:span text:style-name="T45"><text:s text:c="4"/></text:span><text:span text:style-name="T45">}</text:span></text:p>
          </draw:text-box>
        </draw:frame>
        <draw:frame draw:style-name="gr128" draw:layer="layout" svg:width="2.542cm" svg:height="0.302cm" svg:x="7.289cm" svg:y="21.93cm">
          <draw:text-box>
            <text:p text:style-name="P4"><text:span text:style-name="T45"><text:s text:c="4"/></text:span><text:span text:style-name="T45">return sum;</text:span></text:p>
          </draw:text-box>
        </draw:frame>
        <draw:frame draw:style-name="gr117" draw:layer="layout" svg:width="0.171cm" svg:height="0.302cm" svg:x="7.289cm" svg:y="22.251cm">
          <draw:text-box>
            <text:p text:style-name="P4"><text:span text:style-name="T45">}</text:span></text:p>
          </draw:text-box>
        </draw:frame>
        <draw:frame draw:style-name="gr5" draw:layer="layout" svg:width="0.18cm" svg:height="0.404cm" svg:x="10.964cm" svg:y="25.011cm">
          <draw:text-box>
            <text:p text:style-name="P4"><text:span text:style-name="T3">7</text:span></text:p>
          </draw:text-box>
        </draw:frame>
        <draw:frame draw:style-name="gr52" draw:text-style-name="P23" draw:layer="layout" svg:width="16.201cm" svg:height="1.27cm" svg:x="3.8cm" svg:y="2.9cm">
          <draw:text-box>
            <text:p text:style-name="P5"><text:span text:style-name="T18">בהינתן ההנחה שלנו כי </text:span><text:span text:style-name="T19">p&gt;q</text:span><text:span text:style-name="T18">, ההסתברות קטנה באופן מעריכי ככל שגדל מספר הבלוקים איתם התוקף צריך להדביק את הפער. היות והסיכויים פועלים נגדו, אם אין לו המזל לזנק קדימה בתחילה, הסיכויים שלו נהיים אפסיים ככל שהפיגור שלו גדל.</text:span></text:p>
          </draw:text-box>
        </draw:frame>
        <draw:frame draw:style-name="gr65" draw:text-style-name="P12" draw:layer="layout" svg:width="16.211cm" svg:height="1.712cm" svg:x="3.8cm" svg:y="4.302cm">
          <draw:text-box>
            <text:p text:style-name="P5"><text:span text:style-name="T8"><text:s text:c="5"/>עתה נבחן כמה המקבל של פעולה חדשה צריך להמתין כדי להיות בטוח במידה מספיקה שהשולח אינו יכול לשנות את הפעולה. אנו מניחים שהשולח הוא תוקף הרוצה לגרום למקבל להאמין לזמן-מה שהוא שילם לו, ואז להחליף את הפעולה כדי לשלם בחזרה לעצמו. המקבל יקבל התרעה כשזה יקרה, אך התוקף מקווה שזה יהיה מאוחר מדי.</text:span></text:p>
          </draw:text-box>
        </draw:frame>
        <draw:frame draw:style-name="gr65" draw:text-style-name="P12" draw:layer="layout" svg:width="16.228cm" svg:height="1.712cm" svg:x="3.8cm" svg:y="6.175cm">
          <draw:text-box>
            <text:p text:style-name="P5"><text:span text:style-name="T8"><text:s text:c="5"/>המקבל יוצר זוג מפתחות חדש ונותן את המפתח הציבורי לשלוח זמן קצר לפני החתימה. זה מונע מהתוקף להכין שרשרת בלוקים מבעוד מועד על ידי עבודה רצופה עליה עד שיש לו מספיק מזל כדי להוביל במידה מספקת, ואז לבצע את הפעולה באותו הרגע. ברגע בו הפעולה נשלחת, השולח הלא-ישר מתחיל לעבוד בחשאי על שרשרת מקבילה המכילה גרסה חלופית של הפעולה שלו.</text:span></text:p>
          </draw:text-box>
        </draw:frame>
        <draw:frame draw:style-name="gr52" draw:text-style-name="P23" draw:layer="layout" svg:width="16.239cm" svg:height="1.27cm" svg:x="3.8cm" svg:y="8.012cm">
          <draw:text-box>
            <text:p text:style-name="P5"><text:span text:style-name="T18"><text:s text:c="3"/>המקבל מחכה עד שהפעולה התווספה לבלוק ו-</text:span><text:span text:style-name="T19">z</text:span><text:span text:style-name="T18"> בלוקים שורשרו לאחריו. הוא לא יודע את מידת ההתקדמות המדויקת של התוקף, אבל בהנחה שהבלוקים הישרים לקחו פרק זמן ממוצע לכל בלוק, ההתקדמות האפשרית של התוקף היא משתנה פואסון עם תוחלת:</text:span></text:p>
          </draw:text-box>
        </draw:frame>
        <draw:frame draw:style-name="gr54" draw:text-style-name="P12" draw:layer="layout" svg:width="16.233cm" svg:height="0.828cm" svg:x="3.8cm" svg:y="11.27cm">
          <draw:text-box>
            <text:p text:style-name="P5"><text:span text:style-name="T8">כדי למצוא את ההסתברות שהתוקף יוכל עדיין להדביק את הפער, אנו כופלים את צפיפות התפלגות פואסון לכל מידת התקדמות אפשרית בהסתברות שהוא ידביק את הפער מנקודה זאת:</text:span></text:p>
          </draw:text-box>
        </draw:frame>
      </draw:page>
      <draw:page draw:name="page8" draw:style-name="dp1" draw:master-page-name="master-page22">
        <office:forms form:automatic-focus="false" form:apply-design-mode="false"/>
        <draw:frame draw:style-name="gr129" draw:text-style-name="P29" draw:layer="layout" svg:width="11.419cm" svg:height="0.386cm" svg:x="6.313cm" svg:y="2.913cm">
          <draw:text-box>
            <text:p text:style-name="P5"><text:span text:style-name="T42">מהרצת מספר תוצאות, אנו יכולים לראות שההסתברות קטנה באופן מעריכי עם </text:span><text:span text:style-name="T44">z</text:span><text:span text:style-name="T42">.</text:span></text:p>
          </draw:text-box>
        </draw:frame>
        <draw:frame draw:style-name="gr130" draw:layer="layout" svg:width="0.849cm" svg:height="0.302cm" svg:x="13.689cm" svg:y="3.719cm">
          <draw:text-box>
            <text:p text:style-name="P4"><text:span text:style-name="T45">q=0.1</text:span></text:p>
          </draw:text-box>
        </draw:frame>
        <draw:frame draw:style-name="gr131" draw:layer="layout" svg:width="3.05cm" svg:height="0.302cm" svg:x="13.689cm" svg:y="4.037cm">
          <draw:text-box>
            <text:p text:style-name="P4"><text:span text:style-name="T45">z=0 <text:s text:c="3"/>P=1.0000000</text:span></text:p>
          </draw:text-box>
        </draw:frame>
        <draw:frame draw:style-name="gr131" draw:layer="layout" svg:width="3.05cm" svg:height="0.302cm" svg:x="13.689cm" svg:y="4.358cm">
          <draw:text-box>
            <text:p text:style-name="P4"><text:span text:style-name="T45">z=1 <text:s text:c="3"/>P=0.2045873</text:span></text:p>
          </draw:text-box>
        </draw:frame>
        <draw:frame draw:style-name="gr131" draw:layer="layout" svg:width="3.05cm" svg:height="0.302cm" svg:x="13.689cm" svg:y="4.675cm">
          <draw:text-box>
            <text:p text:style-name="P4"><text:span text:style-name="T45">z=2 <text:s text:c="3"/>P=0.0509779</text:span></text:p>
          </draw:text-box>
        </draw:frame>
        <draw:frame draw:style-name="gr131" draw:layer="layout" svg:width="3.05cm" svg:height="0.302cm" svg:x="13.689cm" svg:y="4.996cm">
          <draw:text-box>
            <text:p text:style-name="P4"><text:span text:style-name="T45">z=3 <text:s text:c="3"/>P=0.0131722</text:span></text:p>
          </draw:text-box>
        </draw:frame>
        <draw:frame draw:style-name="gr131" draw:layer="layout" svg:width="3.05cm" svg:height="0.302cm" svg:x="13.689cm" svg:y="5.314cm">
          <draw:text-box>
            <text:p text:style-name="P4"><text:span text:style-name="T45">z=4 <text:s text:c="3"/>P=0.0034552</text:span></text:p>
          </draw:text-box>
        </draw:frame>
        <draw:frame draw:style-name="gr131" draw:layer="layout" svg:width="3.05cm" svg:height="0.302cm" svg:x="13.689cm" svg:y="5.635cm">
          <draw:text-box>
            <text:p text:style-name="P4"><text:span text:style-name="T45">z=5 <text:s text:c="3"/>P=0.0009137</text:span></text:p>
          </draw:text-box>
        </draw:frame>
        <draw:frame draw:style-name="gr131" draw:layer="layout" svg:width="3.05cm" svg:height="0.302cm" svg:x="13.689cm" svg:y="5.952cm">
          <draw:text-box>
            <text:p text:style-name="P4"><text:span text:style-name="T45">z=6 <text:s text:c="3"/>P=0.0002428</text:span></text:p>
          </draw:text-box>
        </draw:frame>
        <draw:frame draw:style-name="gr131" draw:layer="layout" svg:width="3.05cm" svg:height="0.302cm" svg:x="13.689cm" svg:y="6.273cm">
          <draw:text-box>
            <text:p text:style-name="P4"><text:span text:style-name="T45">z=7 <text:s text:c="3"/>P=0.0000647</text:span></text:p>
          </draw:text-box>
        </draw:frame>
        <draw:frame draw:style-name="gr131" draw:layer="layout" svg:width="3.05cm" svg:height="0.302cm" svg:x="13.689cm" svg:y="6.591cm">
          <draw:text-box>
            <text:p text:style-name="P4"><text:span text:style-name="T45">z=8 <text:s text:c="3"/>P=0.0000173</text:span></text:p>
          </draw:text-box>
        </draw:frame>
        <draw:frame draw:style-name="gr131" draw:layer="layout" svg:width="3.05cm" svg:height="0.302cm" svg:x="13.689cm" svg:y="6.912cm">
          <draw:text-box>
            <text:p text:style-name="P4"><text:span text:style-name="T45">z=9 <text:s text:c="3"/>P=0.0000046</text:span></text:p>
          </draw:text-box>
        </draw:frame>
        <draw:frame draw:style-name="gr131" draw:layer="layout" svg:width="3.05cm" svg:height="0.302cm" svg:x="13.689cm" svg:y="7.229cm">
          <draw:text-box>
            <text:p text:style-name="P4"><text:span text:style-name="T45">z=10 <text:s text:c="2"/>P=0.0000012</text:span></text:p>
          </draw:text-box>
        </draw:frame>
        <draw:frame draw:style-name="gr130" draw:layer="layout" svg:width="0.849cm" svg:height="0.302cm" svg:x="13.689cm" svg:y="7.907cm">
          <draw:text-box>
            <text:p text:style-name="P4"><text:span text:style-name="T45">q=0.3</text:span></text:p>
          </draw:text-box>
        </draw:frame>
        <draw:frame draw:style-name="gr131" draw:layer="layout" svg:width="3.05cm" svg:height="0.302cm" svg:x="13.689cm" svg:y="8.224cm">
          <draw:text-box>
            <text:p text:style-name="P4"><text:span text:style-name="T45">z=0 <text:s text:c="3"/>P=1.0000000</text:span></text:p>
          </draw:text-box>
        </draw:frame>
        <draw:frame draw:style-name="gr131" draw:layer="layout" svg:width="3.05cm" svg:height="0.302cm" svg:x="13.689cm" svg:y="8.545cm">
          <draw:text-box>
            <text:p text:style-name="P4"><text:span text:style-name="T45">z=5 <text:s text:c="3"/>P=0.1773523</text:span></text:p>
          </draw:text-box>
        </draw:frame>
        <draw:frame draw:style-name="gr131" draw:layer="layout" svg:width="3.05cm" svg:height="0.302cm" svg:x="13.689cm" svg:y="8.863cm">
          <draw:text-box>
            <text:p text:style-name="P4"><text:span text:style-name="T45">z=10 <text:s text:c="2"/>P=0.0416605</text:span></text:p>
          </draw:text-box>
        </draw:frame>
        <draw:frame draw:style-name="gr131" draw:layer="layout" svg:width="3.05cm" svg:height="0.302cm" svg:x="13.689cm" svg:y="9.184cm">
          <draw:text-box>
            <text:p text:style-name="P4"><text:span text:style-name="T45">z=15 <text:s text:c="2"/>P=0.0101008</text:span></text:p>
          </draw:text-box>
        </draw:frame>
        <draw:frame draw:style-name="gr131" draw:layer="layout" svg:width="3.05cm" svg:height="0.302cm" svg:x="13.689cm" svg:y="9.501cm">
          <draw:text-box>
            <text:p text:style-name="P4"><text:span text:style-name="T45">z=20 <text:s text:c="2"/>P=0.0024804</text:span></text:p>
          </draw:text-box>
        </draw:frame>
        <draw:frame draw:style-name="gr131" draw:layer="layout" svg:width="3.05cm" svg:height="0.302cm" svg:x="13.689cm" svg:y="9.822cm">
          <draw:text-box>
            <text:p text:style-name="P4"><text:span text:style-name="T45">z=25 <text:s text:c="2"/>P=0.0006132</text:span></text:p>
          </draw:text-box>
        </draw:frame>
        <draw:frame draw:style-name="gr131" draw:layer="layout" svg:width="3.05cm" svg:height="0.302cm" svg:x="13.689cm" svg:y="10.14cm">
          <draw:text-box>
            <text:p text:style-name="P4"><text:span text:style-name="T45">z=30 <text:s text:c="2"/>P=0.0001522</text:span></text:p>
          </draw:text-box>
        </draw:frame>
        <draw:frame draw:style-name="gr131" draw:layer="layout" svg:width="3.05cm" svg:height="0.302cm" svg:x="13.689cm" svg:y="10.461cm">
          <draw:text-box>
            <text:p text:style-name="P4"><text:span text:style-name="T45">z=35 <text:s text:c="2"/>P=0.0000379</text:span></text:p>
          </draw:text-box>
        </draw:frame>
        <draw:frame draw:style-name="gr131" draw:layer="layout" svg:width="3.05cm" svg:height="0.302cm" svg:x="13.689cm" svg:y="10.778cm">
          <draw:text-box>
            <text:p text:style-name="P4"><text:span text:style-name="T45">z=40 <text:s text:c="2"/>P=0.0000095</text:span></text:p>
          </draw:text-box>
        </draw:frame>
        <draw:frame draw:style-name="gr131" draw:layer="layout" svg:width="3.05cm" svg:height="0.302cm" svg:x="13.689cm" svg:y="11.099cm">
          <draw:text-box>
            <text:p text:style-name="P4"><text:span text:style-name="T45">z=45 <text:s text:c="2"/>P=0.0000024</text:span></text:p>
          </draw:text-box>
        </draw:frame>
        <draw:frame draw:style-name="gr131" draw:layer="layout" svg:width="3.05cm" svg:height="0.302cm" svg:x="13.689cm" svg:y="11.417cm">
          <draw:text-box>
            <text:p text:style-name="P4"><text:span text:style-name="T45">z=50 <text:s text:c="2"/>P=0.0000006</text:span></text:p>
          </draw:text-box>
        </draw:frame>
        <draw:frame draw:style-name="gr132" draw:layer="layout" svg:width="1.526cm" svg:height="0.302cm" svg:x="14.289cm" svg:y="12.969cm">
          <draw:text-box>
            <text:p text:style-name="P4"><text:span text:style-name="T45">P &lt; 0.001</text:span></text:p>
          </draw:text-box>
        </draw:frame>
        <draw:frame draw:style-name="gr133" draw:layer="layout" svg:width="2.034cm" svg:height="0.302cm" svg:x="14.289cm" svg:y="13.29cm">
          <draw:text-box>
            <text:p text:style-name="P4"><text:span text:style-name="T45">q=0.10 <text:s text:c="2"/>z=5</text:span></text:p>
          </draw:text-box>
        </draw:frame>
        <draw:frame draw:style-name="gr133" draw:layer="layout" svg:width="2.034cm" svg:height="0.302cm" svg:x="14.289cm" svg:y="13.608cm">
          <draw:text-box>
            <text:p text:style-name="P4"><text:span text:style-name="T45">q=0.15 <text:s text:c="2"/>z=8</text:span></text:p>
          </draw:text-box>
        </draw:frame>
        <draw:frame draw:style-name="gr121" draw:layer="layout" svg:width="2.203cm" svg:height="0.302cm" svg:x="14.289cm" svg:y="13.929cm">
          <draw:text-box>
            <text:p text:style-name="P4"><text:span text:style-name="T45">q=0.20 <text:s text:c="2"/>z=11</text:span></text:p>
          </draw:text-box>
        </draw:frame>
        <draw:frame draw:style-name="gr121" draw:layer="layout" svg:width="2.203cm" svg:height="0.302cm" svg:x="14.289cm" svg:y="14.246cm">
          <draw:text-box>
            <text:p text:style-name="P4"><text:span text:style-name="T45">q=0.25 <text:s text:c="2"/>z=15</text:span></text:p>
          </draw:text-box>
        </draw:frame>
        <draw:frame draw:style-name="gr121" draw:layer="layout" svg:width="2.203cm" svg:height="0.302cm" svg:x="14.289cm" svg:y="14.567cm">
          <draw:text-box>
            <text:p text:style-name="P4"><text:span text:style-name="T45">q=0.30 <text:s text:c="2"/>z=24</text:span></text:p>
          </draw:text-box>
        </draw:frame>
        <draw:frame draw:style-name="gr121" draw:layer="layout" svg:width="2.203cm" svg:height="0.302cm" svg:x="14.289cm" svg:y="14.885cm">
          <draw:text-box>
            <text:p text:style-name="P4"><text:span text:style-name="T45">q=0.35 <text:s text:c="2"/>z=41</text:span></text:p>
          </draw:text-box>
        </draw:frame>
        <draw:frame draw:style-name="gr121" draw:layer="layout" svg:width="2.203cm" svg:height="0.302cm" svg:x="14.289cm" svg:y="15.206cm">
          <draw:text-box>
            <text:p text:style-name="P4"><text:span text:style-name="T45">q=0.40 <text:s text:c="2"/>z=89</text:span></text:p>
          </draw:text-box>
        </draw:frame>
        <draw:frame draw:style-name="gr134" draw:layer="layout" svg:width="2.373cm" svg:height="0.302cm" svg:x="14.289cm" svg:y="15.523cm">
          <draw:text-box>
            <text:p text:style-name="P4"><text:span text:style-name="T45">q=0.45 <text:s text:c="2"/>z=340</text:span></text:p>
          </draw:text-box>
        </draw:frame>
        <draw:frame draw:style-name="gr5" draw:layer="layout" svg:width="0.18cm" svg:height="0.404cm" svg:x="10.964cm" svg:y="25.011cm">
          <draw:text-box>
            <text:p text:style-name="P4"><text:span text:style-name="T3">8</text:span></text:p>
          </draw:text-box>
        </draw:frame>
        <draw:frame draw:style-name="gr7" draw:text-style-name="P38" draw:layer="layout" svg:width="5.715cm" svg:height="0.488cm" svg:x="12.65cm" svg:y="16.635cm">
          <draw:text-box>
            <text:p text:style-name="P7"><text:span text:style-name="T29">12</text:span><text:span text:style-name="T29">. <text:s text:c="2"/>סיכום</text:span></text:p>
          </draw:text-box>
        </draw:frame>
        <draw:frame draw:style-name="gr135" draw:text-style-name="P12" draw:layer="layout" svg:width="16.234cm" svg:height="4.806cm" svg:x="3.8cm" svg:y="17.408cm">
          <draw:text-box>
            <text:p text:style-name="P5"><text:span text:style-name="T8">הצענו מערכת לעסקאות אלקטרוניות שאינה מסתמכת על אמון. התחלנו עם המסגרת הרגילה של מטבעות העשויים מחתימות דיגיטליות, המספקת שליטה חזקה בבעלות, אך אינה שלמה ללא דרך למנוע ניצול כפול. כדי לפתור זאת, הצענו רשת שיתופית המשתמשת בהוכחת עבודה כדי לנהל רישום של היסטוריה פומבית של פעולות, שבמהרה הופכת לכזו שבלתי-מעשי מבחינה חישובית לתוקף לשנות אם צמתים ישרים שולטים במרבית כוח החישוב. הרשת עמידה מעצם הפשטות חסרת המבנה שלה. צמתים עובדים בו-זמנית עם מעט תיאום. הם אינם צריכים להזדהות, היות והודעות אינן מנותבות למקום מסוים וצריכות להימסר רק על בסיס מיטב המאמצים. צמתים יכולים לעזוב את הרשת ולהצטרף אליה מחדש כרצונם, תוך קבלת שרשרת הוכחת העבודה כהוכחה למה שקרה בהיעדרם. הם מצביעים עם עוצמת חישוב, ומביעים את הסכמתם עם בלוקים תקינים בעבודה על המשכתם, ודוחים בלוקים בלתי-קבילים בסירוב לעבוד עליהם. ניתן לאכוף כל כלל או תמריץ שיידרש עם מנגנון ההסכמה הכללית הזה.</text:span></text:p>
          </draw:text-box>
        </draw:frame>
        <draw:frame draw:style-name="gr136" draw:text-style-name="P44" draw:layer="layout" svg:width="7.609cm" svg:height="0.386cm" svg:x="10.161cm" svg:y="12.09cm">
          <draw:text-box>
            <text:p text:style-name="P43"><text:span text:style-name="T44">מציאת התנאים הדרושים להסתברות קטנה מ-</text:span><text:span text:style-name="T44">0.1%</text:span><text:span text:style-name="T44">...</text:span></text:p>
          </draw:text-box>
        </draw:frame>
      </draw:page>
      <draw:page draw:name="page9" draw:style-name="dp1" draw:master-page-name="master-page22">
        <office:forms form:automatic-focus="false" form:apply-design-mode="false"/>
        <draw:frame draw:style-name="gr137" draw:text-style-name="P45" draw:layer="layout" svg:width="0.383cm" svg:height="0.361cm" svg:x="4.067cm" svg:y="3.654cm">
          <draw:text-box>
            <text:p text:style-name="P45"><text:span text:style-name="T46">[1]</text:span></text:p>
          </draw:text-box>
        </draw:frame>
        <draw:frame draw:style-name="gr138" draw:text-style-name="P45" draw:layer="layout" svg:width="8.003cm" svg:height="0.361cm" svg:x="4.702cm" svg:y="3.654cm">
          <draw:text-box>
            <text:p text:style-name="P45"><text:span text:style-name="T46">W. Dai, "b-money," http://www.weidai.com/bmoney.txt, 1998.</text:span></text:p>
          </draw:text-box>
        </draw:frame>
        <draw:frame draw:style-name="gr137" draw:text-style-name="P45" draw:layer="layout" svg:width="0.383cm" svg:height="0.361cm" svg:x="4.067cm" svg:y="4.246cm">
          <draw:text-box>
            <text:p text:style-name="P45"><text:span text:style-name="T46">[2]</text:span></text:p>
          </draw:text-box>
        </draw:frame>
        <draw:frame draw:style-name="gr139" draw:text-style-name="P45" draw:layer="layout" svg:width="12.88cm" svg:height="0.361cm" svg:x="4.702cm" svg:y="4.246cm">
          <draw:text-box>
            <text:p text:style-name="P45"><text:span text:style-name="T46">H. Massias, X.S. Avila, and J.-J. Quisquater, "Design of a secure timestamping service with minimal </text:span></text:p>
          </draw:text-box>
        </draw:frame>
        <draw:frame draw:style-name="gr140" draw:text-style-name="P45" draw:layer="layout" svg:width="11.483cm" svg:height="0.361cm" svg:x="4.702cm" svg:y="4.613cm">
          <draw:text-box>
            <text:p text:style-name="P45"><text:span text:style-name="T46">trust requirements," In </text:span><text:span text:style-name="T47">20th Symposium on Information Theory in the Benelux</text:span><text:span text:style-name="T46">, May 1999.</text:span></text:p>
          </draw:text-box>
        </draw:frame>
        <draw:frame draw:style-name="gr137" draw:text-style-name="P45" draw:layer="layout" svg:width="0.383cm" svg:height="0.361cm" svg:x="4.067cm" svg:y="5.206cm">
          <draw:text-box>
            <text:p text:style-name="P45"><text:span text:style-name="T46">[3]</text:span></text:p>
          </draw:text-box>
        </draw:frame>
        <draw:frame draw:style-name="gr141" draw:text-style-name="P45" draw:layer="layout" svg:width="13.169cm" svg:height="0.361cm" svg:x="4.702cm" svg:y="5.206cm">
          <draw:text-box>
            <text:p text:style-name="P45"><text:span text:style-name="T46">S. Haber, W.S. Stornetta, "How to time-stamp a digital document," In </text:span><text:span text:style-name="T47">Journal of Cryptology</text:span><text:span text:style-name="T46">, vol 3, no </text:span></text:p>
          </draw:text-box>
        </draw:frame>
        <draw:frame draw:style-name="gr142" draw:text-style-name="P45" draw:layer="layout" svg:width="2.919cm" svg:height="0.361cm" svg:x="4.702cm" svg:y="5.573cm">
          <draw:text-box>
            <text:p text:style-name="P45"><text:span text:style-name="T46">2, pages 99-111, 1991.</text:span></text:p>
          </draw:text-box>
        </draw:frame>
        <draw:frame draw:style-name="gr137" draw:text-style-name="P45" draw:layer="layout" svg:width="0.383cm" svg:height="0.361cm" svg:x="4.067cm" svg:y="6.165cm">
          <draw:text-box>
            <text:p text:style-name="P45"><text:span text:style-name="T46">[4]</text:span></text:p>
          </draw:text-box>
        </draw:frame>
        <draw:frame draw:style-name="gr143" draw:text-style-name="P45" draw:layer="layout" svg:width="13.155cm" svg:height="0.361cm" svg:x="4.702cm" svg:y="6.165cm">
          <draw:text-box>
            <text:p text:style-name="P45"><text:span text:style-name="T46">D. Bayer, S. Haber, W.S. Stornetta, "Improving the efficiency and reliability of digital time-stamping," </text:span></text:p>
          </draw:text-box>
        </draw:frame>
        <draw:frame draw:style-name="gr144" draw:text-style-name="P45" draw:layer="layout" svg:width="12.787cm" svg:height="0.361cm" svg:x="4.702cm" svg:y="6.532cm">
          <draw:text-box>
            <text:p text:style-name="P45"><text:span text:style-name="T46">In </text:span><text:span text:style-name="T47">Sequences II: Methods in Communication, Security and Computer Science</text:span><text:span text:style-name="T46">, pages 329-334, 1993.</text:span></text:p>
          </draw:text-box>
        </draw:frame>
        <draw:frame draw:style-name="gr137" draw:text-style-name="P45" draw:layer="layout" svg:width="0.383cm" svg:height="0.361cm" svg:x="4.067cm" svg:y="7.125cm">
          <draw:text-box>
            <text:p text:style-name="P45"><text:span text:style-name="T46">[5]</text:span></text:p>
          </draw:text-box>
        </draw:frame>
        <draw:frame draw:style-name="gr145" draw:text-style-name="P45" draw:layer="layout" svg:width="12.893cm" svg:height="0.361cm" svg:x="4.702cm" svg:y="7.125cm">
          <draw:text-box>
            <text:p text:style-name="P45"><text:span text:style-name="T46">S. Haber, W.S. Stornetta, "Secure names for bit-strings," In </text:span><text:span text:style-name="T47">Proceedings of the 4th ACM Conference </text:span></text:p>
          </draw:text-box>
        </draw:frame>
        <draw:frame draw:style-name="gr146" draw:text-style-name="P45" draw:layer="layout" svg:width="8.951cm" svg:height="0.361cm" svg:x="4.702cm" svg:y="7.492cm">
          <draw:text-box>
            <text:p text:style-name="P45"><text:span text:style-name="T47">on Computer and Communications Security</text:span><text:span text:style-name="T46">, pages 28-35, April 1997.</text:span></text:p>
          </draw:text-box>
        </draw:frame>
        <draw:frame draw:style-name="gr137" draw:text-style-name="P45" draw:layer="layout" svg:width="0.383cm" svg:height="0.361cm" svg:x="4.067cm" svg:y="8.084cm">
          <draw:text-box>
            <text:p text:style-name="P45"><text:span text:style-name="T46">[6]</text:span></text:p>
          </draw:text-box>
        </draw:frame>
        <draw:frame draw:style-name="gr147" draw:text-style-name="P45" draw:layer="layout" svg:width="7.601cm" svg:height="0.361cm" svg:x="4.702cm" svg:y="8.084cm">
          <draw:text-box>
            <text:p text:style-name="P45"><text:span text:style-name="T46">A. Back, "Hashcash - a denial of service counter-measure," </text:span></text:p>
          </draw:text-box>
        </draw:frame>
        <draw:frame draw:style-name="gr148" draw:text-style-name="P45" draw:layer="layout" svg:width="6.716cm" svg:height="0.361cm" svg:x="4.702cm" svg:y="8.451cm">
          <draw:text-box>
            <text:p text:style-name="P45"><text:span text:style-name="T46">http://www.hashcash.org/papers/hashcash.pdf, 2002.</text:span></text:p>
          </draw:text-box>
        </draw:frame>
        <draw:frame draw:style-name="gr137" draw:text-style-name="P45" draw:layer="layout" svg:width="0.383cm" svg:height="0.361cm" svg:x="4.067cm" svg:y="9.044cm">
          <draw:text-box>
            <text:p text:style-name="P45"><text:span text:style-name="T46">[7]</text:span></text:p>
          </draw:text-box>
        </draw:frame>
        <draw:frame draw:style-name="gr149" draw:text-style-name="P45" draw:layer="layout" svg:width="12.575cm" svg:height="0.361cm" svg:x="4.702cm" svg:y="9.044cm">
          <draw:text-box>
            <text:p text:style-name="P45"><text:span text:style-name="T46">R.C. Merkle, "Protocols for public key cryptosystems," In </text:span><text:span text:style-name="T47">Proc. 1980 Symposium on Security and </text:span></text:p>
          </draw:text-box>
        </draw:frame>
        <draw:frame draw:style-name="gr150" draw:text-style-name="P45" draw:layer="layout" svg:width="7.884cm" svg:height="0.361cm" svg:x="4.702cm" svg:y="9.411cm">
          <draw:text-box>
            <text:p text:style-name="P45"><text:span text:style-name="T47">Privacy</text:span><text:span text:style-name="T46">, IEEE Computer Society, pages 122-133, April 1980.</text:span></text:p>
          </draw:text-box>
        </draw:frame>
        <draw:frame draw:style-name="gr137" draw:text-style-name="P45" draw:layer="layout" svg:width="0.383cm" svg:height="0.361cm" svg:x="4.067cm" svg:y="10.004cm">
          <draw:text-box>
            <text:p text:style-name="P45"><text:span text:style-name="T46">[8]</text:span></text:p>
          </draw:text-box>
        </draw:frame>
        <draw:frame draw:style-name="gr151" draw:text-style-name="P45" draw:layer="layout" svg:width="9.773cm" svg:height="0.361cm" svg:x="4.702cm" svg:y="10.004cm">
          <draw:text-box>
            <text:p text:style-name="P45"><text:span text:style-name="T46">W. Feller, "An introduction to probability theory and its applications," 1957.</text:span></text:p>
          </draw:text-box>
        </draw:frame>
        <draw:frame draw:style-name="gr5" draw:text-style-name="P45" draw:layer="layout" svg:width="0.18cm" svg:height="0.404cm" svg:x="10.964cm" svg:y="25.011cm">
          <draw:text-box>
            <text:p text:style-name="P45"><text:span text:style-name="T3">9</text:span></text:p>
          </draw:text-box>
        </draw:frame>
        <draw:frame draw:style-name="gr7" draw:text-style-name="P47" draw:layer="layout" svg:width="4.871cm" svg:height="0.488cm" svg:x="15.095cm" svg:y="2.947cm">
          <draw:text-box>
            <text:p text:style-name="P46"><text:span text:style-name="T6">הפניות</text:span></text:p>
          </draw:text-box>
        </draw:frame>
        <draw:frame draw:style-name="gr152" draw:text-style-name="P49" draw:layer="layout" svg:width="8.74cm" svg:height="0.955cm" svg:x="4.05cm" svg:y="12.425cm">
          <draw:text-box>
            <text:p text:style-name="P48"><text:span text:style-name="T48">Hebrew translation by: Meni Rosenfeld</text:span></text:p>
            <text:p text:style-name="P48"><text:span text:style-name="T48">Translation formatted by: Jim Nguyen</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fo:text-align="end"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fo:margin-left="0cm" fo:margin-right="0cm" fo:margin-top="0cm" fo:margin-bottom="0.623cm" fo:line-height="115%" fo:text-align="start" fo:text-indent="0cm" style:text-autospace="ideograph-alpha"/>
      <style:text-properties fo:font-family="Calibri" style:font-family-generic="swiss" style:font-pitch="variable" fo:font-size="11pt" fo:language="en" fo:country="US" style:font-family-asian="Calibri" style:font-family-generic-asian="swiss" style:font-pitch-asian="variable" style:font-size-asian="11pt" style:language-asian="en" style:country-asian="US" style:font-family-complex="Calibri" style:font-family-generic-complex="swiss" style:font-pitch-complex="variable" style:font-size-complex="11pt" style:language-complex="he" style:country-complex="IL"/>
    </style:style>
    <style:style style:name="Default_20_Paragraph_20_Font" style:display-name="Default Paragraph Font" style:family="graphic">
      <style:paragraph-properties style:text-autospace="none"/>
    </style:style>
    <style:style style:name="List_20_Paragraph" style:display-name="List Paragraph" style:family="graphic">
      <style:paragraph-properties fo:margin-left="2.24cm" fo:margin-right="0cm" fo:margin-top="0cm" fo:margin-bottom="0.623cm" fo:line-height="115%" fo:text-align="start" fo:text-indent="0cm" style:text-autospace="ideograph-alpha"/>
      <style:text-properties fo:font-family="Calibri" style:font-family-generic="swiss" style:font-pitch="variable" fo:font-size="11pt" fo:language="en" fo:country="US" style:font-family-asian="Calibri" style:font-family-generic-asian="swiss" style:font-pitch-asian="variable" style:font-size-asian="11pt" style:language-asian="en" style:country-asian="US" style:font-family-complex="Calibri" style:font-family-generic-complex="swiss" style:font-pitch-complex="variable" style:font-size-complex="11pt" style:language-complex="he" style:country-complex="IL"/>
    </style:style>
  </office:styles>
  <office:automatic-styles>
    <style:page-layout style:name="PM0">
      <style:page-layout-properties fo:margin-top="2.9cm" fo:margin-bottom="1cm" fo:margin-left="3.8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style:master-page style:name="master-page22"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7$Win32 OpenOffice.org_project/417m1$Build-9800</meta:generator>
    <dc:date>2019-11-20T00:21:39.50</dc:date>
    <meta:editing-duration>P1DT13H31M9S</meta:editing-duration>
    <meta:editing-cycles>158</meta:editing-cycles>
    <meta:print-date>2012-02-21T22:39:34.82</meta:print-date>
    <dc:creator>Meni Rosenfeld</dc:creator>
    <meta:document-statistic meta:object-count="643"/>
  </office:meta>
</office:document-meta>
</file>